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D Collingwoo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.454" calcext:value-type="float">
            <text:p>145.454</text:p>
          </table:table-cell>
          <table:table-cell office:value-type="float" office:value="2" calcext:value-type="float">
            <text:p>2</text:p>
          </table:table-cell>
          <table:table-cell office:value-type="float" office:value="21.9739" calcext:value-type="float">
            <text:p>21.97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.9739" calcext:value-type="float">
            <text:p>13.9739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2366" calcext:value-type="float">
            <text:p>2.62366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30.5161" calcext:value-type="float">
            <text:p>30.5161</text:p>
          </table:table-cell>
          <table:table-cell office:value-type="float" office:value="76.8065" calcext:value-type="float">
            <text:p>76.806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2.4" calcext:value-type="float">
            <text:p>42.4</text:p>
          </table:table-cell>
          <table:table-cell office:value-type="float" office:value="71" calcext:value-type="float">
            <text:p>71</text:p>
          </table:table-cell>
          <table:table-cell office:value-type="float" office:value="63.0537" calcext:value-type="float">
            <text:p>63.0537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3.3062" calcext:value-type="float">
            <text:p>13.3062</text:p>
          </table:table-cell>
          <table:table-cell office:value-type="float" office:value="13.9739" calcext:value-type="float">
            <text:p>13.9739</text:p>
          </table:table-cell>
          <table:table-cell office:value-type="float" office:value="129" calcext:value-type="float">
            <text:p>129</text:p>
          </table:table-cell>
          <table:table-cell office:value-type="float" office:value="167.428" calcext:value-type="float">
            <text:p>167.4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P Pieterse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5.345" calcext:value-type="float">
            <text:p>145.345</text:p>
          </table:table-cell>
          <table:table-cell office:value-type="float" office:value="2" calcext:value-type="float">
            <text:p>2</text:p>
          </table:table-cell>
          <table:table-cell office:value-type="float" office:value="19.3931" calcext:value-type="float">
            <text:p>19.393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13.7931" calcext:value-type="float">
            <text:p>13.7931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69892" calcext:value-type="float">
            <text:p>3.69892</text:p>
          </table:table-cell>
          <table:table-cell office:value-type="float" office:value="0.236559" calcext:value-type="float">
            <text:p>0.236559</text:p>
          </table:table-cell>
          <table:table-cell office:value-type="float" office:value="33.4946" calcext:value-type="float">
            <text:p>33.4946</text:p>
          </table:table-cell>
          <table:table-cell office:value-type="float" office:value="82.2117" calcext:value-type="float">
            <text:p>82.2117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0.4" calcext:value-type="float">
            <text:p>40.4</text:p>
          </table:table-cell>
          <table:table-cell office:value-type="float" office:value="71" calcext:value-type="float">
            <text:p>71</text:p>
          </table:table-cell>
          <table:table-cell office:value-type="float" office:value="64.9454" calcext:value-type="float">
            <text:p>64.9454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3.6415" calcext:value-type="float">
            <text:p>13.6415</text:p>
          </table:table-cell>
          <table:table-cell office:value-type="float" office:value="13.7931" calcext:value-type="float">
            <text:p>13.7931</text:p>
          </table:table-cell>
          <table:table-cell office:value-type="float" office:value="129" calcext:value-type="float">
            <text:p>129</text:p>
          </table:table-cell>
          <table:table-cell office:value-type="float" office:value="164.738" calcext:value-type="float">
            <text:p>164.7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Flint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.454" calcext:value-type="float">
            <text:p>145.454</text:p>
          </table:table-cell>
          <table:table-cell office:value-type="float" office:value="2" calcext:value-type="float">
            <text:p>2</text:p>
          </table:table-cell>
          <table:table-cell office:value-type="float" office:value="21.9739" calcext:value-type="float">
            <text:p>21.97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.9739" calcext:value-type="float">
            <text:p>13.9739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4375" calcext:value-type="float">
            <text:p>2.43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22.5" calcext:value-type="float">
            <text:p>22.5</text:p>
          </table:table-cell>
          <table:table-cell office:value-type="float" office:value="86.5385" calcext:value-type="float">
            <text:p>86.538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2.4" calcext:value-type="float">
            <text:p>42.4</text:p>
          </table:table-cell>
          <table:table-cell office:value-type="float" office:value="71" calcext:value-type="float">
            <text:p>71</text:p>
          </table:table-cell>
          <table:table-cell office:value-type="float" office:value="63.0537" calcext:value-type="float">
            <text:p>63.0537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3.3062" calcext:value-type="float">
            <text:p>13.3062</text:p>
          </table:table-cell>
          <table:table-cell office:value-type="float" office:value="13.9739" calcext:value-type="float">
            <text:p>13.9739</text:p>
          </table:table-cell>
          <table:table-cell office:value-type="float" office:value="129" calcext:value-type="float">
            <text:p>129</text:p>
          </table:table-cell>
          <table:table-cell office:value-type="float" office:value="167.428" calcext:value-type="float">
            <text:p>167.4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M Taylor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55.461" calcext:value-type="float">
            <text:p>155.461</text:p>
          </table:table-cell>
          <table:table-cell office:value-type="float" office:value="2" calcext:value-type="float">
            <text:p>2</text:p>
          </table:table-cell>
          <table:table-cell office:value-type="float" office:value="34.1796" calcext:value-type="float">
            <text:p>34.1796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12.5796" calcext:value-type="float">
            <text:p>12.5796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6" calcext:value-type="float">
            <text:p>0.26</text:p>
          </table:table-cell>
          <table:table-cell office:value-type="float" office:value="33.56" calcext:value-type="float">
            <text:p>33.56</text:p>
          </table:table-cell>
          <table:table-cell office:value-type="float" office:value="76.3421" calcext:value-type="float">
            <text:p>76.34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  <table:table-cell office:value-type="float" office:value="86" calcext:value-type="float">
            <text:p>86</text:p>
          </table:table-cell>
          <table:table-cell office:value-type="float" office:value="60.661" calcext:value-type="float">
            <text:p>60.661</text:p>
          </table:table-cell>
          <table:table-cell office:value-type="float" office:value="6.8" calcext:value-type="float">
            <text:p>6.8</text:p>
          </table:table-cell>
          <table:table-cell office:value-type="float" office:value="21.6" calcext:value-type="float">
            <text:p>21.6</text:p>
          </table:table-cell>
          <table:table-cell office:value-type="float" office:value="11.2495" calcext:value-type="float">
            <text:p>11.2495</text:p>
          </table:table-cell>
          <table:table-cell office:value-type="float" office:value="12.5796" calcext:value-type="float">
            <text:p>12.5796</text:p>
          </table:table-cell>
          <table:table-cell office:value-type="float" office:value="126" calcext:value-type="float">
            <text:p>126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 Matsikenyer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4.526" calcext:value-type="float">
            <text:p>154.526</text:p>
          </table:table-cell>
          <table:table-cell office:value-type="float" office:value="2" calcext:value-type="float">
            <text:p>2</text:p>
          </table:table-cell>
          <table:table-cell office:value-type="float" office:value="21.228" calcext:value-type="float">
            <text:p>21.228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14.828" calcext:value-type="float">
            <text:p>14.828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06383" calcext:value-type="float">
            <text:p>0.106383</text:p>
          </table:table-cell>
          <table:table-cell office:value-type="float" office:value="19.9787" calcext:value-type="float">
            <text:p>19.9787</text:p>
          </table:table-cell>
          <table:table-cell office:value-type="float" office:value="75.7869" calcext:value-type="float">
            <text:p>75.786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62.5262" calcext:value-type="float">
            <text:p>62.5262</text:p>
          </table:table-cell>
          <table:table-cell office:value-type="float" office:value="4.8" calcext:value-type="float">
            <text:p>4.8</text:p>
          </table:table-cell>
          <table:table-cell office:value-type="float" office:value="6.4" calcext:value-type="float">
            <text:p>6.4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14.828" calcext:value-type="float">
            <text:p>14.828</text:p>
          </table:table-cell>
          <table:table-cell office:value-type="float" office:value="126" calcext:value-type="float">
            <text:p>126</text:p>
          </table:table-cell>
          <table:table-cell office:value-type="float" office:value="175.754" calcext:value-type="float">
            <text:p>175.75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 Chigumbu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.01" calcext:value-type="float">
            <text:p>160.01</text:p>
          </table:table-cell>
          <table:table-cell office:value-type="float" office:value="2" calcext:value-type="float">
            <text:p>2</text:p>
          </table:table-cell>
          <table:table-cell office:value-type="float" office:value="24.4817" calcext:value-type="float">
            <text:p>24.4817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14.8817" calcext:value-type="float">
            <text:p>14.8817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28947" calcext:value-type="float">
            <text:p>2.28947</text:p>
          </table:table-cell>
          <table:table-cell office:value-type="float" office:value="0.114035" calcext:value-type="float">
            <text:p>0.114035</text:p>
          </table:table-cell>
          <table:table-cell office:value-type="float" office:value="22.7895" calcext:value-type="float">
            <text:p>22.7895</text:p>
          </table:table-cell>
          <table:table-cell office:value-type="float" office:value="77.7844" calcext:value-type="float">
            <text:p>77.7844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4.8" calcext:value-type="float">
            <text:p>44.8</text:p>
          </table:table-cell>
          <table:table-cell office:value-type="float" office:value="86" calcext:value-type="float">
            <text:p>86</text:p>
          </table:table-cell>
          <table:table-cell office:value-type="float" office:value="63.2104" calcext:value-type="float">
            <text:p>63.2104</text:p>
          </table:table-cell>
          <table:table-cell office:value-type="float" office:value="4.8" calcext:value-type="float">
            <text:p>4.8</text:p>
          </table:table-cell>
          <table:table-cell office:value-type="float" office:value="9.6" calcext:value-type="float">
            <text:p>9.6</text:p>
          </table:table-cell>
          <table:table-cell office:value-type="float" office:value="11.8104" calcext:value-type="float">
            <text:p>11.8104</text:p>
          </table:table-cell>
          <table:table-cell office:value-type="float" office:value="14.8817" calcext:value-type="float">
            <text:p>14.8817</text:p>
          </table:table-cell>
          <table:table-cell office:value-type="float" office:value="126" calcext:value-type="float">
            <text:p>126</text:p>
          </table:table-cell>
          <table:table-cell office:value-type="float" office:value="184.492" calcext:value-type="float">
            <text:p>184.49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W Hi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5.767" calcext:value-type="float">
            <text:p>145.767</text:p>
          </table:table-cell>
          <table:table-cell office:value-type="float" office:value="2" calcext:value-type="float">
            <text:p>2</text:p>
          </table:table-cell>
          <table:table-cell office:value-type="float" office:value="16.8617" calcext:value-type="float">
            <text:p>16.86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.8617" calcext:value-type="float">
            <text:p>10.8617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9.7671" calcext:value-type="float">
            <text:p>49.7671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office:value-type="float" office:value="10.0001" calcext:value-type="float">
            <text:p>10.0001</text:p>
          </table:table-cell>
          <table:table-cell office:value-type="float" office:value="10.8617" calcext:value-type="float">
            <text:p>10.8617</text:p>
          </table:table-cell>
          <table:table-cell office:value-type="float" office:value="132" calcext:value-type="float">
            <text:p>132</text:p>
          </table:table-cell>
          <table:table-cell office:value-type="float" office:value="162.629" calcext:value-type="float">
            <text:p>162.6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 Gay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3.395" calcext:value-type="float">
            <text:p>143.395</text:p>
          </table:table-cell>
          <table:table-cell office:value-type="float" office:value="2" calcext:value-type="float">
            <text:p>2</text:p>
          </table:table-cell>
          <table:table-cell office:value-type="float" office:value="18.7905" calcext:value-type="float">
            <text:p>18.7905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1.5905" calcext:value-type="float">
            <text:p>11.5905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8621" calcext:value-type="float">
            <text:p>4.58621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31.1293" calcext:value-type="float">
            <text:p>31.1293</text:p>
          </table:table-cell>
          <table:table-cell office:value-type="float" office:value="89.4255" calcext:value-type="float">
            <text:p>89.425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8.8" calcext:value-type="float">
            <text:p>48.8</text:p>
          </table:table-cell>
          <table:table-cell office:value-type="float" office:value="68" calcext:value-type="float">
            <text:p>68</text:p>
          </table:table-cell>
          <table:table-cell office:value-type="float" office:value="50.5955" calcext:value-type="float">
            <text:p>50.5955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0.0803" calcext:value-type="float">
            <text:p>10.0803</text:p>
          </table:table-cell>
          <table:table-cell office:value-type="float" office:value="11.5905" calcext:value-type="float">
            <text:p>11.5905</text:p>
          </table:table-cell>
          <table:table-cell office:value-type="float" office:value="132" calcext:value-type="float">
            <text:p>132</text:p>
          </table:table-cell>
          <table:table-cell office:value-type="float" office:value="162.186" calcext:value-type="float">
            <text:p>162.18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 Smi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.669" calcext:value-type="float">
            <text:p>143.669</text:p>
          </table:table-cell>
          <table:table-cell office:value-type="float" office:value="2" calcext:value-type="float">
            <text:p>2</text:p>
          </table:table-cell>
          <table:table-cell office:value-type="float" office:value="19.1632" calcext:value-type="float">
            <text:p>19.1632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1.9632" calcext:value-type="float">
            <text:p>11.9632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12" calcext:value-type="float">
            <text:p>0.12</text:p>
          </table:table-cell>
          <table:table-cell office:value-type="float" office:value="17.96" calcext:value-type="float">
            <text:p>17.96</text:p>
          </table:table-cell>
          <table:table-cell office:value-type="float" office:value="84.5574" calcext:value-type="float">
            <text:p>84.557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.8" calcext:value-type="float">
            <text:p>48.8</text:p>
          </table:table-cell>
          <table:table-cell office:value-type="float" office:value="68" calcext:value-type="float">
            <text:p>68</text:p>
          </table:table-cell>
          <table:table-cell office:value-type="float" office:value="50.8691" calcext:value-type="float">
            <text:p>50.8691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0.3224" calcext:value-type="float">
            <text:p>10.3224</text:p>
          </table:table-cell>
          <table:table-cell office:value-type="float" office:value="11.9632" calcext:value-type="float">
            <text:p>11.9632</text:p>
          </table:table-cell>
          <table:table-cell office:value-type="float" office:value="132" calcext:value-type="float">
            <text:p>132</text:p>
          </table:table-cell>
          <table:table-cell office:value-type="float" office:value="162.832" calcext:value-type="float">
            <text:p>162.8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J Brav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.927" calcext:value-type="float">
            <text:p>143.927</text:p>
          </table:table-cell>
          <table:table-cell office:value-type="float" office:value="2" calcext:value-type="float">
            <text:p>2</text:p>
          </table:table-cell>
          <table:table-cell office:value-type="float" office:value="19.0318" calcext:value-type="float">
            <text:p>19.0318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1.8318" calcext:value-type="float">
            <text:p>11.8318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5514" calcext:value-type="float">
            <text:p>2.35514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23.1589" calcext:value-type="float">
            <text:p>23.1589</text:p>
          </table:table-cell>
          <table:table-cell office:value-type="float" office:value="80.9011" calcext:value-type="float">
            <text:p>80.9011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8.8" calcext:value-type="float">
            <text:p>48.8</text:p>
          </table:table-cell>
          <table:table-cell office:value-type="float" office:value="68" calcext:value-type="float">
            <text:p>68</text:p>
          </table:table-cell>
          <table:table-cell office:value-type="float" office:value="51.1272" calcext:value-type="float">
            <text:p>51.1272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0.1691" calcext:value-type="float">
            <text:p>10.1691</text:p>
          </table:table-cell>
          <table:table-cell office:value-type="float" office:value="11.8318" calcext:value-type="float">
            <text:p>11.8318</text:p>
          </table:table-cell>
          <table:table-cell office:value-type="float" office:value="132" calcext:value-type="float">
            <text:p>132</text:p>
          </table:table-cell>
          <table:table-cell office:value-type="float" office:value="162.959" calcext:value-type="float">
            <text:p>162.9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D Collingwoo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6.7" calcext:value-type="float">
            <text:p>166.7</text:p>
          </table:table-cell>
          <table:table-cell office:value-type="float" office:value="3" calcext:value-type="float">
            <text:p>3</text:p>
          </table:table-cell>
          <table:table-cell office:value-type="float" office:value="25.1491" calcext:value-type="float">
            <text:p>25.14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.1491" calcext:value-type="float">
            <text:p>17.1491</text:p>
          </table:table-cell>
          <table:table-cell office:value-type="float" office:value="290" calcext:value-type="float">
            <text:p>290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62366" calcext:value-type="float">
            <text:p>2.62366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30.5161" calcext:value-type="float">
            <text:p>30.5161</text:p>
          </table:table-cell>
          <table:table-cell office:value-type="float" office:value="76.8065" calcext:value-type="float">
            <text:p>76.806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8.4" calcext:value-type="float">
            <text:p>38.4</text:p>
          </table:table-cell>
          <table:table-cell office:value-type="float" office:value="103" calcext:value-type="float">
            <text:p>103</text:p>
          </table:table-cell>
          <table:table-cell office:value-type="float" office:value="74.3" calcext:value-type="float">
            <text:p>74.3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16.093" calcext:value-type="float">
            <text:p>16.093</text:p>
          </table:table-cell>
          <table:table-cell office:value-type="float" office:value="17.1491" calcext:value-type="float">
            <text:p>17.1491</text:p>
          </table:table-cell>
          <table:table-cell office:value-type="float" office:value="177" calcext:value-type="float">
            <text:p>177</text:p>
          </table:table-cell>
          <table:table-cell office:value-type="float" office:value="191.849" calcext:value-type="float">
            <text:p>191.84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A Shah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66.553" calcext:value-type="float">
            <text:p>166.553</text:p>
          </table:table-cell>
          <table:table-cell office:value-type="float" office:value="3" calcext:value-type="float">
            <text:p>3</text:p>
          </table:table-cell>
          <table:table-cell office:value-type="float" office:value="20.2202" calcext:value-type="float">
            <text:p>20.2202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15.8202" calcext:value-type="float">
            <text:p>15.8202</text:p>
          </table:table-cell>
          <table:table-cell office:value-type="float" office:value="290" calcext:value-type="float">
            <text:p>290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0.23913" calcext:value-type="float">
            <text:p>0.23913</text:p>
          </table:table-cell>
          <table:table-cell office:value-type="float" office:value="32.6739" calcext:value-type="float">
            <text:p>32.6739</text:p>
          </table:table-cell>
          <table:table-cell office:value-type="float" office:value="81.1994" calcext:value-type="float">
            <text:p>81.199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9.2" calcext:value-type="float">
            <text:p>39.2</text:p>
          </table:table-cell>
          <table:table-cell office:value-type="float" office:value="103" calcext:value-type="float">
            <text:p>103</text:p>
          </table:table-cell>
          <table:table-cell office:value-type="float" office:value="73.3526" calcext:value-type="float">
            <text:p>73.3526</text:p>
          </table:table-cell>
          <table:table-cell office:value-type="float" office:value="16" calcext:value-type="float">
            <text:p>16</text:p>
          </table:table-cell>
          <table:table-cell office:value-type="float" office:value="4.4" calcext:value-type="float">
            <text:p>4.4</text:p>
          </table:table-cell>
          <table:table-cell office:value-type="float" office:value="15.7733" calcext:value-type="float">
            <text:p>15.7733</text:p>
          </table:table-cell>
          <table:table-cell office:value-type="float" office:value="15.8202" calcext:value-type="float">
            <text:p>15.8202</text:p>
          </table:table-cell>
          <table:table-cell office:value-type="float" office:value="177" calcext:value-type="float">
            <text:p>177</text:p>
          </table:table-cell>
          <table:table-cell office:value-type="float" office:value="186.773" calcext:value-type="float">
            <text:p>186.77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1" calcext:value-type="float">
            <text:p>211</text:p>
          </table:table-cell>
          <table:table-cell office:value-type="float" office:value="222.621" calcext:value-type="float">
            <text:p>222.621</text:p>
          </table:table-cell>
          <table:table-cell office:value-type="float" office:value="7.38389" calcext:value-type="float">
            <text:p>7.38389</text:p>
          </table:table-cell>
          <table:table-cell office:value-type="float" office:value="0.393365" calcext:value-type="float">
            <text:p>0.393365</text:p>
          </table:table-cell>
          <table:table-cell office:value-type="float" office:value="235.517" calcext:value-type="float">
            <text:p>235.517</text:p>
          </table:table-cell>
          <table:table-cell office:value-type="float" office:value="7.54976" calcext:value-type="float">
            <text:p>7.54976</text:p>
          </table:table-cell>
          <table:table-cell office:value-type="float" office:value="0.336493" calcext:value-type="float">
            <text:p>0.3364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lman Butt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213.703" calcext:value-type="float">
            <text:p>213.703</text:p>
          </table:table-cell>
          <table:table-cell office:value-type="float" office:value="0" calcext:value-type="float">
            <text:p>0</text:p>
          </table:table-cell>
          <table:table-cell office:value-type="float" office:value="21.9132" calcext:value-type="float">
            <text:p>21.9132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16.3132" calcext:value-type="float">
            <text:p>16.3132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4359" calcext:value-type="float">
            <text:p>5.4359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42.3846" calcext:value-type="float">
            <text:p>42.3846</text:p>
          </table:table-cell>
          <table:table-cell office:value-type="float" office:value="78.8645" calcext:value-type="float">
            <text:p>78.864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79.7029" calcext:value-type="float">
            <text:p>79.7029</text:p>
          </table:table-cell>
          <table:table-cell office:value-type="float" office:value="9.6" calcext:value-type="float">
            <text:p>9.6</text:p>
          </table:table-cell>
          <table:table-cell office:value-type="float" office:value="5.6" calcext:value-type="float">
            <text:p>5.6</text:p>
          </table:table-cell>
          <table:table-cell office:value-type="float" office:value="15.8889" calcext:value-type="float">
            <text:p>15.8889</text:p>
          </table:table-cell>
          <table:table-cell office:value-type="float" office:value="16.3132" calcext:value-type="float">
            <text:p>16.3132</text:p>
          </table:table-cell>
          <table:table-cell office:value-type="float" office:value="203" calcext:value-type="float">
            <text:p>203</text:p>
          </table:table-cell>
          <table:table-cell office:value-type="float" office:value="235.616" calcext:value-type="float">
            <text:p>235.61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1" calcext:value-type="float">
            <text:p>211</text:p>
          </table:table-cell>
          <table:table-cell office:value-type="float" office:value="222.621" calcext:value-type="float">
            <text:p>222.621</text:p>
          </table:table-cell>
          <table:table-cell office:value-type="float" office:value="7.38389" calcext:value-type="float">
            <text:p>7.38389</text:p>
          </table:table-cell>
          <table:table-cell office:value-type="float" office:value="0.393365" calcext:value-type="float">
            <text:p>0.393365</text:p>
          </table:table-cell>
          <table:table-cell office:value-type="float" office:value="235.517" calcext:value-type="float">
            <text:p>235.517</text:p>
          </table:table-cell>
          <table:table-cell office:value-type="float" office:value="7.54976" calcext:value-type="float">
            <text:p>7.54976</text:p>
          </table:table-cell>
          <table:table-cell office:value-type="float" office:value="0.336493" calcext:value-type="float">
            <text:p>0.3364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zid Kh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0.695" calcext:value-type="float">
            <text:p>210.695</text:p>
          </table:table-cell>
          <table:table-cell office:value-type="float" office:value="0" calcext:value-type="float">
            <text:p>0</text:p>
          </table:table-cell>
          <table:table-cell office:value-type="float" office:value="17.0272" calcext:value-type="float">
            <text:p>17.027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5.4272" calcext:value-type="float">
            <text:p>15.4272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50.9804" calcext:value-type="float">
            <text:p>50.98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office:value-type="float" office:value="70.695" calcext:value-type="float">
            <text:p>70.695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14.7464" calcext:value-type="float">
            <text:p>14.7464</text:p>
          </table:table-cell>
          <table:table-cell office:value-type="float" office:value="15.4272" calcext:value-type="float">
            <text:p>15.4272</text:p>
          </table:table-cell>
          <table:table-cell office:value-type="float" office:value="203" calcext:value-type="float">
            <text:p>203</text:p>
          </table:table-cell>
          <table:table-cell office:value-type="float" office:value="227.722" calcext:value-type="float">
            <text:p>227.72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1" calcext:value-type="float">
            <text:p>211</text:p>
          </table:table-cell>
          <table:table-cell office:value-type="float" office:value="222.621" calcext:value-type="float">
            <text:p>222.621</text:p>
          </table:table-cell>
          <table:table-cell office:value-type="float" office:value="7.38389" calcext:value-type="float">
            <text:p>7.38389</text:p>
          </table:table-cell>
          <table:table-cell office:value-type="float" office:value="0.393365" calcext:value-type="float">
            <text:p>0.393365</text:p>
          </table:table-cell>
          <table:table-cell office:value-type="float" office:value="235.517" calcext:value-type="float">
            <text:p>235.517</text:p>
          </table:table-cell>
          <table:table-cell office:value-type="float" office:value="7.54976" calcext:value-type="float">
            <text:p>7.54976</text:p>
          </table:table-cell>
          <table:table-cell office:value-type="float" office:value="0.336493" calcext:value-type="float">
            <text:p>0.3364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hammad Yousu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1.646" calcext:value-type="float">
            <text:p>211.646</text:p>
          </table:table-cell>
          <table:table-cell office:value-type="float" office:value="0" calcext:value-type="float">
            <text:p>0</text:p>
          </table:table-cell>
          <table:table-cell office:value-type="float" office:value="16.9007" calcext:value-type="float">
            <text:p>16.900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6.1007" calcext:value-type="float">
            <text:p>16.1007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7586" calcext:value-type="float">
            <text:p>3.27586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36.7931" calcext:value-type="float">
            <text:p>36.7931</text:p>
          </table:table-cell>
          <table:table-cell office:value-type="float" office:value="73.9176" calcext:value-type="float">
            <text:p>73.917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51.6" calcext:value-type="float">
            <text:p>51.6</text:p>
          </table:table-cell>
          <table:table-cell office:value-type="float" office:value="115" calcext:value-type="float">
            <text:p>115</text:p>
          </table:table-cell>
          <table:table-cell office:value-type="float" office:value="72.046" calcext:value-type="float">
            <text:p>72.046</text:p>
          </table:table-cell>
          <table:table-cell office:value-type="float" office:value="11.2" calcext:value-type="float">
            <text:p>11.2</text:p>
          </table:table-cell>
          <table:table-cell office:value-type="float" office:value="0.8" calcext:value-type="float">
            <text:p>0.8</text:p>
          </table:table-cell>
          <table:table-cell office:value-type="float" office:value="14.97" calcext:value-type="float">
            <text:p>14.97</text:p>
          </table:table-cell>
          <table:table-cell office:value-type="float" office:value="16.1007" calcext:value-type="float">
            <text:p>16.1007</text:p>
          </table:table-cell>
          <table:table-cell office:value-type="float" office:value="203" calcext:value-type="float">
            <text:p>203</text:p>
          </table:table-cell>
          <table:table-cell office:value-type="float" office:value="228.547" calcext:value-type="float">
            <text:p>228.54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 Utsey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26.911" calcext:value-type="float">
            <text:p>126.911</text:p>
          </table:table-cell>
          <table:table-cell office:value-type="float" office:value="6" calcext:value-type="float">
            <text:p>6</text:p>
          </table:table-cell>
          <table:table-cell office:value-type="float" office:value="15.4203" calcext:value-type="float">
            <text:p>15.4203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9.02026" calcext:value-type="float">
            <text:p>9.02026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11.8289" calcext:value-type="float">
            <text:p>11.8289</text:p>
          </table:table-cell>
          <table:table-cell office:value-type="float" office:value="55.8385" calcext:value-type="float">
            <text:p>55.83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9.6" calcext:value-type="float">
            <text:p>39.6</text:p>
          </table:table-cell>
          <table:table-cell office:value-type="float" office:value="83" calcext:value-type="float">
            <text:p>83</text:p>
          </table:table-cell>
          <table:table-cell office:value-type="float" office:value="45.3111" calcext:value-type="float">
            <text:p>45.3111</text:p>
          </table:table-cell>
          <table:table-cell office:value-type="float" office:value="8.8" calcext:value-type="float">
            <text:p>8.8</text:p>
          </table:table-cell>
          <table:table-cell office:value-type="float" office:value="6.4" calcext:value-type="float">
            <text:p>6.4</text:p>
          </table:table-cell>
          <table:table-cell office:value-type="float" office:value="8.27033" calcext:value-type="float">
            <text:p>8.27033</text:p>
          </table:table-cell>
          <table:table-cell office:value-type="float" office:value="9.02026" calcext:value-type="float">
            <text:p>9.02026</text:p>
          </table:table-cell>
          <table:table-cell office:value-type="float" office:value="109" calcext:value-type="float">
            <text:p>109</text:p>
          </table:table-cell>
          <table:table-cell office:value-type="float" office:value="142.331" calcext:value-type="float">
            <text:p>142.3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M Dabengw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20.128" calcext:value-type="float">
            <text:p>120.128</text:p>
          </table:table-cell>
          <table:table-cell office:value-type="float" office:value="6" calcext:value-type="float">
            <text:p>6</text:p>
          </table:table-cell>
          <table:table-cell office:value-type="float" office:value="15.3556" calcext:value-type="float">
            <text:p>15.3556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8.95561" calcext:value-type="float">
            <text:p>8.95561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61.1722" calcext:value-type="float">
            <text:p>61.17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3.6" calcext:value-type="float">
            <text:p>33.6</text:p>
          </table:table-cell>
          <table:table-cell office:value-type="float" office:value="83" calcext:value-type="float">
            <text:p>83</text:p>
          </table:table-cell>
          <table:table-cell office:value-type="float" office:value="44.5275" calcext:value-type="float">
            <text:p>44.5275</text:p>
          </table:table-cell>
          <table:table-cell office:value-type="float" office:value="5.6" calcext:value-type="float">
            <text:p>5.6</text:p>
          </table:table-cell>
          <table:table-cell office:value-type="float" office:value="6.4" calcext:value-type="float">
            <text:p>6.4</text:p>
          </table:table-cell>
          <table:table-cell office:value-type="float" office:value="8.28524" calcext:value-type="float">
            <text:p>8.28524</text:p>
          </table:table-cell>
          <table:table-cell office:value-type="float" office:value="8.95561" calcext:value-type="float">
            <text:p>8.95561</text:p>
          </table:table-cell>
          <table:table-cell office:value-type="float" office:value="109" calcext:value-type="float">
            <text:p>109</text:p>
          </table:table-cell>
          <table:table-cell office:value-type="float" office:value="135.483" calcext:value-type="float">
            <text:p>135.4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D Collingwoo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22.709" calcext:value-type="float">
            <text:p>222.709</text:p>
          </table:table-cell>
          <table:table-cell office:value-type="float" office:value="3" calcext:value-type="float">
            <text:p>3</text:p>
          </table:table-cell>
          <table:table-cell office:value-type="float" office:value="31.4412" calcext:value-type="float">
            <text:p>31.4412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17.8412" calcext:value-type="float">
            <text:p>17.8412</text:p>
          </table:table-cell>
          <table:table-cell office:value-type="float" office:value="355" calcext:value-type="float">
            <text:p>355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2366" calcext:value-type="float">
            <text:p>2.62366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30.5161" calcext:value-type="float">
            <text:p>30.5161</text:p>
          </table:table-cell>
          <table:table-cell office:value-type="float" office:value="76.8065" calcext:value-type="float">
            <text:p>76.806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59.6" calcext:value-type="float">
            <text:p>59.6</text:p>
          </table:table-cell>
          <table:table-cell office:value-type="float" office:value="118" calcext:value-type="float">
            <text:p>118</text:p>
          </table:table-cell>
          <table:table-cell office:value-type="float" office:value="83.1093" calcext:value-type="float">
            <text:p>83.1093</text:p>
          </table:table-cell>
          <table:table-cell office:value-type="float" office:value="17.2" calcext:value-type="float">
            <text:p>17.2</text:p>
          </table:table-cell>
          <table:table-cell office:value-type="float" office:value="13.6" calcext:value-type="float">
            <text:p>13.6</text:p>
          </table:table-cell>
          <table:table-cell office:value-type="float" office:value="17.0076" calcext:value-type="float">
            <text:p>17.0076</text:p>
          </table:table-cell>
          <table:table-cell office:value-type="float" office:value="17.8412" calcext:value-type="float">
            <text:p>17.8412</text:p>
          </table:table-cell>
          <table:table-cell office:value-type="float" office:value="228" calcext:value-type="float">
            <text:p>228</text:p>
          </table:table-cell>
          <table:table-cell office:value-type="float" office:value="254.15" calcext:value-type="float">
            <text:p>254.1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P Pietersen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39.932" calcext:value-type="float">
            <text:p>239.932</text:p>
          </table:table-cell>
          <table:table-cell office:value-type="float" office:value="3" calcext:value-type="float">
            <text:p>3</text:p>
          </table:table-cell>
          <table:table-cell office:value-type="float" office:value="34.0007" calcext:value-type="float">
            <text:p>34.0007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7.2007" calcext:value-type="float">
            <text:p>17.2007</text:p>
          </table:table-cell>
          <table:table-cell office:value-type="float" office:value="355" calcext:value-type="float">
            <text:p>355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69892" calcext:value-type="float">
            <text:p>3.69892</text:p>
          </table:table-cell>
          <table:table-cell office:value-type="float" office:value="0.236559" calcext:value-type="float">
            <text:p>0.236559</text:p>
          </table:table-cell>
          <table:table-cell office:value-type="float" office:value="33.4946" calcext:value-type="float">
            <text:p>33.4946</text:p>
          </table:table-cell>
          <table:table-cell office:value-type="float" office:value="82.2117" calcext:value-type="float">
            <text:p>82.2117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7.2" calcext:value-type="float">
            <text:p>77.2</text:p>
          </table:table-cell>
          <table:table-cell office:value-type="float" office:value="118" calcext:value-type="float">
            <text:p>118</text:p>
          </table:table-cell>
          <table:table-cell office:value-type="float" office:value="82.7319" calcext:value-type="float">
            <text:p>82.7319</text:p>
          </table:table-cell>
          <table:table-cell office:value-type="float" office:value="14.4" calcext:value-type="float">
            <text:p>14.4</text:p>
          </table:table-cell>
          <table:table-cell office:value-type="float" office:value="16.8" calcext:value-type="float">
            <text:p>16.8</text:p>
          </table:table-cell>
          <table:table-cell office:value-type="float" office:value="16.6234" calcext:value-type="float">
            <text:p>16.6234</text:p>
          </table:table-cell>
          <table:table-cell office:value-type="float" office:value="17.2007" calcext:value-type="float">
            <text:p>17.2007</text:p>
          </table:table-cell>
          <table:table-cell office:value-type="float" office:value="228" calcext:value-type="float">
            <text:p>228</text:p>
          </table:table-cell>
          <table:table-cell office:value-type="float" office:value="273.933" calcext:value-type="float">
            <text:p>273.93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S Smith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81.138" calcext:value-type="float">
            <text:p>181.138</text:p>
          </table:table-cell>
          <table:table-cell office:value-type="float" office:value="4" calcext:value-type="float">
            <text:p>4</text:p>
          </table:table-cell>
          <table:table-cell office:value-type="float" office:value="33.8768" calcext:value-type="float">
            <text:p>33.876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7.0768" calcext:value-type="float">
            <text:p>17.0768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61765" calcext:value-type="float">
            <text:p>2.61765</text:p>
          </table:table-cell>
          <table:table-cell office:value-type="float" office:value="0.147059" calcext:value-type="float">
            <text:p>0.147059</text:p>
          </table:table-cell>
          <table:table-cell office:value-type="float" office:value="23.5588" calcext:value-type="float">
            <text:p>23.5588</text:p>
          </table:table-cell>
          <table:table-cell office:value-type="float" office:value="71.2" calcext:value-type="float">
            <text:p>71.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7.2" calcext:value-type="float">
            <text:p>47.2</text:p>
          </table:table-cell>
          <table:table-cell office:value-type="float" office:value="141" calcext:value-type="float">
            <text:p>141</text:p>
          </table:table-cell>
          <table:table-cell office:value-type="float" office:value="80.9378" calcext:value-type="float">
            <text:p>80.9378</text:p>
          </table:table-cell>
          <table:table-cell office:value-type="float" office:value="13.2" calcext:value-type="float">
            <text:p>13.2</text:p>
          </table:table-cell>
          <table:table-cell office:value-type="float" office:value="16.8" calcext:value-type="float">
            <text:p>16.8</text:p>
          </table:table-cell>
          <table:table-cell office:value-type="float" office:value="16.0356" calcext:value-type="float">
            <text:p>16.0356</text:p>
          </table:table-cell>
          <table:table-cell office:value-type="float" office:value="17.0768" calcext:value-type="float">
            <text:p>17.0768</text:p>
          </table:table-cell>
          <table:table-cell office:value-type="float" office:value="187" calcext:value-type="float">
            <text:p>187</text:p>
          </table:table-cell>
          <table:table-cell office:value-type="float" office:value="215.015" calcext:value-type="float">
            <text:p>215.0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 Bernar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8.039" calcext:value-type="float">
            <text:p>168.039</text:p>
          </table:table-cell>
          <table:table-cell office:value-type="float" office:value="4" calcext:value-type="float">
            <text:p>4</text:p>
          </table:table-cell>
          <table:table-cell office:value-type="float" office:value="24.7061" calcext:value-type="float">
            <text:p>24.7061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5.1061" calcext:value-type="float">
            <text:p>15.1061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63.5071" calcext:value-type="float">
            <text:p>63.50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.8" calcext:value-type="float">
            <text:p>46.8</text:p>
          </table:table-cell>
          <table:table-cell office:value-type="float" office:value="141" calcext:value-type="float">
            <text:p>141</text:p>
          </table:table-cell>
          <table:table-cell office:value-type="float" office:value="68.2394" calcext:value-type="float">
            <text:p>68.2394</text:p>
          </table:table-cell>
          <table:table-cell office:value-type="float" office:value="14.8" calcext:value-type="float">
            <text:p>14.8</text:p>
          </table:table-cell>
          <table:table-cell office:value-type="float" office:value="9.6" calcext:value-type="float">
            <text:p>9.6</text:p>
          </table:table-cell>
          <table:table-cell office:value-type="float" office:value="14.2968" calcext:value-type="float">
            <text:p>14.2968</text:p>
          </table:table-cell>
          <table:table-cell office:value-type="float" office:value="15.1061" calcext:value-type="float">
            <text:p>15.1061</text:p>
          </table:table-cell>
          <table:table-cell office:value-type="float" office:value="187" calcext:value-type="float">
            <text:p>187</text:p>
          </table:table-cell>
          <table:table-cell office:value-type="float" office:value="192.745" calcext:value-type="float">
            <text:p>192.74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59" calcext:value-type="float">
            <text:p>259</text:p>
          </table:table-cell>
          <table:table-cell office:value-type="float" office:value="242.378" calcext:value-type="float">
            <text:p>242.378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339768" calcext:value-type="float">
            <text:p>0.339768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7.12741" calcext:value-type="float">
            <text:p>7.12741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S Dho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2.652" calcext:value-type="float">
            <text:p>152.652</text:p>
          </table:table-cell>
          <table:table-cell office:value-type="float" office:value="1" calcext:value-type="float">
            <text:p>1</text:p>
          </table:table-cell>
          <table:table-cell office:value-type="float" office:value="18.9981" calcext:value-type="float">
            <text:p>18.9981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office:value-type="float" office:value="12.1981" calcext:value-type="float">
            <text:p>12.198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47872" calcext:value-type="float">
            <text:p>3.47872</text:p>
          </table:table-cell>
          <table:table-cell office:value-type="float" office:value="0.292553" calcext:value-type="float">
            <text:p>0.292553</text:p>
          </table:table-cell>
          <table:table-cell office:value-type="float" office:value="36.7713" calcext:value-type="float">
            <text:p>36.7713</text:p>
          </table:table-cell>
          <table:table-cell office:value-type="float" office:value="84.1612" calcext:value-type="float">
            <text:p>84.1612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58.6519" calcext:value-type="float">
            <text:p>58.6519</text:p>
          </table:table-cell>
          <table:table-cell office:value-type="float" office:value="4.8" calcext:value-type="float">
            <text:p>4.8</text:p>
          </table:table-cell>
          <table:table-cell office:value-type="float" office:value="6.8" calcext:value-type="float">
            <text:p>6.8</text:p>
          </table:table-cell>
          <table:table-cell office:value-type="float" office:value="11.9776" calcext:value-type="float">
            <text:p>11.9776</text:p>
          </table:table-cell>
          <table:table-cell office:value-type="float" office:value="12.1981" calcext:value-type="float">
            <text:p>12.1981</text:p>
          </table:table-cell>
          <table:table-cell office:value-type="float" office:value="152" calcext:value-type="float">
            <text:p>152</text:p>
          </table:table-cell>
          <table:table-cell office:value-type="float" office:value="171.65" calcext:value-type="float">
            <text:p>171.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59" calcext:value-type="float">
            <text:p>259</text:p>
          </table:table-cell>
          <table:table-cell office:value-type="float" office:value="242.378" calcext:value-type="float">
            <text:p>242.378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339768" calcext:value-type="float">
            <text:p>0.339768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7.12741" calcext:value-type="float">
            <text:p>7.12741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uvraj Sin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5.132" calcext:value-type="float">
            <text:p>145.132</text:p>
          </table:table-cell>
          <table:table-cell office:value-type="float" office:value="1" calcext:value-type="float">
            <text:p>1</text:p>
          </table:table-cell>
          <table:table-cell office:value-type="float" office:value="18.2621" calcext:value-type="float">
            <text:p>18.2621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  <table:table-cell office:value-type="float" office:value="11.8621" calcext:value-type="float">
            <text:p>11.862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5833" calcext:value-type="float">
            <text:p>4.05833</text:p>
          </table:table-cell>
          <table:table-cell office:value-type="float" office:value="0.258333" calcext:value-type="float">
            <text:p>0.258333</text:p>
          </table:table-cell>
          <table:table-cell office:value-type="float" office:value="32.525" calcext:value-type="float">
            <text:p>32.525</text:p>
          </table:table-cell>
          <table:table-cell office:value-type="float" office:value="83.8093" calcext:value-type="float">
            <text:p>83.809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7.132" calcext:value-type="float">
            <text:p>57.132</text:p>
          </table:table-cell>
          <table:table-cell office:value-type="float" office:value="2.4" calcext:value-type="float">
            <text:p>2.4</text:p>
          </table:table-cell>
          <table:table-cell office:value-type="float" office:value="6.4" calcext:value-type="float">
            <text:p>6.4</text:p>
          </table:table-cell>
          <table:table-cell office:value-type="float" office:value="11.7073" calcext:value-type="float">
            <text:p>11.7073</text:p>
          </table:table-cell>
          <table:table-cell office:value-type="float" office:value="11.8621" calcext:value-type="float">
            <text:p>11.8621</text:p>
          </table:table-cell>
          <table:table-cell office:value-type="float" office:value="152" calcext:value-type="float">
            <text:p>152</text:p>
          </table:table-cell>
          <table:table-cell office:value-type="float" office:value="163.394" calcext:value-type="float">
            <text:p>163.39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59" calcext:value-type="float">
            <text:p>259</text:p>
          </table:table-cell>
          <table:table-cell office:value-type="float" office:value="242.378" calcext:value-type="float">
            <text:p>242.378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339768" calcext:value-type="float">
            <text:p>0.339768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7.12741" calcext:value-type="float">
            <text:p>7.12741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K Rai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.356" calcext:value-type="float">
            <text:p>153.356</text:p>
          </table:table-cell>
          <table:table-cell office:value-type="float" office:value="1" calcext:value-type="float">
            <text:p>1</text:p>
          </table:table-cell>
          <table:table-cell office:value-type="float" office:value="19.2601" calcext:value-type="float">
            <text:p>19.2601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office:value-type="float" office:value="12.4601" calcext:value-type="float">
            <text:p>12.460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1111" calcext:value-type="float">
            <text:p>3.11111</text:p>
          </table:table-cell>
          <table:table-cell office:value-type="float" office:value="0.216374" calcext:value-type="float">
            <text:p>0.216374</text:p>
          </table:table-cell>
          <table:table-cell office:value-type="float" office:value="28.9064" calcext:value-type="float">
            <text:p>28.9064</text:p>
          </table:table-cell>
          <table:table-cell office:value-type="float" office:value="91.8944" calcext:value-type="float">
            <text:p>91.8944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1.2" calcext:value-type="float">
            <text:p>41.2</text:p>
          </table:table-cell>
          <table:table-cell office:value-type="float" office:value="76" calcext:value-type="float">
            <text:p>76</text:p>
          </table:table-cell>
          <table:table-cell office:value-type="float" office:value="58.1555" calcext:value-type="float">
            <text:p>58.1555</text:p>
          </table:table-cell>
          <table:table-cell office:value-type="float" office:value="4.8" calcext:value-type="float">
            <text:p>4.8</text:p>
          </table:table-cell>
          <table:table-cell office:value-type="float" office:value="6.8" calcext:value-type="float">
            <text:p>6.8</text:p>
          </table:table-cell>
          <table:table-cell office:value-type="float" office:value="12.1518" calcext:value-type="float">
            <text:p>12.1518</text:p>
          </table:table-cell>
          <table:table-cell office:value-type="float" office:value="12.4601" calcext:value-type="float">
            <text:p>12.4601</text:p>
          </table:table-cell>
          <table:table-cell office:value-type="float" office:value="152" calcext:value-type="float">
            <text:p>152</text:p>
          </table:table-cell>
          <table:table-cell office:value-type="float" office:value="172.616" calcext:value-type="float">
            <text:p>172.6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A Sha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57.191" calcext:value-type="float">
            <text:p>157.191</text:p>
          </table:table-cell>
          <table:table-cell office:value-type="float" office:value="2" calcext:value-type="float">
            <text:p>2</text:p>
          </table:table-cell>
          <table:table-cell office:value-type="float" office:value="22.5691" calcext:value-type="float">
            <text:p>22.5691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14.1691" calcext:value-type="float">
            <text:p>14.1691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0.23913" calcext:value-type="float">
            <text:p>0.23913</text:p>
          </table:table-cell>
          <table:table-cell office:value-type="float" office:value="32.6739" calcext:value-type="float">
            <text:p>32.6739</text:p>
          </table:table-cell>
          <table:table-cell office:value-type="float" office:value="81.1994" calcext:value-type="float">
            <text:p>81.199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1.6" calcext:value-type="float">
            <text:p>41.6</text:p>
          </table:table-cell>
          <table:table-cell office:value-type="float" office:value="90" calcext:value-type="float">
            <text:p>90</text:p>
          </table:table-cell>
          <table:table-cell office:value-type="float" office:value="66.5912" calcext:value-type="float">
            <text:p>66.5912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13.8779" calcext:value-type="float">
            <text:p>13.8779</text:p>
          </table:table-cell>
          <table:table-cell office:value-type="float" office:value="14.1691" calcext:value-type="float">
            <text:p>14.1691</text:p>
          </table:table-cell>
          <table:table-cell office:value-type="float" office:value="194" calcext:value-type="float">
            <text:p>194</text:p>
          </table:table-cell>
          <table:table-cell office:value-type="float" office:value="179.76" calcext:value-type="float">
            <text:p>179.7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JG Morg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.307" calcext:value-type="float">
            <text:p>140.307</text:p>
          </table:table-cell>
          <table:table-cell office:value-type="float" office:value="2" calcext:value-type="float">
            <text:p>2</text:p>
          </table:table-cell>
          <table:table-cell office:value-type="float" office:value="22.2962" calcext:value-type="float">
            <text:p>22.2962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15.8962" calcext:value-type="float">
            <text:p>15.8962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9549" calcext:value-type="float">
            <text:p>3.19549</text:p>
          </table:table-cell>
          <table:table-cell office:value-type="float" office:value="0.233083" calcext:value-type="float">
            <text:p>0.233083</text:p>
          </table:table-cell>
          <table:table-cell office:value-type="float" office:value="30.0526" calcext:value-type="float">
            <text:p>30.0526</text:p>
          </table:table-cell>
          <table:table-cell office:value-type="float" office:value="86.9291" calcext:value-type="float">
            <text:p>86.9291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2.4" calcext:value-type="float">
            <text:p>22.4</text:p>
          </table:table-cell>
          <table:table-cell office:value-type="float" office:value="90" calcext:value-type="float">
            <text:p>90</text:p>
          </table:table-cell>
          <table:table-cell office:value-type="float" office:value="68.9066" calcext:value-type="float">
            <text:p>68.9066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14.6035" calcext:value-type="float">
            <text:p>14.6035</text:p>
          </table:table-cell>
          <table:table-cell office:value-type="float" office:value="15.8962" calcext:value-type="float">
            <text:p>15.8962</text:p>
          </table:table-cell>
          <table:table-cell office:value-type="float" office:value="194" calcext:value-type="float">
            <text:p>194</text:p>
          </table:table-cell>
          <table:table-cell office:value-type="float" office:value="162.603" calcext:value-type="float">
            <text:p>162.60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5" calcext:value-type="float">
            <text:p>55</text:p>
          </table:table-cell>
          <table:table-cell office:value-type="float" office:value="219.527" calcext:value-type="float">
            <text:p>219.527</text:p>
          </table:table-cell>
          <table:table-cell office:value-type="float" office:value="7.65455" calcext:value-type="float">
            <text:p>7.65455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202.727" calcext:value-type="float">
            <text:p>202.727</text:p>
          </table:table-cell>
          <table:table-cell office:value-type="float" office:value="7.56364" calcext:value-type="float">
            <text:p>7.56364</text:p>
          </table:table-cell>
          <table:table-cell office:value-type="float" office:value="0.4" calcext:value-type="float">
            <text:p>0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J O'Brie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2.724" calcext:value-type="float">
            <text:p>182.724</text:p>
          </table:table-cell>
          <table:table-cell office:value-type="float" office:value="3" calcext:value-type="float">
            <text:p>3</text:p>
          </table:table-cell>
          <table:table-cell office:value-type="float" office:value="24.9543" calcext:value-type="float">
            <text:p>24.9543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13.7543" calcext:value-type="float">
            <text:p>13.7543</text:p>
          </table:table-cell>
          <table:table-cell office:value-type="float" office:value="232" calcext:value-type="float">
            <text:p>232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55882" calcext:value-type="float">
            <text:p>2.55882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25.5882" calcext:value-type="float">
            <text:p>25.5882</text:p>
          </table:table-cell>
          <table:table-cell office:value-type="float" office:value="69.378" calcext:value-type="float">
            <text:p>69.37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33.6" calcext:value-type="float">
            <text:p>33.6</text:p>
          </table:table-cell>
          <table:table-cell office:value-type="float" office:value="69" calcext:value-type="float">
            <text:p>69</text:p>
          </table:table-cell>
          <table:table-cell office:value-type="float" office:value="61.1236" calcext:value-type="float">
            <text:p>61.1236</text:p>
          </table:table-cell>
          <table:table-cell office:value-type="float" office:value="5.6" calcext:value-type="float">
            <text:p>5.6</text:p>
          </table:table-cell>
          <table:table-cell office:value-type="float" office:value="11.2" calcext:value-type="float">
            <text:p>11.2</text:p>
          </table:table-cell>
          <table:table-cell office:value-type="float" office:value="13.1655" calcext:value-type="float">
            <text:p>13.1655</text:p>
          </table:table-cell>
          <table:table-cell office:value-type="float" office:value="13.7543" calcext:value-type="float">
            <text:p>13.7543</text:p>
          </table:table-cell>
          <table:table-cell office:value-type="float" office:value="175" calcext:value-type="float">
            <text:p>175</text:p>
          </table:table-cell>
          <table:table-cell office:value-type="float" office:value="207.678" calcext:value-type="float">
            <text:p>207.67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5" calcext:value-type="float">
            <text:p>55</text:p>
          </table:table-cell>
          <table:table-cell office:value-type="float" office:value="219.527" calcext:value-type="float">
            <text:p>219.527</text:p>
          </table:table-cell>
          <table:table-cell office:value-type="float" office:value="7.65455" calcext:value-type="float">
            <text:p>7.65455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202.727" calcext:value-type="float">
            <text:p>202.727</text:p>
          </table:table-cell>
          <table:table-cell office:value-type="float" office:value="7.56364" calcext:value-type="float">
            <text:p>7.56364</text:p>
          </table:table-cell>
          <table:table-cell office:value-type="float" office:value="0.4" calcext:value-type="float">
            <text:p>0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 Cusack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91.755" calcext:value-type="float">
            <text:p>191.755</text:p>
          </table:table-cell>
          <table:table-cell office:value-type="float" office:value="3" calcext:value-type="float">
            <text:p>3</text:p>
          </table:table-cell>
          <table:table-cell office:value-type="float" office:value="23.7728" calcext:value-type="float">
            <text:p>23.7728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3728" calcext:value-type="float">
            <text:p>11.3728</text:p>
          </table:table-cell>
          <table:table-cell office:value-type="float" office:value="232" calcext:value-type="float">
            <text:p>232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2.0667" calcext:value-type="float">
            <text:p>12.0667</text:p>
          </table:table-cell>
          <table:table-cell office:value-type="float" office:value="65.1079" calcext:value-type="float">
            <text:p>65.10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3.7552" calcext:value-type="float">
            <text:p>53.7552</text:p>
          </table:table-cell>
          <table:table-cell office:value-type="float" office:value="12.8" calcext:value-type="float">
            <text:p>12.8</text:p>
          </table:table-cell>
          <table:table-cell office:value-type="float" office:value="12.4" calcext:value-type="float">
            <text:p>12.4</text:p>
          </table:table-cell>
          <table:table-cell office:value-type="float" office:value="11.9837" calcext:value-type="float">
            <text:p>11.9837</text:p>
          </table:table-cell>
          <table:table-cell office:value-type="float" office:value="11.3728" calcext:value-type="float">
            <text:p>11.3728</text:p>
          </table:table-cell>
          <table:table-cell office:value-type="float" office:value="175" calcext:value-type="float">
            <text:p>175</text:p>
          </table:table-cell>
          <table:table-cell office:value-type="float" office:value="215.528" calcext:value-type="float">
            <text:p>215.52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5" calcext:value-type="float">
            <text:p>55</text:p>
          </table:table-cell>
          <table:table-cell office:value-type="float" office:value="219.527" calcext:value-type="float">
            <text:p>219.527</text:p>
          </table:table-cell>
          <table:table-cell office:value-type="float" office:value="7.65455" calcext:value-type="float">
            <text:p>7.65455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202.727" calcext:value-type="float">
            <text:p>202.727</text:p>
          </table:table-cell>
          <table:table-cell office:value-type="float" office:value="7.56364" calcext:value-type="float">
            <text:p>7.56364</text:p>
          </table:table-cell>
          <table:table-cell office:value-type="float" office:value="0.4" calcext:value-type="float">
            <text:p>0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J O'Bri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.432" calcext:value-type="float">
            <text:p>184.432</text:p>
          </table:table-cell>
          <table:table-cell office:value-type="float" office:value="3" calcext:value-type="float">
            <text:p>3</text:p>
          </table:table-cell>
          <table:table-cell office:value-type="float" office:value="20.6878" calcext:value-type="float">
            <text:p>20.6878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13.8878" calcext:value-type="float">
            <text:p>13.8878</text:p>
          </table:table-cell>
          <table:table-cell office:value-type="float" office:value="232" calcext:value-type="float">
            <text:p>232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64706" calcext:value-type="float">
            <text:p>2.64706</text:p>
          </table:table-cell>
          <table:table-cell office:value-type="float" office:value="0.0588235" calcext:value-type="float">
            <text:p>0.0588235</text:p>
          </table:table-cell>
          <table:table-cell office:value-type="float" office:value="22.3824" calcext:value-type="float">
            <text:p>22.3824</text:p>
          </table:table-cell>
          <table:table-cell office:value-type="float" office:value="79.4363" calcext:value-type="float">
            <text:p>79.436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35.6" calcext:value-type="float">
            <text:p>35.6</text:p>
          </table:table-cell>
          <table:table-cell office:value-type="float" office:value="69" calcext:value-type="float">
            <text:p>69</text:p>
          </table:table-cell>
          <table:table-cell office:value-type="float" office:value="60.8323" calcext:value-type="float">
            <text:p>60.8323</text:p>
          </table:table-cell>
          <table:table-cell office:value-type="float" office:value="7.2" calcext:value-type="float">
            <text:p>7.2</text:p>
          </table:table-cell>
          <table:table-cell office:value-type="float" office:value="6.8" calcext:value-type="float">
            <text:p>6.8</text:p>
          </table:table-cell>
          <table:table-cell office:value-type="float" office:value="13.1194" calcext:value-type="float">
            <text:p>13.1194</text:p>
          </table:table-cell>
          <table:table-cell office:value-type="float" office:value="13.8878" calcext:value-type="float">
            <text:p>13.8878</text:p>
          </table:table-cell>
          <table:table-cell office:value-type="float" office:value="175" calcext:value-type="float">
            <text:p>175</text:p>
          </table:table-cell>
          <table:table-cell office:value-type="float" office:value="205.12" calcext:value-type="float">
            <text:p>205.1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R Sarw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4.02" calcext:value-type="float">
            <text:p>194.02</text:p>
          </table:table-cell>
          <table:table-cell office:value-type="float" office:value="3" calcext:value-type="float">
            <text:p>3</text:p>
          </table:table-cell>
          <table:table-cell office:value-type="float" office:value="19.8277" calcext:value-type="float">
            <text:p>19.82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.8277" calcext:value-type="float">
            <text:p>11.8277</text:p>
          </table:table-cell>
          <table:table-cell office:value-type="float" office:value="244" calcext:value-type="float">
            <text:p>244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8254" calcext:value-type="float">
            <text:p>2.8254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29.1429" calcext:value-type="float">
            <text:p>29.1429</text:p>
          </table:table-cell>
          <table:table-cell office:value-type="float" office:value="69.1005" calcext:value-type="float">
            <text:p>69.100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41.2" calcext:value-type="float">
            <text:p>41.2</text:p>
          </table:table-cell>
          <table:table-cell office:value-type="float" office:value="88" calcext:value-type="float">
            <text:p>88</text:p>
          </table:table-cell>
          <table:table-cell office:value-type="float" office:value="52.8197" calcext:value-type="float">
            <text:p>52.819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.1069" calcext:value-type="float">
            <text:p>10.1069</text:p>
          </table:table-cell>
          <table:table-cell office:value-type="float" office:value="11.8277" calcext:value-type="float">
            <text:p>11.8277</text:p>
          </table:table-cell>
          <table:table-cell office:value-type="float" office:value="214" calcext:value-type="float">
            <text:p>214</text:p>
          </table:table-cell>
          <table:table-cell office:value-type="float" office:value="213.847" calcext:value-type="float">
            <text:p>213.84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 Poll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8.254" calcext:value-type="float">
            <text:p>198.254</text:p>
          </table:table-cell>
          <table:table-cell office:value-type="float" office:value="3" calcext:value-type="float">
            <text:p>3</text:p>
          </table:table-cell>
          <table:table-cell office:value-type="float" office:value="20.8207" calcext:value-type="float">
            <text:p>20.820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11.6207" calcext:value-type="float">
            <text:p>11.6207</text:p>
          </table:table-cell>
          <table:table-cell office:value-type="float" office:value="244" calcext:value-type="float">
            <text:p>244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70513" calcext:value-type="float">
            <text:p>2.70513</text:p>
          </table:table-cell>
          <table:table-cell office:value-type="float" office:value="0.115385" calcext:value-type="float">
            <text:p>0.115385</text:p>
          </table:table-cell>
          <table:table-cell office:value-type="float" office:value="24.5" calcext:value-type="float">
            <text:p>24.5</text:p>
          </table:table-cell>
          <table:table-cell office:value-type="float" office:value="88.0645" calcext:value-type="float">
            <text:p>88.0645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46.4" calcext:value-type="float">
            <text:p>46.4</text:p>
          </table:table-cell>
          <table:table-cell office:value-type="float" office:value="88" calcext:value-type="float">
            <text:p>88</text:p>
          </table:table-cell>
          <table:table-cell office:value-type="float" office:value="51.8545" calcext:value-type="float">
            <text:p>51.8545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9.93931" calcext:value-type="float">
            <text:p>9.93931</text:p>
          </table:table-cell>
          <table:table-cell office:value-type="float" office:value="11.6207" calcext:value-type="float">
            <text:p>11.6207</text:p>
          </table:table-cell>
          <table:table-cell office:value-type="float" office:value="214" calcext:value-type="float">
            <text:p>214</text:p>
          </table:table-cell>
          <table:table-cell office:value-type="float" office:value="219.075" calcext:value-type="float">
            <text:p>219.07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59" calcext:value-type="float">
            <text:p>259</text:p>
          </table:table-cell>
          <table:table-cell office:value-type="float" office:value="242.378" calcext:value-type="float">
            <text:p>242.378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339768" calcext:value-type="float">
            <text:p>0.339768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7.12741" calcext:value-type="float">
            <text:p>7.12741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YK Patha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6.966" calcext:value-type="float">
            <text:p>176.966</text:p>
          </table:table-cell>
          <table:table-cell office:value-type="float" office:value="6" calcext:value-type="float">
            <text:p>6</text:p>
          </table:table-cell>
          <table:table-cell office:value-type="float" office:value="23.1836" calcext:value-type="float">
            <text:p>23.1836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office:value-type="float" office:value="10.3836" calcext:value-type="float">
            <text:p>10.3836</text:p>
          </table:table-cell>
          <table:table-cell office:value-type="float" office:value="251" calcext:value-type="float">
            <text:p>251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575" calcext:value-type="float">
            <text:p>2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19.975" calcext:value-type="float">
            <text:p>19.975</text:p>
          </table:table-cell>
          <table:table-cell office:value-type="float" office:value="110.055" calcext:value-type="float">
            <text:p>110.0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4.4" calcext:value-type="float">
            <text:p>44.4</text:p>
          </table:table-cell>
          <table:table-cell office:value-type="float" office:value="73" calcext:value-type="float">
            <text:p>73</text:p>
          </table:table-cell>
          <table:table-cell office:value-type="float" office:value="55.5655" calcext:value-type="float">
            <text:p>55.5655</text:p>
          </table:table-cell>
          <table:table-cell office:value-type="float" office:value="8.8" calcext:value-type="float">
            <text:p>8.8</text:p>
          </table:table-cell>
          <table:table-cell office:value-type="float" office:value="12.8" calcext:value-type="float">
            <text:p>12.8</text:p>
          </table:table-cell>
          <table:table-cell office:value-type="float" office:value="10.6299" calcext:value-type="float">
            <text:p>10.6299</text:p>
          </table:table-cell>
          <table:table-cell office:value-type="float" office:value="10.3836" calcext:value-type="float">
            <text:p>10.3836</text:p>
          </table:table-cell>
          <table:table-cell office:value-type="float" office:value="223" calcext:value-type="float">
            <text:p>223</text:p>
          </table:table-cell>
          <table:table-cell office:value-type="float" office:value="200.149" calcext:value-type="float">
            <text:p>200.14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59" calcext:value-type="float">
            <text:p>259</text:p>
          </table:table-cell>
          <table:table-cell office:value-type="float" office:value="242.378" calcext:value-type="float">
            <text:p>242.378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339768" calcext:value-type="float">
            <text:p>0.339768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7.12741" calcext:value-type="float">
            <text:p>7.12741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P Chaw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9.824" calcext:value-type="float">
            <text:p>169.824</text:p>
          </table:table-cell>
          <table:table-cell office:value-type="float" office:value="6" calcext:value-type="float">
            <text:p>6</text:p>
          </table:table-cell>
          <table:table-cell office:value-type="float" office:value="31.9019" calcext:value-type="float">
            <text:p>31.9019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office:value-type="float" office:value="10.7019" calcext:value-type="float">
            <text:p>10.7019</text:p>
          </table:table-cell>
          <table:table-cell office:value-type="float" office:value="251" calcext:value-type="float">
            <text:p>251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.16667" calcext:value-type="float">
            <text:p>3.16667</text:p>
          </table:table-cell>
          <table:table-cell office:value-type="float" office:value="63.3333" calcext:value-type="float">
            <text:p>63.33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4.8244" calcext:value-type="float">
            <text:p>54.8244</text:p>
          </table:table-cell>
          <table:table-cell office:value-type="float" office:value="9.6" calcext:value-type="float">
            <text:p>9.6</text:p>
          </table:table-cell>
          <table:table-cell office:value-type="float" office:value="21.2" calcext:value-type="float">
            <text:p>21.2</text:p>
          </table:table-cell>
          <table:table-cell office:value-type="float" office:value="10.7753" calcext:value-type="float">
            <text:p>10.7753</text:p>
          </table:table-cell>
          <table:table-cell office:value-type="float" office:value="10.7019" calcext:value-type="float">
            <text:p>10.7019</text:p>
          </table:table-cell>
          <table:table-cell office:value-type="float" office:value="223" calcext:value-type="float">
            <text:p>223</text:p>
          </table:table-cell>
          <table:table-cell office:value-type="float" office:value="201.726" calcext:value-type="float">
            <text:p>201.72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59" calcext:value-type="float">
            <text:p>259</text:p>
          </table:table-cell>
          <table:table-cell office:value-type="float" office:value="242.378" calcext:value-type="float">
            <text:p>242.378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339768" calcext:value-type="float">
            <text:p>0.339768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7.12741" calcext:value-type="float">
            <text:p>7.12741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Z Kh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.567" calcext:value-type="float">
            <text:p>170.567</text:p>
          </table:table-cell>
          <table:table-cell office:value-type="float" office:value="6" calcext:value-type="float">
            <text:p>6</text:p>
          </table:table-cell>
          <table:table-cell office:value-type="float" office:value="32.0003" calcext:value-type="float">
            <text:p>32.0003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office:value-type="float" office:value="10.8003" calcext:value-type="float">
            <text:p>10.8003</text:p>
          </table:table-cell>
          <table:table-cell office:value-type="float" office:value="251" calcext:value-type="float">
            <text:p>251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74359" calcext:value-type="float">
            <text:p>0.974359</text:p>
          </table:table-cell>
          <table:table-cell office:value-type="float" office:value="0" calcext:value-type="float">
            <text:p>0</text:p>
          </table:table-cell>
          <table:table-cell office:value-type="float" office:value="8.35897" calcext:value-type="float">
            <text:p>8.35897</text:p>
          </table:table-cell>
          <table:table-cell office:value-type="float" office:value="60.9346" calcext:value-type="float">
            <text:p>60.934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8.8" calcext:value-type="float">
            <text:p>38.8</text:p>
          </table:table-cell>
          <table:table-cell office:value-type="float" office:value="73" calcext:value-type="float">
            <text:p>73</text:p>
          </table:table-cell>
          <table:table-cell office:value-type="float" office:value="54.7671" calcext:value-type="float">
            <text:p>54.7671</text:p>
          </table:table-cell>
          <table:table-cell office:value-type="float" office:value="9.6" calcext:value-type="float">
            <text:p>9.6</text:p>
          </table:table-cell>
          <table:table-cell office:value-type="float" office:value="21.2" calcext:value-type="float">
            <text:p>21.2</text:p>
          </table:table-cell>
          <table:table-cell office:value-type="float" office:value="10.7566" calcext:value-type="float">
            <text:p>10.7566</text:p>
          </table:table-cell>
          <table:table-cell office:value-type="float" office:value="10.8003" calcext:value-type="float">
            <text:p>10.8003</text:p>
          </table:table-cell>
          <table:table-cell office:value-type="float" office:value="223" calcext:value-type="float">
            <text:p>223</text:p>
          </table:table-cell>
          <table:table-cell office:value-type="float" office:value="202.567" calcext:value-type="float">
            <text:p>202.56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MP Simmon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64.277" calcext:value-type="float">
            <text:p>164.277</text:p>
          </table:table-cell>
          <table:table-cell office:value-type="float" office:value="0" calcext:value-type="float">
            <text:p>0</text:p>
          </table:table-cell>
          <table:table-cell office:value-type="float" office:value="24.943" calcext:value-type="float">
            <text:p>24.943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.4</text:p>
          </table:table-cell>
          <table:table-cell office:value-type="float" office:value="14.543" calcext:value-type="float">
            <text:p>14.543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3125" calcext:value-type="float">
            <text:p>3.312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30.5938" calcext:value-type="float">
            <text:p>30.5938</text:p>
          </table:table-cell>
          <table:table-cell office:value-type="float" office:value="71.4338" calcext:value-type="float">
            <text:p>71.433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1.2" calcext:value-type="float">
            <text:p>41.2</text:p>
          </table:table-cell>
          <table:table-cell office:value-type="float" office:value="92" calcext:value-type="float">
            <text:p>92</text:p>
          </table:table-cell>
          <table:table-cell office:value-type="float" office:value="70.0768" calcext:value-type="float">
            <text:p>70.0768</text:p>
          </table:table-cell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 office:value-type="float" office:value="14.3552" calcext:value-type="float">
            <text:p>14.3552</text:p>
          </table:table-cell>
          <table:table-cell office:value-type="float" office:value="14.543" calcext:value-type="float">
            <text:p>14.543</text:p>
          </table:table-cell>
          <table:table-cell office:value-type="float" office:value="208" calcext:value-type="float">
            <text:p>208</text:p>
          </table:table-cell>
          <table:table-cell office:value-type="float" office:value="189.22" calcext:value-type="float">
            <text:p>189.2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N Samuel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8.409" calcext:value-type="float">
            <text:p>158.409</text:p>
          </table:table-cell>
          <table:table-cell office:value-type="float" office:value="0" calcext:value-type="float">
            <text:p>0</text:p>
          </table:table-cell>
          <table:table-cell office:value-type="float" office:value="19.7262" calcext:value-type="float">
            <text:p>19.726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6.5262" calcext:value-type="float">
            <text:p>16.5262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74757" calcext:value-type="float">
            <text:p>3.74757</text:p>
          </table:table-cell>
          <table:table-cell office:value-type="float" office:value="0.23301" calcext:value-type="float">
            <text:p>0.23301</text:p>
          </table:table-cell>
          <table:table-cell office:value-type="float" office:value="31.6214" calcext:value-type="float">
            <text:p>31.6214</text:p>
          </table:table-cell>
          <table:table-cell office:value-type="float" office:value="74.5821" calcext:value-type="float">
            <text:p>74.5821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71.4086" calcext:value-type="float">
            <text:p>71.4086</text:p>
          </table:table-cell>
          <table:table-cell office:value-type="float" office:value="5.6" calcext:value-type="float">
            <text:p>5.6</text:p>
          </table:table-cell>
          <table:table-cell office:value-type="float" office:value="3.2" calcext:value-type="float">
            <text:p>3.2</text:p>
          </table:table-cell>
          <table:table-cell office:value-type="float" office:value="14.7663" calcext:value-type="float">
            <text:p>14.7663</text:p>
          </table:table-cell>
          <table:table-cell office:value-type="float" office:value="16.5262" calcext:value-type="float">
            <text:p>16.5262</text:p>
          </table:table-cell>
          <table:table-cell office:value-type="float" office:value="208" calcext:value-type="float">
            <text:p>208</text:p>
          </table:table-cell>
          <table:table-cell office:value-type="float" office:value="178.135" calcext:value-type="float">
            <text:p>178.13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JG Morgan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81.95" calcext:value-type="float">
            <text:p>181.95</text:p>
          </table:table-cell>
          <table:table-cell office:value-type="float" office:value="3" calcext:value-type="float">
            <text:p>3</text:p>
          </table:table-cell>
          <table:table-cell office:value-type="float" office:value="28.4739" calcext:value-type="float">
            <text:p>28.47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.4739" calcext:value-type="float">
            <text:p>18.4739</text:p>
          </table:table-cell>
          <table:table-cell office:value-type="float" office:value="316" calcext:value-type="float">
            <text:p>316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19549" calcext:value-type="float">
            <text:p>3.19549</text:p>
          </table:table-cell>
          <table:table-cell office:value-type="float" office:value="0.233083" calcext:value-type="float">
            <text:p>0.233083</text:p>
          </table:table-cell>
          <table:table-cell office:value-type="float" office:value="30.0526" calcext:value-type="float">
            <text:p>30.0526</text:p>
          </table:table-cell>
          <table:table-cell office:value-type="float" office:value="86.9291" calcext:value-type="float">
            <text:p>86.9291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6.8" calcext:value-type="float">
            <text:p>46.8</text:p>
          </table:table-cell>
          <table:table-cell office:value-type="float" office:value="116" calcext:value-type="float">
            <text:p>116</text:p>
          </table:table-cell>
          <table:table-cell office:value-type="float" office:value="84.1496" calcext:value-type="float">
            <text:p>84.1496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17.9137" calcext:value-type="float">
            <text:p>17.9137</text:p>
          </table:table-cell>
          <table:table-cell office:value-type="float" office:value="18.4739" calcext:value-type="float">
            <text:p>18.4739</text:p>
          </table:table-cell>
          <table:table-cell office:value-type="float" office:value="220" calcext:value-type="float">
            <text:p>220</text:p>
          </table:table-cell>
          <table:table-cell office:value-type="float" office:value="210.423" calcext:value-type="float">
            <text:p>210.42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P Pietersen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79.604" calcext:value-type="float">
            <text:p>179.604</text:p>
          </table:table-cell>
          <table:table-cell office:value-type="float" office:value="3" calcext:value-type="float">
            <text:p>3</text:p>
          </table:table-cell>
          <table:table-cell office:value-type="float" office:value="27.1492" calcext:value-type="float">
            <text:p>27.1492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15.9492" calcext:value-type="float">
            <text:p>15.9492</text:p>
          </table:table-cell>
          <table:table-cell office:value-type="float" office:value="316" calcext:value-type="float">
            <text:p>316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69892" calcext:value-type="float">
            <text:p>3.69892</text:p>
          </table:table-cell>
          <table:table-cell office:value-type="float" office:value="0.236559" calcext:value-type="float">
            <text:p>0.236559</text:p>
          </table:table-cell>
          <table:table-cell office:value-type="float" office:value="33.4946" calcext:value-type="float">
            <text:p>33.4946</text:p>
          </table:table-cell>
          <table:table-cell office:value-type="float" office:value="82.2117" calcext:value-type="float">
            <text:p>82.2117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50.4" calcext:value-type="float">
            <text:p>50.4</text:p>
          </table:table-cell>
          <table:table-cell office:value-type="float" office:value="116" calcext:value-type="float">
            <text:p>116</text:p>
          </table:table-cell>
          <table:table-cell office:value-type="float" office:value="78.2037" calcext:value-type="float">
            <text:p>78.2037</text:p>
          </table:table-cell>
          <table:table-cell office:value-type="float" office:value="16.8" calcext:value-type="float">
            <text:p>16.8</text:p>
          </table:table-cell>
          <table:table-cell office:value-type="float" office:value="11.2" calcext:value-type="float">
            <text:p>11.2</text:p>
          </table:table-cell>
          <table:table-cell office:value-type="float" office:value="16.73" calcext:value-type="float">
            <text:p>16.73</text:p>
          </table:table-cell>
          <table:table-cell office:value-type="float" office:value="15.9492" calcext:value-type="float">
            <text:p>15.9492</text:p>
          </table:table-cell>
          <table:table-cell office:value-type="float" office:value="220" calcext:value-type="float">
            <text:p>220</text:p>
          </table:table-cell>
          <table:table-cell office:value-type="float" office:value="206.753" calcext:value-type="float">
            <text:p>206.75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S Bopa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.061" calcext:value-type="float">
            <text:p>183.061</text:p>
          </table:table-cell>
          <table:table-cell office:value-type="float" office:value="3" calcext:value-type="float">
            <text:p>3</text:p>
          </table:table-cell>
          <table:table-cell office:value-type="float" office:value="29.2155" calcext:value-type="float">
            <text:p>29.21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.2155" calcext:value-type="float">
            <text:p>19.2155</text:p>
          </table:table-cell>
          <table:table-cell office:value-type="float" office:value="316" calcext:value-type="float">
            <text:p>316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22115" calcext:value-type="float">
            <text:p>2.22115</text:p>
          </table:table-cell>
          <table:table-cell office:value-type="float" office:value="0.144231" calcext:value-type="float">
            <text:p>0.144231</text:p>
          </table:table-cell>
          <table:table-cell office:value-type="float" office:value="25.1538" calcext:value-type="float">
            <text:p>25.1538</text:p>
          </table:table-cell>
          <table:table-cell office:value-type="float" office:value="75.9361" calcext:value-type="float">
            <text:p>75.9361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84.0609" calcext:value-type="float">
            <text:p>84.0609</text:p>
          </table:table-cell>
          <table:table-cell office:value-type="float" office:value="15.2" calcext:value-type="float">
            <text:p>15.2</text:p>
          </table:table-cell>
          <table:table-cell office:value-type="float" office:value="10" calcext:value-type="float">
            <text:p>10</text:p>
          </table:table-cell>
          <table:table-cell office:value-type="float" office:value="18.2506" calcext:value-type="float">
            <text:p>18.2506</text:p>
          </table:table-cell>
          <table:table-cell office:value-type="float" office:value="19.2155" calcext:value-type="float">
            <text:p>19.2155</text:p>
          </table:table-cell>
          <table:table-cell office:value-type="float" office:value="220" calcext:value-type="float">
            <text:p>220</text:p>
          </table:table-cell>
          <table:table-cell office:value-type="float" office:value="212.276" calcext:value-type="float">
            <text:p>212.27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C Buttl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.245" calcext:value-type="float">
            <text:p>183.245</text:p>
          </table:table-cell>
          <table:table-cell office:value-type="float" office:value="3" calcext:value-type="float">
            <text:p>3</text:p>
          </table:table-cell>
          <table:table-cell office:value-type="float" office:value="32.276" calcext:value-type="float">
            <text:p>32.276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19.476" calcext:value-type="float">
            <text:p>19.476</text:p>
          </table:table-cell>
          <table:table-cell office:value-type="float" office:value="316" calcext:value-type="float">
            <text:p>316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47458" calcext:value-type="float">
            <text:p>3.47458</text:p>
          </table:table-cell>
          <table:table-cell office:value-type="float" office:value="0.186441" calcext:value-type="float">
            <text:p>0.186441</text:p>
          </table:table-cell>
          <table:table-cell office:value-type="float" office:value="29.9153" calcext:value-type="float">
            <text:p>29.9153</text:p>
          </table:table-cell>
          <table:table-cell office:value-type="float" office:value="115.359" calcext:value-type="float">
            <text:p>115.35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8.4" calcext:value-type="float">
            <text:p>48.4</text:p>
          </table:table-cell>
          <table:table-cell office:value-type="float" office:value="116" calcext:value-type="float">
            <text:p>116</text:p>
          </table:table-cell>
          <table:table-cell office:value-type="float" office:value="83.8447" calcext:value-type="float">
            <text:p>83.8447</text:p>
          </table:table-cell>
          <table:table-cell office:value-type="float" office:value="15.2" calcext:value-type="float">
            <text:p>15.2</text:p>
          </table:table-cell>
          <table:table-cell office:value-type="float" office:value="12.8" calcext:value-type="float">
            <text:p>12.8</text:p>
          </table:table-cell>
          <table:table-cell office:value-type="float" office:value="18.529" calcext:value-type="float">
            <text:p>18.529</text:p>
          </table:table-cell>
          <table:table-cell office:value-type="float" office:value="19.476" calcext:value-type="float">
            <text:p>19.476</text:p>
          </table:table-cell>
          <table:table-cell office:value-type="float" office:value="220" calcext:value-type="float">
            <text:p>220</text:p>
          </table:table-cell>
          <table:table-cell office:value-type="float" office:value="215.521" calcext:value-type="float">
            <text:p>215.52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28" calcext:value-type="float">
            <text:p>228</text:p>
          </table:table-cell>
          <table:table-cell office:value-type="float" office:value="239.627" calcext:value-type="float">
            <text:p>239.627</text:p>
          </table:table-cell>
          <table:table-cell office:value-type="float" office:value="7.69737" calcext:value-type="float">
            <text:p>7.69737</text:p>
          </table:table-cell>
          <table:table-cell office:value-type="float" office:value="0.372807" calcext:value-type="float">
            <text:p>0.372807</text:p>
          </table:table-cell>
          <table:table-cell office:value-type="float" office:value="232.079" calcext:value-type="float">
            <text:p>232.079</text:p>
          </table:table-cell>
          <table:table-cell office:value-type="float" office:value="7.23246" calcext:value-type="float">
            <text:p>7.23246</text:p>
          </table:table-cell>
          <table:table-cell office:value-type="float" office:value="0.337719" calcext:value-type="float">
            <text:p>0.3377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C Voge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91.304" calcext:value-type="float">
            <text:p>191.304</text:p>
          </table:table-cell>
          <table:table-cell office:value-type="float" office:value="5" calcext:value-type="float">
            <text:p>5</text:p>
          </table:table-cell>
          <table:table-cell office:value-type="float" office:value="20.923" calcext:value-type="float">
            <text:p>20.923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15.323" calcext:value-type="float">
            <text:p>15.323</text:p>
          </table:table-cell>
          <table:table-cell office:value-type="float" office:value="254" calcext:value-type="float">
            <text:p>254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29167" calcext:value-type="float">
            <text:p>2.29167</text:p>
          </table:table-cell>
          <table:table-cell office:value-type="float" office:value="0.125" calcext:value-type="float">
            <text:p>0.125</text:p>
          </table:table-cell>
          <table:table-cell office:value-type="float" office:value="29.625" calcext:value-type="float">
            <text:p>29.625</text:p>
          </table:table-cell>
          <table:table-cell office:value-type="float" office:value="84.142" calcext:value-type="float">
            <text:p>84.14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2.4" calcext:value-type="float">
            <text:p>42.4</text:p>
          </table:table-cell>
          <table:table-cell office:value-type="float" office:value="108" calcext:value-type="float">
            <text:p>108</text:p>
          </table:table-cell>
          <table:table-cell office:value-type="float" office:value="71.9035" calcext:value-type="float">
            <text:p>71.903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3.4218" calcext:value-type="float">
            <text:p>13.4218</text:p>
          </table:table-cell>
          <table:table-cell office:value-type="float" office:value="15.323" calcext:value-type="float">
            <text:p>15.323</text:p>
          </table:table-cell>
          <table:table-cell office:value-type="float" office:value="204" calcext:value-type="float">
            <text:p>204</text:p>
          </table:table-cell>
          <table:table-cell office:value-type="float" office:value="212.227" calcext:value-type="float">
            <text:p>212.22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28" calcext:value-type="float">
            <text:p>228</text:p>
          </table:table-cell>
          <table:table-cell office:value-type="float" office:value="239.627" calcext:value-type="float">
            <text:p>239.627</text:p>
          </table:table-cell>
          <table:table-cell office:value-type="float" office:value="7.69737" calcext:value-type="float">
            <text:p>7.69737</text:p>
          </table:table-cell>
          <table:table-cell office:value-type="float" office:value="0.372807" calcext:value-type="float">
            <text:p>0.372807</text:p>
          </table:table-cell>
          <table:table-cell office:value-type="float" office:value="232.079" calcext:value-type="float">
            <text:p>232.079</text:p>
          </table:table-cell>
          <table:table-cell office:value-type="float" office:value="7.23246" calcext:value-type="float">
            <text:p>7.23246</text:p>
          </table:table-cell>
          <table:table-cell office:value-type="float" office:value="0.337719" calcext:value-type="float">
            <text:p>0.3377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P Faulk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.53" calcext:value-type="float">
            <text:p>180.53</text:p>
          </table:table-cell>
          <table:table-cell office:value-type="float" office:value="5" calcext:value-type="float">
            <text:p>5</text:p>
          </table:table-cell>
          <table:table-cell office:value-type="float" office:value="23.4479" calcext:value-type="float">
            <text:p>23.447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13.8479" calcext:value-type="float">
            <text:p>13.8479</text:p>
          </table:table-cell>
          <table:table-cell office:value-type="float" office:value="254" calcext:value-type="float">
            <text:p>254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88235" calcext:value-type="float">
            <text:p>2.88235</text:p>
          </table:table-cell>
          <table:table-cell office:value-type="float" office:value="0.147059" calcext:value-type="float">
            <text:p>0.147059</text:p>
          </table:table-cell>
          <table:table-cell office:value-type="float" office:value="24.1471" calcext:value-type="float">
            <text:p>24.1471</text:p>
          </table:table-cell>
          <table:table-cell office:value-type="float" office:value="109.613" calcext:value-type="float">
            <text:p>109.61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1.5305" calcext:value-type="float">
            <text:p>61.5305</text:p>
          </table:table-cell>
          <table:table-cell office:value-type="float" office:value="6.4" calcext:value-type="float">
            <text:p>6.4</text:p>
          </table:table-cell>
          <table:table-cell office:value-type="float" office:value="9.6" calcext:value-type="float">
            <text:p>9.6</text:p>
          </table:table-cell>
          <table:table-cell office:value-type="float" office:value="12.1484" calcext:value-type="float">
            <text:p>12.1484</text:p>
          </table:table-cell>
          <table:table-cell office:value-type="float" office:value="13.8479" calcext:value-type="float">
            <text:p>13.8479</text:p>
          </table:table-cell>
          <table:table-cell office:value-type="float" office:value="204" calcext:value-type="float">
            <text:p>204</text:p>
          </table:table-cell>
          <table:table-cell office:value-type="float" office:value="203.978" calcext:value-type="float">
            <text:p>203.97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28" calcext:value-type="float">
            <text:p>228</text:p>
          </table:table-cell>
          <table:table-cell office:value-type="float" office:value="239.627" calcext:value-type="float">
            <text:p>239.627</text:p>
          </table:table-cell>
          <table:table-cell office:value-type="float" office:value="7.69737" calcext:value-type="float">
            <text:p>7.69737</text:p>
          </table:table-cell>
          <table:table-cell office:value-type="float" office:value="0.372807" calcext:value-type="float">
            <text:p>0.372807</text:p>
          </table:table-cell>
          <table:table-cell office:value-type="float" office:value="232.079" calcext:value-type="float">
            <text:p>232.079</text:p>
          </table:table-cell>
          <table:table-cell office:value-type="float" office:value="7.23246" calcext:value-type="float">
            <text:p>7.23246</text:p>
          </table:table-cell>
          <table:table-cell office:value-type="float" office:value="0.337719" calcext:value-type="float">
            <text:p>0.3377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G John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8.693" calcext:value-type="float">
            <text:p>178.693</text:p>
          </table:table-cell>
          <table:table-cell office:value-type="float" office:value="5" calcext:value-type="float">
            <text:p>5</text:p>
          </table:table-cell>
          <table:table-cell office:value-type="float" office:value="21.8949" calcext:value-type="float">
            <text:p>21.89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.8949" calcext:value-type="float">
            <text:p>13.8949</text:p>
          </table:table-cell>
          <table:table-cell office:value-type="float" office:value="254" calcext:value-type="float">
            <text:p>254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18519" calcext:value-type="float">
            <text:p>1.18519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10.7901" calcext:value-type="float">
            <text:p>10.7901</text:p>
          </table:table-cell>
          <table:table-cell office:value-type="float" office:value="94.181" calcext:value-type="float">
            <text:p>94.18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.4" calcext:value-type="float">
            <text:p>40.4</text:p>
          </table:table-cell>
          <table:table-cell office:value-type="float" office:value="108" calcext:value-type="float">
            <text:p>108</text:p>
          </table:table-cell>
          <table:table-cell office:value-type="float" office:value="61.2935" calcext:value-type="float">
            <text:p>61.2935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float" office:value="12.1002" calcext:value-type="float">
            <text:p>12.1002</text:p>
          </table:table-cell>
          <table:table-cell office:value-type="float" office:value="13.8949" calcext:value-type="float">
            <text:p>13.8949</text:p>
          </table:table-cell>
          <table:table-cell office:value-type="float" office:value="204" calcext:value-type="float">
            <text:p>204</text:p>
          </table:table-cell>
          <table:table-cell office:value-type="float" office:value="200.588" calcext:value-type="float">
            <text:p>200.58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C William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8.515" calcext:value-type="float">
            <text:p>198.515</text:p>
          </table:table-cell>
          <table:table-cell office:value-type="float" office:value="3" calcext:value-type="float">
            <text:p>3</text:p>
          </table:table-cell>
          <table:table-cell office:value-type="float" office:value="40.4569" calcext:value-type="float">
            <text:p>40.4569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18.0569" calcext:value-type="float">
            <text:p>18.0569</text:p>
          </table:table-cell>
          <table:table-cell office:value-type="float" office:value="300" calcext:value-type="float">
            <text:p>300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56923" calcext:value-type="float">
            <text:p>2.56923</text:p>
          </table:table-cell>
          <table:table-cell office:value-type="float" office:value="0.276923" calcext:value-type="float">
            <text:p>0.276923</text:p>
          </table:table-cell>
          <table:table-cell office:value-type="float" office:value="28.5385" calcext:value-type="float">
            <text:p>28.5385</text:p>
          </table:table-cell>
          <table:table-cell office:value-type="float" office:value="80.7927" calcext:value-type="float">
            <text:p>80.792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8.4" calcext:value-type="float">
            <text:p>58.4</text:p>
          </table:table-cell>
          <table:table-cell office:value-type="float" office:value="108" calcext:value-type="float">
            <text:p>108</text:p>
          </table:table-cell>
          <table:table-cell office:value-type="float" office:value="79.1151" calcext:value-type="float">
            <text:p>79.1151</text:p>
          </table:table-cell>
          <table:table-cell office:value-type="float" office:value="16.8" calcext:value-type="float">
            <text:p>16.8</text:p>
          </table:table-cell>
          <table:table-cell office:value-type="float" office:value="22.4" calcext:value-type="float">
            <text:p>22.4</text:p>
          </table:table-cell>
          <table:table-cell office:value-type="float" office:value="15.5841" calcext:value-type="float">
            <text:p>15.5841</text:p>
          </table:table-cell>
          <table:table-cell office:value-type="float" office:value="18.0569" calcext:value-type="float">
            <text:p>18.0569</text:p>
          </table:table-cell>
          <table:table-cell office:value-type="float" office:value="198" calcext:value-type="float">
            <text:p>198</text:p>
          </table:table-cell>
          <table:table-cell office:value-type="float" office:value="238.972" calcext:value-type="float">
            <text:p>238.97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RM Taylor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98.529" calcext:value-type="float">
            <text:p>198.529</text:p>
          </table:table-cell>
          <table:table-cell office:value-type="float" office:value="3" calcext:value-type="float">
            <text:p>3</text:p>
          </table:table-cell>
          <table:table-cell office:value-type="float" office:value="35.5382" calcext:value-type="float">
            <text:p>35.5382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17.1382" calcext:value-type="float">
            <text:p>17.1382</text:p>
          </table:table-cell>
          <table:table-cell office:value-type="float" office:value="300" calcext:value-type="float">
            <text:p>300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6" calcext:value-type="float">
            <text:p>0.26</text:p>
          </table:table-cell>
          <table:table-cell office:value-type="float" office:value="33.56" calcext:value-type="float">
            <text:p>33.56</text:p>
          </table:table-cell>
          <table:table-cell office:value-type="float" office:value="76.3421" calcext:value-type="float">
            <text:p>76.34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8.8" calcext:value-type="float">
            <text:p>58.8</text:p>
          </table:table-cell>
          <table:table-cell office:value-type="float" office:value="108" calcext:value-type="float">
            <text:p>108</text:p>
          </table:table-cell>
          <table:table-cell office:value-type="float" office:value="78.7285" calcext:value-type="float">
            <text:p>78.7285</text:p>
          </table:table-cell>
          <table:table-cell office:value-type="float" office:value="15.6" calcext:value-type="float">
            <text:p>15.6</text:p>
          </table:table-cell>
          <table:table-cell office:value-type="float" office:value="18.4" calcext:value-type="float">
            <text:p>18.4</text:p>
          </table:table-cell>
          <table:table-cell office:value-type="float" office:value="15.1387" calcext:value-type="float">
            <text:p>15.1387</text:p>
          </table:table-cell>
          <table:table-cell office:value-type="float" office:value="17.1382" calcext:value-type="float">
            <text:p>17.1382</text:p>
          </table:table-cell>
          <table:table-cell office:value-type="float" office:value="198" calcext:value-type="float">
            <text:p>198</text:p>
          </table:table-cell>
          <table:table-cell office:value-type="float" office:value="234.067" calcext:value-type="float">
            <text:p>234.06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28" calcext:value-type="float">
            <text:p>228</text:p>
          </table:table-cell>
          <table:table-cell office:value-type="float" office:value="239.627" calcext:value-type="float">
            <text:p>239.627</text:p>
          </table:table-cell>
          <table:table-cell office:value-type="float" office:value="7.69737" calcext:value-type="float">
            <text:p>7.69737</text:p>
          </table:table-cell>
          <table:table-cell office:value-type="float" office:value="0.372807" calcext:value-type="float">
            <text:p>0.372807</text:p>
          </table:table-cell>
          <table:table-cell office:value-type="float" office:value="232.079" calcext:value-type="float">
            <text:p>232.079</text:p>
          </table:table-cell>
          <table:table-cell office:value-type="float" office:value="7.23246" calcext:value-type="float">
            <text:p>7.23246</text:p>
          </table:table-cell>
          <table:table-cell office:value-type="float" office:value="0.337719" calcext:value-type="float">
            <text:p>0.33771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J Maxwe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7.694" calcext:value-type="float">
            <text:p>177.694</text:p>
          </table:table-cell>
          <table:table-cell office:value-type="float" office:value="3" calcext:value-type="float">
            <text:p>3</text:p>
          </table:table-cell>
          <table:table-cell office:value-type="float" office:value="25.5461" calcext:value-type="float">
            <text:p>25.5461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5.1461" calcext:value-type="float">
            <text:p>15.1461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79245" calcext:value-type="float">
            <text:p>3.79245</text:p>
          </table:table-cell>
          <table:table-cell office:value-type="float" office:value="0.226415" calcext:value-type="float">
            <text:p>0.226415</text:p>
          </table:table-cell>
          <table:table-cell office:value-type="float" office:value="28.2264" calcext:value-type="float">
            <text:p>28.2264</text:p>
          </table:table-cell>
          <table:table-cell office:value-type="float" office:value="119.68" calcext:value-type="float">
            <text:p>119.6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3.6" calcext:value-type="float">
            <text:p>43.6</text:p>
          </table:table-cell>
          <table:table-cell office:value-type="float" office:value="86" calcext:value-type="float">
            <text:p>86</text:p>
          </table:table-cell>
          <table:table-cell office:value-type="float" office:value="70.0944" calcext:value-type="float">
            <text:p>70.0944</text:p>
          </table:table-cell>
          <table:table-cell office:value-type="float" office:value="7.2" calcext:value-type="float">
            <text:p>7.2</text:p>
          </table:table-cell>
          <table:table-cell office:value-type="float" office:value="10.4" calcext:value-type="float">
            <text:p>10.4</text:p>
          </table:table-cell>
          <table:table-cell office:value-type="float" office:value="14.3567" calcext:value-type="float">
            <text:p>14.3567</text:p>
          </table:table-cell>
          <table:table-cell office:value-type="float" office:value="15.1461" calcext:value-type="float">
            <text:p>15.1461</text:p>
          </table:table-cell>
          <table:table-cell office:value-type="float" office:value="202" calcext:value-type="float">
            <text:p>202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28" calcext:value-type="float">
            <text:p>228</text:p>
          </table:table-cell>
          <table:table-cell office:value-type="float" office:value="239.627" calcext:value-type="float">
            <text:p>239.627</text:p>
          </table:table-cell>
          <table:table-cell office:value-type="float" office:value="7.69737" calcext:value-type="float">
            <text:p>7.69737</text:p>
          </table:table-cell>
          <table:table-cell office:value-type="float" office:value="0.372807" calcext:value-type="float">
            <text:p>0.372807</text:p>
          </table:table-cell>
          <table:table-cell office:value-type="float" office:value="232.079" calcext:value-type="float">
            <text:p>232.079</text:p>
          </table:table-cell>
          <table:table-cell office:value-type="float" office:value="7.23246" calcext:value-type="float">
            <text:p>7.23246</text:p>
          </table:table-cell>
          <table:table-cell office:value-type="float" office:value="0.337719" calcext:value-type="float">
            <text:p>0.33771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J Bailey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69.975" calcext:value-type="float">
            <text:p>169.975</text:p>
          </table:table-cell>
          <table:table-cell office:value-type="float" office:value="3" calcext:value-type="float">
            <text:p>3</text:p>
          </table:table-cell>
          <table:table-cell office:value-type="float" office:value="23.0257" calcext:value-type="float">
            <text:p>23.0257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2.6257" calcext:value-type="float">
            <text:p>12.6257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34921" calcext:value-type="float">
            <text:p>3.34921</text:p>
          </table:table-cell>
          <table:table-cell office:value-type="float" office:value="0.301587" calcext:value-type="float">
            <text:p>0.301587</text:p>
          </table:table-cell>
          <table:table-cell office:value-type="float" office:value="36.3492" calcext:value-type="float">
            <text:p>36.3492</text:p>
          </table:table-cell>
          <table:table-cell office:value-type="float" office:value="84.658" calcext:value-type="float">
            <text:p>84.658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1.6" calcext:value-type="float">
            <text:p>41.6</text:p>
          </table:table-cell>
          <table:table-cell office:value-type="float" office:value="86" calcext:value-type="float">
            <text:p>86</text:p>
          </table:table-cell>
          <table:table-cell office:value-type="float" office:value="64.3753" calcext:value-type="float">
            <text:p>64.3753</text:p>
          </table:table-cell>
          <table:table-cell office:value-type="float" office:value="9.2" calcext:value-type="float">
            <text:p>9.2</text:p>
          </table:table-cell>
          <table:table-cell office:value-type="float" office:value="10.4" calcext:value-type="float">
            <text:p>10.4</text:p>
          </table:table-cell>
          <table:table-cell office:value-type="float" office:value="13.1718" calcext:value-type="float">
            <text:p>13.1718</text:p>
          </table:table-cell>
          <table:table-cell office:value-type="float" office:value="12.6257" calcext:value-type="float">
            <text:p>12.6257</text:p>
          </table:table-cell>
          <table:table-cell office:value-type="float" office:value="202" calcext:value-type="float">
            <text:p>202</text:p>
          </table:table-cell>
          <table:table-cell office:value-type="float" office:value="193.001" calcext:value-type="float">
            <text:p>193.00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" calcext:value-type="float">
            <text:p>190</text:p>
          </table:table-cell>
          <table:table-cell office:value-type="float" office:value="234.274" calcext:value-type="float">
            <text:p>234.274</text:p>
          </table:table-cell>
          <table:table-cell office:value-type="float" office:value="7.4" calcext:value-type="float">
            <text:p>7.4</text:p>
          </table:table-cell>
          <table:table-cell office:value-type="float" office:value="0.373684" calcext:value-type="float">
            <text:p>0.373684</text:p>
          </table:table-cell>
          <table:table-cell office:value-type="float" office:value="232.363" calcext:value-type="float">
            <text:p>232.363</text:p>
          </table:table-cell>
          <table:table-cell office:value-type="float" office:value="7.33158" calcext:value-type="float">
            <text:p>7.33158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M Amla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219.432" calcext:value-type="float">
            <text:p>219.432</text:p>
          </table:table-cell>
          <table:table-cell office:value-type="float" office:value="1" calcext:value-type="float">
            <text:p>1</text:p>
          </table:table-cell>
          <table:table-cell office:value-type="float" office:value="23.0553" calcext:value-type="float">
            <text:p>23.0553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17.4553" calcext:value-type="float">
            <text:p>17.4553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0168" calcext:value-type="float">
            <text:p>5.20168</text:p>
          </table:table-cell>
          <table:table-cell office:value-type="float" office:value="0.403361" calcext:value-type="float">
            <text:p>0.403361</text:p>
          </table:table-cell>
          <table:table-cell office:value-type="float" office:value="48.7899" calcext:value-type="float">
            <text:p>48.7899</text:p>
          </table:table-cell>
          <table:table-cell office:value-type="float" office:value="86.9292" calcext:value-type="float">
            <text:p>86.9292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3.2" calcext:value-type="float">
            <text:p>53.2</text:p>
          </table:table-cell>
          <table:table-cell office:value-type="float" office:value="127" calcext:value-type="float">
            <text:p>127</text:p>
          </table:table-cell>
          <table:table-cell office:value-type="float" office:value="88.2316" calcext:value-type="float">
            <text:p>88.2316</text:p>
          </table:table-cell>
          <table:table-cell office:value-type="float" office:value="14.4" calcext:value-type="float">
            <text:p>14.4</text:p>
          </table:table-cell>
          <table:table-cell office:value-type="float" office:value="5.6" calcext:value-type="float">
            <text:p>5.6</text:p>
          </table:table-cell>
          <table:table-cell office:value-type="float" office:value="16.8498" calcext:value-type="float">
            <text:p>16.8498</text:p>
          </table:table-cell>
          <table:table-cell office:value-type="float" office:value="17.4553" calcext:value-type="float">
            <text:p>17.4553</text:p>
          </table:table-cell>
          <table:table-cell office:value-type="float" office:value="217" calcext:value-type="float">
            <text:p>217</text:p>
          </table:table-cell>
          <table:table-cell office:value-type="float" office:value="242.487" calcext:value-type="float">
            <text:p>242.48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" calcext:value-type="float">
            <text:p>190</text:p>
          </table:table-cell>
          <table:table-cell office:value-type="float" office:value="234.274" calcext:value-type="float">
            <text:p>234.274</text:p>
          </table:table-cell>
          <table:table-cell office:value-type="float" office:value="7.4" calcext:value-type="float">
            <text:p>7.4</text:p>
          </table:table-cell>
          <table:table-cell office:value-type="float" office:value="0.373684" calcext:value-type="float">
            <text:p>0.373684</text:p>
          </table:table-cell>
          <table:table-cell office:value-type="float" office:value="232.363" calcext:value-type="float">
            <text:p>232.363</text:p>
          </table:table-cell>
          <table:table-cell office:value-type="float" office:value="7.33158" calcext:value-type="float">
            <text:p>7.33158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 du Plessis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12.138" calcext:value-type="float">
            <text:p>212.138</text:p>
          </table:table-cell>
          <table:table-cell office:value-type="float" office:value="1" calcext:value-type="float">
            <text:p>1</text:p>
          </table:table-cell>
          <table:table-cell office:value-type="float" office:value="20.6037" calcext:value-type="float">
            <text:p>20.6037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15.0037" calcext:value-type="float">
            <text:p>15.0037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45122" calcext:value-type="float">
            <text:p>3.45122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34.9268" calcext:value-type="float">
            <text:p>34.9268</text:p>
          </table:table-cell>
          <table:table-cell office:value-type="float" office:value="83.135" calcext:value-type="float">
            <text:p>83.135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8.4" calcext:value-type="float">
            <text:p>58.4</text:p>
          </table:table-cell>
          <table:table-cell office:value-type="float" office:value="127" calcext:value-type="float">
            <text:p>127</text:p>
          </table:table-cell>
          <table:table-cell office:value-type="float" office:value="75.7376" calcext:value-type="float">
            <text:p>75.7376</text:p>
          </table:table-cell>
          <table:table-cell office:value-type="float" office:value="13.6" calcext:value-type="float">
            <text:p>13.6</text:p>
          </table:table-cell>
          <table:table-cell office:value-type="float" office:value="5.6" calcext:value-type="float">
            <text:p>5.6</text:p>
          </table:table-cell>
          <table:table-cell office:value-type="float" office:value="14.6213" calcext:value-type="float">
            <text:p>14.6213</text:p>
          </table:table-cell>
          <table:table-cell office:value-type="float" office:value="15.0037" calcext:value-type="float">
            <text:p>15.0037</text:p>
          </table:table-cell>
          <table:table-cell office:value-type="float" office:value="217" calcext:value-type="float">
            <text:p>217</text:p>
          </table:table-cell>
          <table:table-cell office:value-type="float" office:value="232.741" calcext:value-type="float">
            <text:p>232.74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" calcext:value-type="float">
            <text:p>190</text:p>
          </table:table-cell>
          <table:table-cell office:value-type="float" office:value="234.274" calcext:value-type="float">
            <text:p>234.274</text:p>
          </table:table-cell>
          <table:table-cell office:value-type="float" office:value="7.4" calcext:value-type="float">
            <text:p>7.4</text:p>
          </table:table-cell>
          <table:table-cell office:value-type="float" office:value="0.373684" calcext:value-type="float">
            <text:p>0.373684</text:p>
          </table:table-cell>
          <table:table-cell office:value-type="float" office:value="232.363" calcext:value-type="float">
            <text:p>232.363</text:p>
          </table:table-cell>
          <table:table-cell office:value-type="float" office:value="7.33158" calcext:value-type="float">
            <text:p>7.33158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D Parne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6.786" calcext:value-type="float">
            <text:p>216.786</text:p>
          </table:table-cell>
          <table:table-cell office:value-type="float" office:value="1" calcext:value-type="float">
            <text:p>1</text:p>
          </table:table-cell>
          <table:table-cell office:value-type="float" office:value="23.382" calcext:value-type="float">
            <text:p>23.3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.382" calcext:value-type="float">
            <text:p>15.38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47826" calcext:value-type="float">
            <text:p>1.47826</text:p>
          </table:table-cell>
          <table:table-cell office:value-type="float" office:value="0.0434783" calcext:value-type="float">
            <text:p>0.0434783</text:p>
          </table:table-cell>
          <table:table-cell office:value-type="float" office:value="15.8261" calcext:value-type="float">
            <text:p>15.8261</text:p>
          </table:table-cell>
          <table:table-cell office:value-type="float" office:value="74.7433" calcext:value-type="float">
            <text:p>74.743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6.8" calcext:value-type="float">
            <text:p>66.8</text:p>
          </table:table-cell>
          <table:table-cell office:value-type="float" office:value="127" calcext:value-type="float">
            <text:p>127</text:p>
          </table:table-cell>
          <table:table-cell office:value-type="float" office:value="71.986" calcext:value-type="float">
            <text:p>71.986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14.4806" calcext:value-type="float">
            <text:p>14.4806</text:p>
          </table:table-cell>
          <table:table-cell office:value-type="float" office:value="15.382" calcext:value-type="float">
            <text:p>15.382</text:p>
          </table:table-cell>
          <table:table-cell office:value-type="float" office:value="217" calcext:value-type="float">
            <text:p>217</text:p>
          </table:table-cell>
          <table:table-cell office:value-type="float" office:value="240.168" calcext:value-type="float">
            <text:p>240.16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59" calcext:value-type="float">
            <text:p>259</text:p>
          </table:table-cell>
          <table:table-cell office:value-type="float" office:value="242.378" calcext:value-type="float">
            <text:p>242.378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339768" calcext:value-type="float">
            <text:p>0.339768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7.12741" calcext:value-type="float">
            <text:p>7.12741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 Dhawan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96.902" calcext:value-type="float">
            <text:p>196.902</text:p>
          </table:table-cell>
          <table:table-cell office:value-type="float" office:value="2" calcext:value-type="float">
            <text:p>2</text:p>
          </table:table-cell>
          <table:table-cell office:value-type="float" office:value="26.6941" calcext:value-type="float">
            <text:p>26.6941</text:p>
          </table:table-cell>
          <table:table-cell office:value-type="float" office:value="2" calcext:value-type="float">
            <text:p>2</text:p>
          </table:table-cell>
          <table:table-cell office:value-type="float" office:value="13.2" calcext:value-type="float">
            <text:p>13.2</text:p>
          </table:table-cell>
          <table:table-cell office:value-type="float" office:value="13.4941" calcext:value-type="float">
            <text:p>13.4941</text:p>
          </table:table-cell>
          <table:table-cell office:value-type="float" office:value="322" calcext:value-type="float">
            <text:p>322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65217" calcext:value-type="float">
            <text:p>5.65217</text:p>
          </table:table-cell>
          <table:table-cell office:value-type="float" office:value="0.362319" calcext:value-type="float">
            <text:p>0.362319</text:p>
          </table:table-cell>
          <table:table-cell office:value-type="float" office:value="43.2174" calcext:value-type="float">
            <text:p>43.2174</text:p>
          </table:table-cell>
          <table:table-cell office:value-type="float" office:value="88.9088" calcext:value-type="float">
            <text:p>88.908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70.9018" calcext:value-type="float">
            <text:p>70.9018</text:p>
          </table:table-cell>
          <table:table-cell office:value-type="float" office:value="13.6" calcext:value-type="float">
            <text:p>13.6</text:p>
          </table:table-cell>
          <table:table-cell office:value-type="float" office:value="13.2" calcext:value-type="float">
            <text:p>13.2</text:p>
          </table:table-cell>
          <table:table-cell office:value-type="float" office:value="14.7412" calcext:value-type="float">
            <text:p>14.7412</text:p>
          </table:table-cell>
          <table:table-cell office:value-type="float" office:value="13.4941" calcext:value-type="float">
            <text:p>13.4941</text:p>
          </table:table-cell>
          <table:table-cell office:value-type="float" office:value="182" calcext:value-type="float">
            <text:p>182</text:p>
          </table:table-cell>
          <table:table-cell office:value-type="float" office:value="223.596" calcext:value-type="float">
            <text:p>223.59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59" calcext:value-type="float">
            <text:p>259</text:p>
          </table:table-cell>
          <table:table-cell office:value-type="float" office:value="242.378" calcext:value-type="float">
            <text:p>242.378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339768" calcext:value-type="float">
            <text:p>0.339768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7.12741" calcext:value-type="float">
            <text:p>7.12741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S Dhon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2.556" calcext:value-type="float">
            <text:p>202.556</text:p>
          </table:table-cell>
          <table:table-cell office:value-type="float" office:value="2" calcext:value-type="float">
            <text:p>2</text:p>
          </table:table-cell>
          <table:table-cell office:value-type="float" office:value="38.3103" calcext:value-type="float">
            <text:p>38.3103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17.5103" calcext:value-type="float">
            <text:p>17.5103</text:p>
          </table:table-cell>
          <table:table-cell office:value-type="float" office:value="322" calcext:value-type="float">
            <text:p>322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47872" calcext:value-type="float">
            <text:p>3.47872</text:p>
          </table:table-cell>
          <table:table-cell office:value-type="float" office:value="0.292553" calcext:value-type="float">
            <text:p>0.292553</text:p>
          </table:table-cell>
          <table:table-cell office:value-type="float" office:value="36.7713" calcext:value-type="float">
            <text:p>36.7713</text:p>
          </table:table-cell>
          <table:table-cell office:value-type="float" office:value="84.1612" calcext:value-type="float">
            <text:p>84.1612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80.5555" calcext:value-type="float">
            <text:p>80.5555</text:p>
          </table:table-cell>
          <table:table-cell office:value-type="float" office:value="8.8" calcext:value-type="float">
            <text:p>8.8</text:p>
          </table:table-cell>
          <table:table-cell office:value-type="float" office:value="20.8" calcext:value-type="float">
            <text:p>20.8</text:p>
          </table:table-cell>
          <table:table-cell office:value-type="float" office:value="16.7674" calcext:value-type="float">
            <text:p>16.7674</text:p>
          </table:table-cell>
          <table:table-cell office:value-type="float" office:value="17.5103" calcext:value-type="float">
            <text:p>17.5103</text:p>
          </table:table-cell>
          <table:table-cell office:value-type="float" office:value="182" calcext:value-type="float">
            <text:p>182</text:p>
          </table:table-cell>
          <table:table-cell office:value-type="float" office:value="240.866" calcext:value-type="float">
            <text:p>240.86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44" calcext:value-type="float">
            <text:p>244</text:p>
          </table:table-cell>
          <table:table-cell office:value-type="float" office:value="223.373" calcext:value-type="float">
            <text:p>223.373</text:p>
          </table:table-cell>
          <table:table-cell office:value-type="float" office:value="7.09016" calcext:value-type="float">
            <text:p>7.09016</text:p>
          </table:table-cell>
          <table:table-cell office:value-type="float" office:value="0.344262" calcext:value-type="float">
            <text:p>0.344262</text:p>
          </table:table-cell>
          <table:table-cell office:value-type="float" office:value="227.578" calcext:value-type="float">
            <text:p>227.578</text:p>
          </table:table-cell>
          <table:table-cell office:value-type="float" office:value="7.47541" calcext:value-type="float">
            <text:p>7.47541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DRL Thirimanne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16.502" calcext:value-type="float">
            <text:p>216.502</text:p>
          </table:table-cell>
          <table:table-cell office:value-type="float" office:value="2" calcext:value-type="float">
            <text:p>2</text:p>
          </table:table-cell>
          <table:table-cell office:value-type="float" office:value="33.6572" calcext:value-type="float">
            <text:p>33.6572</text:p>
          </table:table-cell>
          <table:table-cell office:value-type="float" office:value="2" calcext:value-type="float">
            <text:p>2</text:p>
          </table:table-cell>
          <table:table-cell office:value-type="float" office:value="16.4" calcext:value-type="float">
            <text:p>16.4</text:p>
          </table:table-cell>
          <table:table-cell office:value-type="float" office:value="17.2572" calcext:value-type="float">
            <text:p>17.2572</text:p>
          </table:table-cell>
          <table:table-cell office:value-type="float" office:value="317" calcext:value-type="float">
            <text:p>317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7778" calcext:value-type="float">
            <text:p>2.77778</text:p>
          </table:table-cell>
          <table:table-cell office:value-type="float" office:value="0.246914" calcext:value-type="float">
            <text:p>0.246914</text:p>
          </table:table-cell>
          <table:table-cell office:value-type="float" office:value="31.5802" calcext:value-type="float">
            <text:p>31.5802</text:p>
          </table:table-cell>
          <table:table-cell office:value-type="float" office:value="71.4725" calcext:value-type="float">
            <text:p>71.472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58.8" calcext:value-type="float">
            <text:p>58.8</text:p>
          </table:table-cell>
          <table:table-cell office:value-type="float" office:value="124" calcext:value-type="float">
            <text:p>124</text:p>
          </table:table-cell>
          <table:table-cell office:value-type="float" office:value="77.7021" calcext:value-type="float">
            <text:p>77.7021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.4</text:p>
          </table:table-cell>
          <table:table-cell office:value-type="float" office:value="15.0752" calcext:value-type="float">
            <text:p>15.0752</text:p>
          </table:table-cell>
          <table:table-cell office:value-type="float" office:value="17.2572" calcext:value-type="float">
            <text:p>17.2572</text:p>
          </table:table-cell>
          <table:table-cell office:value-type="float" office:value="170" calcext:value-type="float">
            <text:p>170</text:p>
          </table:table-cell>
          <table:table-cell office:value-type="float" office:value="250.159" calcext:value-type="float">
            <text:p>250.1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44" calcext:value-type="float">
            <text:p>244</text:p>
          </table:table-cell>
          <table:table-cell office:value-type="float" office:value="223.373" calcext:value-type="float">
            <text:p>223.373</text:p>
          </table:table-cell>
          <table:table-cell office:value-type="float" office:value="7.09016" calcext:value-type="float">
            <text:p>7.09016</text:p>
          </table:table-cell>
          <table:table-cell office:value-type="float" office:value="0.344262" calcext:value-type="float">
            <text:p>0.344262</text:p>
          </table:table-cell>
          <table:table-cell office:value-type="float" office:value="227.578" calcext:value-type="float">
            <text:p>227.578</text:p>
          </table:table-cell>
          <table:table-cell office:value-type="float" office:value="7.47541" calcext:value-type="float">
            <text:p>7.47541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D Chandim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9.408" calcext:value-type="float">
            <text:p>209.408</text:p>
          </table:table-cell>
          <table:table-cell office:value-type="float" office:value="2" calcext:value-type="float">
            <text:p>2</text:p>
          </table:table-cell>
          <table:table-cell office:value-type="float" office:value="25.912" calcext:value-type="float">
            <text:p>25.912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17.512" calcext:value-type="float">
            <text:p>17.512</text:p>
          </table:table-cell>
          <table:table-cell office:value-type="float" office:value="317" calcext:value-type="float">
            <text:p>317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18478" calcext:value-type="float">
            <text:p>2.18478</text:p>
          </table:table-cell>
          <table:table-cell office:value-type="float" office:value="0.184783" calcext:value-type="float">
            <text:p>0.184783</text:p>
          </table:table-cell>
          <table:table-cell office:value-type="float" office:value="25.7391" calcext:value-type="float">
            <text:p>25.7391</text:p>
          </table:table-cell>
          <table:table-cell office:value-type="float" office:value="73.8615" calcext:value-type="float">
            <text:p>73.8615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54.8" calcext:value-type="float">
            <text:p>54.8</text:p>
          </table:table-cell>
          <table:table-cell office:value-type="float" office:value="124" calcext:value-type="float">
            <text:p>124</text:p>
          </table:table-cell>
          <table:table-cell office:value-type="float" office:value="74.608" calcext:value-type="float">
            <text:p>74.608</text:p>
          </table:table-cell>
          <table:table-cell office:value-type="float" office:value="14.4" calcext:value-type="float">
            <text:p>14.4</text:p>
          </table:table-cell>
          <table:table-cell office:value-type="float" office:value="8.4" calcext:value-type="float">
            <text:p>8.4</text:p>
          </table:table-cell>
          <table:table-cell office:value-type="float" office:value="14.7087" calcext:value-type="float">
            <text:p>14.7087</text:p>
          </table:table-cell>
          <table:table-cell office:value-type="float" office:value="17.512" calcext:value-type="float">
            <text:p>17.512</text:p>
          </table:table-cell>
          <table:table-cell office:value-type="float" office:value="170" calcext:value-type="float">
            <text:p>170</text:p>
          </table:table-cell>
          <table:table-cell office:value-type="float" office:value="235.32" calcext:value-type="float">
            <text:p>235.3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J Chibhabha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65.253" calcext:value-type="float">
            <text:p>165.253</text:p>
          </table:table-cell>
          <table:table-cell office:value-type="float" office:value="1" calcext:value-type="float">
            <text:p>1</text:p>
          </table:table-cell>
          <table:table-cell office:value-type="float" office:value="24.881" calcext:value-type="float">
            <text:p>24.88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19.281" calcext:value-type="float">
            <text:p>19.281</text:p>
          </table:table-cell>
          <table:table-cell office:value-type="float" office:value="277" calcext:value-type="float">
            <text:p>277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56716" calcext:value-type="float">
            <text:p>2.56716</text:p>
          </table:table-cell>
          <table:table-cell office:value-type="float" office:value="0.149254" calcext:value-type="float">
            <text:p>0.149254</text:p>
          </table:table-cell>
          <table:table-cell office:value-type="float" office:value="23.5373" calcext:value-type="float">
            <text:p>23.5373</text:p>
          </table:table-cell>
          <table:table-cell office:value-type="float" office:value="64.7373" calcext:value-type="float">
            <text:p>64.737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86.2525" calcext:value-type="float">
            <text:p>86.2525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17.2687" calcext:value-type="float">
            <text:p>17.2687</text:p>
          </table:table-cell>
          <table:table-cell office:value-type="float" office:value="19.281" calcext:value-type="float">
            <text:p>19.281</text:p>
          </table:table-cell>
          <table:table-cell office:value-type="float" office:value="182" calcext:value-type="float">
            <text:p>182</text:p>
          </table:table-cell>
          <table:table-cell office:value-type="float" office:value="190.133" calcext:value-type="float">
            <text:p>190.13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W Chakabv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68.913" calcext:value-type="float">
            <text:p>168.913</text:p>
          </table:table-cell>
          <table:table-cell office:value-type="float" office:value="1" calcext:value-type="float">
            <text:p>1</text:p>
          </table:table-cell>
          <table:table-cell office:value-type="float" office:value="30.517" calcext:value-type="float">
            <text:p>30.5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.517" calcext:value-type="float">
            <text:p>18.517</text:p>
          </table:table-cell>
          <table:table-cell office:value-type="float" office:value="277" calcext:value-type="float">
            <text:p>277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" calcext:value-type="float">
            <text:p>0</text:p>
          </table:table-cell>
          <table:table-cell office:value-type="float" office:value="13.2692" calcext:value-type="float">
            <text:p>13.2692</text:p>
          </table:table-cell>
          <table:table-cell office:value-type="float" office:value="51.3393" calcext:value-type="float">
            <text:p>51.339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81.9135" calcext:value-type="float">
            <text:p>81.9135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float" office:value="16.5601" calcext:value-type="float">
            <text:p>16.5601</text:p>
          </table:table-cell>
          <table:table-cell office:value-type="float" office:value="18.517" calcext:value-type="float">
            <text:p>18.517</text:p>
          </table:table-cell>
          <table:table-cell office:value-type="float" office:value="182" calcext:value-type="float">
            <text:p>182</text:p>
          </table:table-cell>
          <table:table-cell office:value-type="float" office:value="199.43" calcext:value-type="float">
            <text:p>199.4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 Chigumbu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7.297" calcext:value-type="float">
            <text:p>167.297</text:p>
          </table:table-cell>
          <table:table-cell office:value-type="float" office:value="1" calcext:value-type="float">
            <text:p>1</text:p>
          </table:table-cell>
          <table:table-cell office:value-type="float" office:value="29.0457" calcext:value-type="float">
            <text:p>29.0457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9.4457" calcext:value-type="float">
            <text:p>19.4457</text:p>
          </table:table-cell>
          <table:table-cell office:value-type="float" office:value="277" calcext:value-type="float">
            <text:p>277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28947" calcext:value-type="float">
            <text:p>2.28947</text:p>
          </table:table-cell>
          <table:table-cell office:value-type="float" office:value="0.114035" calcext:value-type="float">
            <text:p>0.114035</text:p>
          </table:table-cell>
          <table:table-cell office:value-type="float" office:value="22.7895" calcext:value-type="float">
            <text:p>22.7895</text:p>
          </table:table-cell>
          <table:table-cell office:value-type="float" office:value="77.7844" calcext:value-type="float">
            <text:p>77.7844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7.2" calcext:value-type="float">
            <text:p>37.2</text:p>
          </table:table-cell>
          <table:table-cell office:value-type="float" office:value="102" calcext:value-type="float">
            <text:p>102</text:p>
          </table:table-cell>
          <table:table-cell office:value-type="float" office:value="81.097" calcext:value-type="float">
            <text:p>81.097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6.4395" calcext:value-type="float">
            <text:p>16.4395</text:p>
          </table:table-cell>
          <table:table-cell office:value-type="float" office:value="19.4457" calcext:value-type="float">
            <text:p>19.4457</text:p>
          </table:table-cell>
          <table:table-cell office:value-type="float" office:value="182" calcext:value-type="float">
            <text:p>182</text:p>
          </table:table-cell>
          <table:table-cell office:value-type="float" office:value="196.343" calcext:value-type="float">
            <text:p>196.34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44" calcext:value-type="float">
            <text:p>244</text:p>
          </table:table-cell>
          <table:table-cell office:value-type="float" office:value="223.373" calcext:value-type="float">
            <text:p>223.373</text:p>
          </table:table-cell>
          <table:table-cell office:value-type="float" office:value="7.09016" calcext:value-type="float">
            <text:p>7.09016</text:p>
          </table:table-cell>
          <table:table-cell office:value-type="float" office:value="0.344262" calcext:value-type="float">
            <text:p>0.344262</text:p>
          </table:table-cell>
          <table:table-cell office:value-type="float" office:value="227.578" calcext:value-type="float">
            <text:p>227.578</text:p>
          </table:table-cell>
          <table:table-cell office:value-type="float" office:value="7.47541" calcext:value-type="float">
            <text:p>7.47541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Jayasuriya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268.868" calcext:value-type="float">
            <text:p>268.868</text:p>
          </table:table-cell>
          <table:table-cell office:value-type="float" office:value="0" calcext:value-type="float">
            <text:p>0</text:p>
          </table:table-cell>
          <table:table-cell office:value-type="float" office:value="31.2907" calcext:value-type="float">
            <text:p>31.2907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13.6907" calcext:value-type="float">
            <text:p>13.6907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91549" calcext:value-type="float">
            <text:p>4.91549</text:p>
          </table:table-cell>
          <table:table-cell office:value-type="float" office:value="0.211268" calcext:value-type="float">
            <text:p>0.211268</text:p>
          </table:table-cell>
          <table:table-cell office:value-type="float" office:value="33.9859" calcext:value-type="float">
            <text:p>33.9859</text:p>
          </table:table-cell>
          <table:table-cell office:value-type="float" office:value="98.4898" calcext:value-type="float">
            <text:p>98.489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58.8682" calcext:value-type="float">
            <text:p>58.8682</text:p>
          </table:table-cell>
          <table:table-cell office:value-type="float" office:value="22.4" calcext:value-type="float">
            <text:p>22.4</text:p>
          </table:table-cell>
          <table:table-cell office:value-type="float" office:value="17.6" calcext:value-type="float">
            <text:p>17.6</text:p>
          </table:table-cell>
          <table:table-cell office:value-type="float" office:value="14.8684" calcext:value-type="float">
            <text:p>14.8684</text:p>
          </table:table-cell>
          <table:table-cell office:value-type="float" office:value="13.6907" calcext:value-type="float">
            <text:p>13.6907</text:p>
          </table:table-cell>
          <table:table-cell office:value-type="float" office:value="296" calcext:value-type="float">
            <text:p>296</text:p>
          </table:table-cell>
          <table:table-cell office:value-type="float" office:value="300.159" calcext:value-type="float">
            <text:p>300.1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44" calcext:value-type="float">
            <text:p>244</text:p>
          </table:table-cell>
          <table:table-cell office:value-type="float" office:value="223.373" calcext:value-type="float">
            <text:p>223.373</text:p>
          </table:table-cell>
          <table:table-cell office:value-type="float" office:value="7.09016" calcext:value-type="float">
            <text:p>7.09016</text:p>
          </table:table-cell>
          <table:table-cell office:value-type="float" office:value="0.344262" calcext:value-type="float">
            <text:p>0.344262</text:p>
          </table:table-cell>
          <table:table-cell office:value-type="float" office:value="227.578" calcext:value-type="float">
            <text:p>227.578</text:p>
          </table:table-cell>
          <table:table-cell office:value-type="float" office:value="7.47541" calcext:value-type="float">
            <text:p>7.47541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 Tharanga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73.726" calcext:value-type="float">
            <text:p>273.726</text:p>
          </table:table-cell>
          <table:table-cell office:value-type="float" office:value="0" calcext:value-type="float">
            <text:p>0</text:p>
          </table:table-cell>
          <table:table-cell office:value-type="float" office:value="33.9463" calcext:value-type="float">
            <text:p>33.9463</text:p>
          </table:table-cell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13.1463" calcext:value-type="float">
            <text:p>13.1463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93985" calcext:value-type="float">
            <text:p>3.93985</text:p>
          </table:table-cell>
          <table:table-cell office:value-type="float" office:value="0.263158" calcext:value-type="float">
            <text:p>0.263158</text:p>
          </table:table-cell>
          <table:table-cell office:value-type="float" office:value="32.9699" calcext:value-type="float">
            <text:p>32.9699</text:p>
          </table:table-cell>
          <table:table-cell office:value-type="float" office:value="71.6035" calcext:value-type="float">
            <text:p>71.603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57.7261" calcext:value-type="float">
            <text:p>57.7261</text:p>
          </table:table-cell>
          <table:table-cell office:value-type="float" office:value="21.6" calcext:value-type="float">
            <text:p>21.6</text:p>
          </table:table-cell>
          <table:table-cell office:value-type="float" office:value="20.8" calcext:value-type="float">
            <text:p>20.8</text:p>
          </table:table-cell>
          <table:table-cell office:value-type="float" office:value="14.6994" calcext:value-type="float">
            <text:p>14.6994</text:p>
          </table:table-cell>
          <table:table-cell office:value-type="float" office:value="13.1463" calcext:value-type="float">
            <text:p>13.1463</text:p>
          </table:table-cell>
          <table:table-cell office:value-type="float" office:value="296" calcext:value-type="float">
            <text:p>296</text:p>
          </table:table-cell>
          <table:table-cell office:value-type="float" office:value="307.672" calcext:value-type="float">
            <text:p>307.6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" calcext:value-type="float">
            <text:p>190</text:p>
          </table:table-cell>
          <table:table-cell office:value-type="float" office:value="234.274" calcext:value-type="float">
            <text:p>234.274</text:p>
          </table:table-cell>
          <table:table-cell office:value-type="float" office:value="7.4" calcext:value-type="float">
            <text:p>7.4</text:p>
          </table:table-cell>
          <table:table-cell office:value-type="float" office:value="0.373684" calcext:value-type="float">
            <text:p>0.373684</text:p>
          </table:table-cell>
          <table:table-cell office:value-type="float" office:value="232.363" calcext:value-type="float">
            <text:p>232.363</text:p>
          </table:table-cell>
          <table:table-cell office:value-type="float" office:value="7.33158" calcext:value-type="float">
            <text:p>7.33158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C Smith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01.687" calcext:value-type="float">
            <text:p>201.687</text:p>
          </table:table-cell>
          <table:table-cell office:value-type="float" office:value="0" calcext:value-type="float">
            <text:p>0</text:p>
          </table:table-cell>
          <table:table-cell office:value-type="float" office:value="39.1277" calcext:value-type="float">
            <text:p>39.127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.1277" calcext:value-type="float">
            <text:p>15.1277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97" calcext:value-type="float">
            <text:p>3.97</text:p>
          </table:table-cell>
          <table:table-cell office:value-type="float" office:value="0.29" calcext:value-type="float">
            <text:p>0.29</text:p>
          </table:table-cell>
          <table:table-cell office:value-type="float" office:value="33.57" calcext:value-type="float">
            <text:p>33.57</text:p>
          </table:table-cell>
          <table:table-cell office:value-type="float" office:value="79.6819" calcext:value-type="float">
            <text:p>79.681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9.6" calcext:value-type="float">
            <text:p>59.6</text:p>
          </table:table-cell>
          <table:table-cell office:value-type="float" office:value="87" calcext:value-type="float">
            <text:p>87</text:p>
          </table:table-cell>
          <table:table-cell office:value-type="float" office:value="62.0873" calcext:value-type="float">
            <text:p>62.087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.3739" calcext:value-type="float">
            <text:p>15.3739</text:p>
          </table:table-cell>
          <table:table-cell office:value-type="float" office:value="15.1277" calcext:value-type="float">
            <text:p>15.1277</text:p>
          </table:table-cell>
          <table:table-cell office:value-type="float" office:value="231" calcext:value-type="float">
            <text:p>231</text:p>
          </table:table-cell>
          <table:table-cell office:value-type="float" office:value="240.815" calcext:value-type="float">
            <text:p>240.81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" calcext:value-type="float">
            <text:p>190</text:p>
          </table:table-cell>
          <table:table-cell office:value-type="float" office:value="234.274" calcext:value-type="float">
            <text:p>234.274</text:p>
          </table:table-cell>
          <table:table-cell office:value-type="float" office:value="7.4" calcext:value-type="float">
            <text:p>7.4</text:p>
          </table:table-cell>
          <table:table-cell office:value-type="float" office:value="0.373684" calcext:value-type="float">
            <text:p>0.373684</text:p>
          </table:table-cell>
          <table:table-cell office:value-type="float" office:value="232.363" calcext:value-type="float">
            <text:p>232.363</text:p>
          </table:table-cell>
          <table:table-cell office:value-type="float" office:value="7.33158" calcext:value-type="float">
            <text:p>7.33158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H Gibbs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74.068" calcext:value-type="float">
            <text:p>174.068</text:p>
          </table:table-cell>
          <table:table-cell office:value-type="float" office:value="0" calcext:value-type="float">
            <text:p>0</text:p>
          </table:table-cell>
          <table:table-cell office:value-type="float" office:value="28.0799" calcext:value-type="float">
            <text:p>28.07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0799" calcext:value-type="float">
            <text:p>16.0799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1538" calcext:value-type="float">
            <text:p>4.61538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35.6923" calcext:value-type="float">
            <text:p>35.6923</text:p>
          </table:table-cell>
          <table:table-cell office:value-type="float" office:value="83.4157" calcext:value-type="float">
            <text:p>83.415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0.8" calcext:value-type="float">
            <text:p>30.8</text:p>
          </table:table-cell>
          <table:table-cell office:value-type="float" office:value="87" calcext:value-type="float">
            <text:p>87</text:p>
          </table:table-cell>
          <table:table-cell office:value-type="float" office:value="63.2677" calcext:value-type="float">
            <text:p>63.2677</text:p>
          </table:table-cell>
          <table:table-cell office:value-type="float" office:value="5.6" calcext:value-type="float">
            <text:p>5.6</text:p>
          </table:table-cell>
          <table:table-cell office:value-type="float" office:value="12" calcext:value-type="float">
            <text:p>12</text:p>
          </table:table-cell>
          <table:table-cell office:value-type="float" office:value="15.7735" calcext:value-type="float">
            <text:p>15.7735</text:p>
          </table:table-cell>
          <table:table-cell office:value-type="float" office:value="16.0799" calcext:value-type="float">
            <text:p>16.0799</text:p>
          </table:table-cell>
          <table:table-cell office:value-type="float" office:value="231" calcext:value-type="float">
            <text:p>231</text:p>
          </table:table-cell>
          <table:table-cell office:value-type="float" office:value="202.148" calcext:value-type="float">
            <text:p>202.14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S Fletch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8.457" calcext:value-type="float">
            <text:p>138.457</text:p>
          </table:table-cell>
          <table:table-cell office:value-type="float" office:value="3" calcext:value-type="float">
            <text:p>3</text:p>
          </table:table-cell>
          <table:table-cell office:value-type="float" office:value="24.2145" calcext:value-type="float">
            <text:p>24.2145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14.6145" calcext:value-type="float">
            <text:p>14.6145</text:p>
          </table:table-cell>
          <table:table-cell office:value-type="float" office:value="274" calcext:value-type="float">
            <text:p>274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8125" calcext:value-type="float">
            <text:p>1.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3.5" calcext:value-type="float">
            <text:p>13.5</text:p>
          </table:table-cell>
          <table:table-cell office:value-type="float" office:value="62.6087" calcext:value-type="float">
            <text:p>62.608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5.6" calcext:value-type="float">
            <text:p>35.6</text:p>
          </table:table-cell>
          <table:table-cell office:value-type="float" office:value="113" calcext:value-type="float">
            <text:p>113</text:p>
          </table:table-cell>
          <table:table-cell office:value-type="float" office:value="53.8571" calcext:value-type="float">
            <text:p>53.8571</text:p>
          </table:table-cell>
          <table:table-cell office:value-type="float" office:value="11.6" calcext:value-type="float">
            <text:p>11.6</text:p>
          </table:table-cell>
          <table:table-cell office:value-type="float" office:value="9.6" calcext:value-type="float">
            <text:p>9.6</text:p>
          </table:table-cell>
          <table:table-cell office:value-type="float" office:value="13.3709" calcext:value-type="float">
            <text:p>13.3709</text:p>
          </table:table-cell>
          <table:table-cell office:value-type="float" office:value="14.6145" calcext:value-type="float">
            <text:p>14.6145</text:p>
          </table:table-cell>
          <table:table-cell office:value-type="float" office:value="181" calcext:value-type="float">
            <text:p>181</text:p>
          </table:table-cell>
          <table:table-cell office:value-type="float" office:value="162.672" calcext:value-type="float">
            <text:p>162.67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 Poll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2.288" calcext:value-type="float">
            <text:p>132.288</text:p>
          </table:table-cell>
          <table:table-cell office:value-type="float" office:value="3" calcext:value-type="float">
            <text:p>3</text:p>
          </table:table-cell>
          <table:table-cell office:value-type="float" office:value="14.1334" calcext:value-type="float">
            <text:p>14.1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334" calcext:value-type="float">
            <text:p>14.1334</text:p>
          </table:table-cell>
          <table:table-cell office:value-type="float" office:value="274" calcext:value-type="float">
            <text:p>274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0513" calcext:value-type="float">
            <text:p>2.70513</text:p>
          </table:table-cell>
          <table:table-cell office:value-type="float" office:value="0.115385" calcext:value-type="float">
            <text:p>0.115385</text:p>
          </table:table-cell>
          <table:table-cell office:value-type="float" office:value="24.5" calcext:value-type="float">
            <text:p>24.5</text:p>
          </table:table-cell>
          <table:table-cell office:value-type="float" office:value="88.0645" calcext:value-type="float">
            <text:p>88.0645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1.6" calcext:value-type="float">
            <text:p>31.6</text:p>
          </table:table-cell>
          <table:table-cell office:value-type="float" office:value="113" calcext:value-type="float">
            <text:p>113</text:p>
          </table:table-cell>
          <table:table-cell office:value-type="float" office:value="51.6878" calcext:value-type="float">
            <text:p>51.68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0313" calcext:value-type="float">
            <text:p>13.0313</text:p>
          </table:table-cell>
          <table:table-cell office:value-type="float" office:value="14.1334" calcext:value-type="float">
            <text:p>14.1334</text:p>
          </table:table-cell>
          <table:table-cell office:value-type="float" office:value="181" calcext:value-type="float">
            <text:p>181</text:p>
          </table:table-cell>
          <table:table-cell office:value-type="float" office:value="146.421" calcext:value-type="float">
            <text:p>146.42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 Ramd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.382" calcext:value-type="float">
            <text:p>132.382</text:p>
          </table:table-cell>
          <table:table-cell office:value-type="float" office:value="3" calcext:value-type="float">
            <text:p>3</text:p>
          </table:table-cell>
          <table:table-cell office:value-type="float" office:value="14.4348" calcext:value-type="float">
            <text:p>14.4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4348" calcext:value-type="float">
            <text:p>14.4348</text:p>
          </table:table-cell>
          <table:table-cell office:value-type="float" office:value="274" calcext:value-type="float">
            <text:p>274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7439" calcext:value-type="float">
            <text:p>1.7439</text:p>
          </table:table-cell>
          <table:table-cell office:value-type="float" office:value="0.097561" calcext:value-type="float">
            <text:p>0.097561</text:p>
          </table:table-cell>
          <table:table-cell office:value-type="float" office:value="19.1951" calcext:value-type="float">
            <text:p>19.1951</text:p>
          </table:table-cell>
          <table:table-cell office:value-type="float" office:value="81.1759" calcext:value-type="float">
            <text:p>81.175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1.6" calcext:value-type="float">
            <text:p>31.6</text:p>
          </table:table-cell>
          <table:table-cell office:value-type="float" office:value="113" calcext:value-type="float">
            <text:p>113</text:p>
          </table:table-cell>
          <table:table-cell office:value-type="float" office:value="51.7824" calcext:value-type="float">
            <text:p>51.78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.9134" calcext:value-type="float">
            <text:p>12.9134</text:p>
          </table:table-cell>
          <table:table-cell office:value-type="float" office:value="14.4348" calcext:value-type="float">
            <text:p>14.4348</text:p>
          </table:table-cell>
          <table:table-cell office:value-type="float" office:value="181" calcext:value-type="float">
            <text:p>181</text:p>
          </table:table-cell>
          <table:table-cell office:value-type="float" office:value="146.817" calcext:value-type="float">
            <text:p>146.81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M Taylor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78.139" calcext:value-type="float">
            <text:p>178.139</text:p>
          </table:table-cell>
          <table:table-cell office:value-type="float" office:value="0" calcext:value-type="float">
            <text:p>0</text:p>
          </table:table-cell>
          <table:table-cell office:value-type="float" office:value="28.0635" calcext:value-type="float">
            <text:p>28.0635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4.8635" calcext:value-type="float">
            <text:p>14.8635</text:p>
          </table:table-cell>
          <table:table-cell office:value-type="float" office:value="328" calcext:value-type="float">
            <text:p>328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6" calcext:value-type="float">
            <text:p>0.26</text:p>
          </table:table-cell>
          <table:table-cell office:value-type="float" office:value="33.56" calcext:value-type="float">
            <text:p>33.56</text:p>
          </table:table-cell>
          <table:table-cell office:value-type="float" office:value="76.3421" calcext:value-type="float">
            <text:p>76.34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8.4" calcext:value-type="float">
            <text:p>38.4</text:p>
          </table:table-cell>
          <table:table-cell office:value-type="float" office:value="98" calcext:value-type="float">
            <text:p>98</text:p>
          </table:table-cell>
          <table:table-cell office:value-type="float" office:value="61.7395" calcext:value-type="float">
            <text:p>61.7395</text:p>
          </table:table-cell>
          <table:table-cell office:value-type="float" office:value="10.4" calcext:value-type="float">
            <text:p>10.4</text:p>
          </table:table-cell>
          <table:table-cell office:value-type="float" office:value="13.2" calcext:value-type="float">
            <text:p>13.2</text:p>
          </table:table-cell>
          <table:table-cell office:value-type="float" office:value="17.0015" calcext:value-type="float">
            <text:p>17.0015</text:p>
          </table:table-cell>
          <table:table-cell office:value-type="float" office:value="14.8635" calcext:value-type="float">
            <text:p>14.8635</text:p>
          </table:table-cell>
          <table:table-cell office:value-type="float" office:value="172" calcext:value-type="float">
            <text:p>172</text:p>
          </table:table-cell>
          <table:table-cell office:value-type="float" office:value="206.203" calcext:value-type="float">
            <text:p>206.20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 Taib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8.762" calcext:value-type="float">
            <text:p>188.762</text:p>
          </table:table-cell>
          <table:table-cell office:value-type="float" office:value="0" calcext:value-type="float">
            <text:p>0</text:p>
          </table:table-cell>
          <table:table-cell office:value-type="float" office:value="36.4891" calcext:value-type="float">
            <text:p>36.4891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15.6891" calcext:value-type="float">
            <text:p>15.6891</text:p>
          </table:table-cell>
          <table:table-cell office:value-type="float" office:value="328" calcext:value-type="float">
            <text:p>328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6364" calcext:value-type="float">
            <text:p>2.36364</text:p>
          </table:table-cell>
          <table:table-cell office:value-type="float" office:value="0.254545" calcext:value-type="float">
            <text:p>0.254545</text:p>
          </table:table-cell>
          <table:table-cell office:value-type="float" office:value="29.4" calcext:value-type="float">
            <text:p>29.4</text:p>
          </table:table-cell>
          <table:table-cell office:value-type="float" office:value="71.0145" calcext:value-type="float">
            <text:p>71.014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9.6" calcext:value-type="float">
            <text:p>49.6</text:p>
          </table:table-cell>
          <table:table-cell office:value-type="float" office:value="98" calcext:value-type="float">
            <text:p>98</text:p>
          </table:table-cell>
          <table:table-cell office:value-type="float" office:value="61.162" calcext:value-type="float">
            <text:p>61.162</text:p>
          </table:table-cell>
          <table:table-cell office:value-type="float" office:value="4.4" calcext:value-type="float">
            <text:p>4.4</text:p>
          </table:table-cell>
          <table:table-cell office:value-type="float" office:value="20.8" calcext:value-type="float">
            <text:p>20.8</text:p>
          </table:table-cell>
          <table:table-cell office:value-type="float" office:value="16.7105" calcext:value-type="float">
            <text:p>16.7105</text:p>
          </table:table-cell>
          <table:table-cell office:value-type="float" office:value="15.6891" calcext:value-type="float">
            <text:p>15.6891</text:p>
          </table:table-cell>
          <table:table-cell office:value-type="float" office:value="172" calcext:value-type="float">
            <text:p>172</text:p>
          </table:table-cell>
          <table:table-cell office:value-type="float" office:value="225.251" calcext:value-type="float">
            <text:p>225.25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 Utse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.574" calcext:value-type="float">
            <text:p>192.574</text:p>
          </table:table-cell>
          <table:table-cell office:value-type="float" office:value="0" calcext:value-type="float">
            <text:p>0</text:p>
          </table:table-cell>
          <table:table-cell office:value-type="float" office:value="36.4463" calcext:value-type="float">
            <text:p>36.4463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15.6463" calcext:value-type="float">
            <text:p>15.6463</text:p>
          </table:table-cell>
          <table:table-cell office:value-type="float" office:value="328" calcext:value-type="float">
            <text:p>328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11.8289" calcext:value-type="float">
            <text:p>11.8289</text:p>
          </table:table-cell>
          <table:table-cell office:value-type="float" office:value="55.8385" calcext:value-type="float">
            <text:p>55.83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53.6" calcext:value-type="float">
            <text:p>53.6</text:p>
          </table:table-cell>
          <table:table-cell office:value-type="float" office:value="98" calcext:value-type="float">
            <text:p>98</text:p>
          </table:table-cell>
          <table:table-cell office:value-type="float" office:value="60.974" calcext:value-type="float">
            <text:p>60.974</text:p>
          </table:table-cell>
          <table:table-cell office:value-type="float" office:value="7.6" calcext:value-type="float">
            <text:p>7.6</text:p>
          </table:table-cell>
          <table:table-cell office:value-type="float" office:value="20.8" calcext:value-type="float">
            <text:p>20.8</text:p>
          </table:table-cell>
          <table:table-cell office:value-type="float" office:value="16.6198" calcext:value-type="float">
            <text:p>16.6198</text:p>
          </table:table-cell>
          <table:table-cell office:value-type="float" office:value="15.6463" calcext:value-type="float">
            <text:p>15.6463</text:p>
          </table:table-cell>
          <table:table-cell office:value-type="float" office:value="172" calcext:value-type="float">
            <text:p>172</text:p>
          </table:table-cell>
          <table:table-cell office:value-type="float" office:value="229.02" calcext:value-type="float">
            <text:p>229.0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 Ervi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.859" calcext:value-type="float">
            <text:p>188.859</text:p>
          </table:table-cell>
          <table:table-cell office:value-type="float" office:value="0" calcext:value-type="float">
            <text:p>0</text:p>
          </table:table-cell>
          <table:table-cell office:value-type="float" office:value="36.5187" calcext:value-type="float">
            <text:p>36.5187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15.7187" calcext:value-type="float">
            <text:p>15.7187</text:p>
          </table:table-cell>
          <table:table-cell office:value-type="float" office:value="328" calcext:value-type="float">
            <text:p>328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06667" calcext:value-type="float">
            <text:p>3.06667</text:p>
          </table:table-cell>
          <table:table-cell office:value-type="float" office:value="0.2" calcext:value-type="float">
            <text:p>0.2</text:p>
          </table:table-cell>
          <table:table-cell office:value-type="float" office:value="30.5333" calcext:value-type="float">
            <text:p>30.5333</text:p>
          </table:table-cell>
          <table:table-cell office:value-type="float" office:value="73.9903" calcext:value-type="float">
            <text:p>73.990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9.6" calcext:value-type="float">
            <text:p>49.6</text:p>
          </table:table-cell>
          <table:table-cell office:value-type="float" office:value="98" calcext:value-type="float">
            <text:p>98</text:p>
          </table:table-cell>
          <table:table-cell office:value-type="float" office:value="61.2588" calcext:value-type="float">
            <text:p>61.2588</text:p>
          </table:table-cell>
          <table:table-cell office:value-type="float" office:value="4.4" calcext:value-type="float">
            <text:p>4.4</text:p>
          </table:table-cell>
          <table:table-cell office:value-type="float" office:value="20.8" calcext:value-type="float">
            <text:p>20.8</text:p>
          </table:table-cell>
          <table:table-cell office:value-type="float" office:value="16.7402" calcext:value-type="float">
            <text:p>16.7402</text:p>
          </table:table-cell>
          <table:table-cell office:value-type="float" office:value="15.7187" calcext:value-type="float">
            <text:p>15.7187</text:p>
          </table:table-cell>
          <table:table-cell office:value-type="float" office:value="172" calcext:value-type="float">
            <text:p>172</text:p>
          </table:table-cell>
          <table:table-cell office:value-type="float" office:value="225.378" calcext:value-type="float">
            <text:p>225.37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44" calcext:value-type="float">
            <text:p>244</text:p>
          </table:table-cell>
          <table:table-cell office:value-type="float" office:value="223.373" calcext:value-type="float">
            <text:p>223.373</text:p>
          </table:table-cell>
          <table:table-cell office:value-type="float" office:value="7.09016" calcext:value-type="float">
            <text:p>7.09016</text:p>
          </table:table-cell>
          <table:table-cell office:value-type="float" office:value="0.344262" calcext:value-type="float">
            <text:p>0.344262</text:p>
          </table:table-cell>
          <table:table-cell office:value-type="float" office:value="227.578" calcext:value-type="float">
            <text:p>227.578</text:p>
          </table:table-cell>
          <table:table-cell office:value-type="float" office:value="7.47541" calcext:value-type="float">
            <text:p>7.47541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PMD Jayawarde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6.503" calcext:value-type="float">
            <text:p>176.503</text:p>
          </table:table-cell>
          <table:table-cell office:value-type="float" office:value="2" calcext:value-type="float">
            <text:p>2</text:p>
          </table:table-cell>
          <table:table-cell office:value-type="float" office:value="24.7508" calcext:value-type="float">
            <text:p>24.7508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3.9508" calcext:value-type="float">
            <text:p>13.9508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0833" calcext:value-type="float">
            <text:p>3.20833</text:p>
          </table:table-cell>
          <table:table-cell office:value-type="float" office:value="0.244792" calcext:value-type="float">
            <text:p>0.244792</text:p>
          </table:table-cell>
          <table:table-cell office:value-type="float" office:value="31.6979" calcext:value-type="float">
            <text:p>31.6979</text:p>
          </table:table-cell>
          <table:table-cell office:value-type="float" office:value="79.1109" calcext:value-type="float">
            <text:p>79.1109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1.6" calcext:value-type="float">
            <text:p>41.6</text:p>
          </table:table-cell>
          <table:table-cell office:value-type="float" office:value="83" calcext:value-type="float">
            <text:p>83</text:p>
          </table:table-cell>
          <table:table-cell office:value-type="float" office:value="54.9027" calcext:value-type="float">
            <text:p>54.9027</text:p>
          </table:table-cell>
          <table:table-cell office:value-type="float" office:value="15.6" calcext:value-type="float">
            <text:p>15.6</text:p>
          </table:table-cell>
          <table:table-cell office:value-type="float" office:value="10.8" calcext:value-type="float">
            <text:p>10.8</text:p>
          </table:table-cell>
          <table:table-cell office:value-type="float" office:value="13.8826" calcext:value-type="float">
            <text:p>13.8826</text:p>
          </table:table-cell>
          <table:table-cell office:value-type="float" office:value="13.9508" calcext:value-type="float">
            <text:p>13.9508</text:p>
          </table:table-cell>
          <table:table-cell office:value-type="float" office:value="195" calcext:value-type="float">
            <text:p>195</text:p>
          </table:table-cell>
          <table:table-cell office:value-type="float" office:value="201.253" calcext:value-type="float">
            <text:p>201.25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44" calcext:value-type="float">
            <text:p>244</text:p>
          </table:table-cell>
          <table:table-cell office:value-type="float" office:value="223.373" calcext:value-type="float">
            <text:p>223.373</text:p>
          </table:table-cell>
          <table:table-cell office:value-type="float" office:value="7.09016" calcext:value-type="float">
            <text:p>7.09016</text:p>
          </table:table-cell>
          <table:table-cell office:value-type="float" office:value="0.344262" calcext:value-type="float">
            <text:p>0.344262</text:p>
          </table:table-cell>
          <table:table-cell office:value-type="float" office:value="227.578" calcext:value-type="float">
            <text:p>227.578</text:p>
          </table:table-cell>
          <table:table-cell office:value-type="float" office:value="7.47541" calcext:value-type="float">
            <text:p>7.47541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C Sangakkara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76.558" calcext:value-type="float">
            <text:p>176.558</text:p>
          </table:table-cell>
          <table:table-cell office:value-type="float" office:value="2" calcext:value-type="float">
            <text:p>2</text:p>
          </table:table-cell>
          <table:table-cell office:value-type="float" office:value="23.7895" calcext:value-type="float">
            <text:p>23.7895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2.9895" calcext:value-type="float">
            <text:p>12.9895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33659" calcext:value-type="float">
            <text:p>4.33659</text:p>
          </table:table-cell>
          <table:table-cell office:value-type="float" office:value="0.360976" calcext:value-type="float">
            <text:p>0.360976</text:p>
          </table:table-cell>
          <table:table-cell office:value-type="float" office:value="41.9854" calcext:value-type="float">
            <text:p>41.9854</text:p>
          </table:table-cell>
          <table:table-cell office:value-type="float" office:value="80.6276" calcext:value-type="float">
            <text:p>80.6276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52.5577" calcext:value-type="float">
            <text:p>52.5577</text:p>
          </table:table-cell>
          <table:table-cell office:value-type="float" office:value="12" calcext:value-type="float">
            <text:p>12</text:p>
          </table:table-cell>
          <table:table-cell office:value-type="float" office:value="10.8" calcext:value-type="float">
            <text:p>10.8</text:p>
          </table:table-cell>
          <table:table-cell office:value-type="float" office:value="13.1968" calcext:value-type="float">
            <text:p>13.1968</text:p>
          </table:table-cell>
          <table:table-cell office:value-type="float" office:value="12.9895" calcext:value-type="float">
            <text:p>12.9895</text:p>
          </table:table-cell>
          <table:table-cell office:value-type="float" office:value="195" calcext:value-type="float">
            <text:p>195</text:p>
          </table:table-cell>
          <table:table-cell office:value-type="float" office:value="200.347" calcext:value-type="float">
            <text:p>200.34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59" calcext:value-type="float">
            <text:p>259</text:p>
          </table:table-cell>
          <table:table-cell office:value-type="float" office:value="242.378" calcext:value-type="float">
            <text:p>242.378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339768" calcext:value-type="float">
            <text:p>0.339768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7.12741" calcext:value-type="float">
            <text:p>7.12741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S Dhon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6.56" calcext:value-type="float">
            <text:p>126.56</text:p>
          </table:table-cell>
          <table:table-cell office:value-type="float" office:value="2" calcext:value-type="float">
            <text:p>2</text:p>
          </table:table-cell>
          <table:table-cell office:value-type="float" office:value="19.1396" calcext:value-type="float">
            <text:p>19.1396</text:p>
          </table:table-cell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office:value-type="float" office:value="12.7396" calcext:value-type="float">
            <text:p>12.7396</text:p>
          </table:table-cell>
          <table:table-cell office:value-type="float" office:value="253" calcext:value-type="float">
            <text:p>253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47872" calcext:value-type="float">
            <text:p>3.47872</text:p>
          </table:table-cell>
          <table:table-cell office:value-type="float" office:value="0.292553" calcext:value-type="float">
            <text:p>0.292553</text:p>
          </table:table-cell>
          <table:table-cell office:value-type="float" office:value="36.7713" calcext:value-type="float">
            <text:p>36.7713</text:p>
          </table:table-cell>
          <table:table-cell office:value-type="float" office:value="84.1612" calcext:value-type="float">
            <text:p>84.1612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8.4" calcext:value-type="float">
            <text:p>18.4</text:p>
          </table:table-cell>
          <table:table-cell office:value-type="float" office:value="78" calcext:value-type="float">
            <text:p>78</text:p>
          </table:table-cell>
          <table:table-cell office:value-type="float" office:value="49.1603" calcext:value-type="float">
            <text:p>49.1603</text:p>
          </table:table-cell>
          <table:table-cell office:value-type="float" office:value="0.8" calcext:value-type="float">
            <text:p>0.8</text:p>
          </table:table-cell>
          <table:table-cell office:value-type="float" office:value="6.4" calcext:value-type="float">
            <text:p>6.4</text:p>
          </table:table-cell>
          <table:table-cell office:value-type="float" office:value="13.6111" calcext:value-type="float">
            <text:p>13.6111</text:p>
          </table:table-cell>
          <table:table-cell office:value-type="float" office:value="12.7396" calcext:value-type="float">
            <text:p>12.7396</text:p>
          </table:table-cell>
          <table:table-cell office:value-type="float" office:value="142" calcext:value-type="float">
            <text:p>142</text:p>
          </table:table-cell>
          <table:table-cell office:value-type="float" office:value="145.7" calcext:value-type="float">
            <text:p>145.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59" calcext:value-type="float">
            <text:p>259</text:p>
          </table:table-cell>
          <table:table-cell office:value-type="float" office:value="242.378" calcext:value-type="float">
            <text:p>242.378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339768" calcext:value-type="float">
            <text:p>0.339768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7.12741" calcext:value-type="float">
            <text:p>7.12741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A Jadej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5.038" calcext:value-type="float">
            <text:p>125.038</text:p>
          </table:table-cell>
          <table:table-cell office:value-type="float" office:value="2" calcext:value-type="float">
            <text:p>2</text:p>
          </table:table-cell>
          <table:table-cell office:value-type="float" office:value="22.6605" calcext:value-type="float">
            <text:p>22.6605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.6</text:p>
          </table:table-cell>
          <table:table-cell office:value-type="float" office:value="13.0605" calcext:value-type="float">
            <text:p>13.0605</text:p>
          </table:table-cell>
          <table:table-cell office:value-type="float" office:value="253" calcext:value-type="float">
            <text:p>253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12941" calcext:value-type="float">
            <text:p>2.12941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21.7529" calcext:value-type="float">
            <text:p>21.7529</text:p>
          </table:table-cell>
          <table:table-cell office:value-type="float" office:value="82.4342" calcext:value-type="float">
            <text:p>82.434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50.0381" calcext:value-type="float">
            <text:p>50.0381</text:p>
          </table:table-cell>
          <table:table-cell office:value-type="float" office:value="0.8" calcext:value-type="float">
            <text:p>0.8</text:p>
          </table:table-cell>
          <table:table-cell office:value-type="float" office:value="9.6" calcext:value-type="float">
            <text:p>9.6</text:p>
          </table:table-cell>
          <table:table-cell office:value-type="float" office:value="13.9807" calcext:value-type="float">
            <text:p>13.9807</text:p>
          </table:table-cell>
          <table:table-cell office:value-type="float" office:value="13.0605" calcext:value-type="float">
            <text:p>13.0605</text:p>
          </table:table-cell>
          <table:table-cell office:value-type="float" office:value="142" calcext:value-type="float">
            <text:p>142</text:p>
          </table:table-cell>
          <table:table-cell office:value-type="float" office:value="147.699" calcext:value-type="float">
            <text:p>147.69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" calcext:value-type="float">
            <text:p>190</text:p>
          </table:table-cell>
          <table:table-cell office:value-type="float" office:value="234.274" calcext:value-type="float">
            <text:p>234.274</text:p>
          </table:table-cell>
          <table:table-cell office:value-type="float" office:value="7.4" calcext:value-type="float">
            <text:p>7.4</text:p>
          </table:table-cell>
          <table:table-cell office:value-type="float" office:value="0.373684" calcext:value-type="float">
            <text:p>0.373684</text:p>
          </table:table-cell>
          <table:table-cell office:value-type="float" office:value="232.363" calcext:value-type="float">
            <text:p>232.363</text:p>
          </table:table-cell>
          <table:table-cell office:value-type="float" office:value="7.33158" calcext:value-type="float">
            <text:p>7.33158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M Amla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83.664" calcext:value-type="float">
            <text:p>183.664</text:p>
          </table:table-cell>
          <table:table-cell office:value-type="float" office:value="2" calcext:value-type="float">
            <text:p>2</text:p>
          </table:table-cell>
          <table:table-cell office:value-type="float" office:value="22.5194" calcext:value-type="float">
            <text:p>22.5194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2.1194" calcext:value-type="float">
            <text:p>12.1194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0168" calcext:value-type="float">
            <text:p>5.20168</text:p>
          </table:table-cell>
          <table:table-cell office:value-type="float" office:value="0.403361" calcext:value-type="float">
            <text:p>0.403361</text:p>
          </table:table-cell>
          <table:table-cell office:value-type="float" office:value="48.7899" calcext:value-type="float">
            <text:p>48.7899</text:p>
          </table:table-cell>
          <table:table-cell office:value-type="float" office:value="86.9292" calcext:value-type="float">
            <text:p>86.9292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40.8" calcext:value-type="float">
            <text:p>40.8</text:p>
          </table:table-cell>
          <table:table-cell office:value-type="float" office:value="101" calcext:value-type="float">
            <text:p>101</text:p>
          </table:table-cell>
          <table:table-cell office:value-type="float" office:value="51.8642" calcext:value-type="float">
            <text:p>51.8642</text:p>
          </table:table-cell>
          <table:table-cell office:value-type="float" office:value="11.6" calcext:value-type="float">
            <text:p>11.6</text:p>
          </table:table-cell>
          <table:table-cell office:value-type="float" office:value="10.4" calcext:value-type="float">
            <text:p>10.4</text:p>
          </table:table-cell>
          <table:table-cell office:value-type="float" office:value="12.7091" calcext:value-type="float">
            <text:p>12.7091</text:p>
          </table:table-cell>
          <table:table-cell office:value-type="float" office:value="12.1194" calcext:value-type="float">
            <text:p>12.1194</text:p>
          </table:table-cell>
          <table:table-cell office:value-type="float" office:value="221" calcext:value-type="float">
            <text:p>221</text:p>
          </table:table-cell>
          <table:table-cell office:value-type="float" office:value="206.184" calcext:value-type="float">
            <text:p>206.18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" calcext:value-type="float">
            <text:p>190</text:p>
          </table:table-cell>
          <table:table-cell office:value-type="float" office:value="234.274" calcext:value-type="float">
            <text:p>234.274</text:p>
          </table:table-cell>
          <table:table-cell office:value-type="float" office:value="7.4" calcext:value-type="float">
            <text:p>7.4</text:p>
          </table:table-cell>
          <table:table-cell office:value-type="float" office:value="0.373684" calcext:value-type="float">
            <text:p>0.373684</text:p>
          </table:table-cell>
          <table:table-cell office:value-type="float" office:value="232.363" calcext:value-type="float">
            <text:p>232.363</text:p>
          </table:table-cell>
          <table:table-cell office:value-type="float" office:value="7.33158" calcext:value-type="float">
            <text:p>7.33158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P Duminy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09.687" calcext:value-type="float">
            <text:p>209.687</text:p>
          </table:table-cell>
          <table:table-cell office:value-type="float" office:value="2" calcext:value-type="float">
            <text:p>2</text:p>
          </table:table-cell>
          <table:table-cell office:value-type="float" office:value="28.3786" calcext:value-type="float">
            <text:p>28.3786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3.1786" calcext:value-type="float">
            <text:p>13.178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252" calcext:value-type="float">
            <text:p>2.3252</text:p>
          </table:table-cell>
          <table:table-cell office:value-type="float" office:value="0.186992" calcext:value-type="float">
            <text:p>0.186992</text:p>
          </table:table-cell>
          <table:table-cell office:value-type="float" office:value="29.9675" calcext:value-type="float">
            <text:p>29.9675</text:p>
          </table:table-cell>
          <table:table-cell office:value-type="float" office:value="80.2351" calcext:value-type="float">
            <text:p>80.235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3.6" calcext:value-type="float">
            <text:p>63.6</text:p>
          </table:table-cell>
          <table:table-cell office:value-type="float" office:value="101" calcext:value-type="float">
            <text:p>101</text:p>
          </table:table-cell>
          <table:table-cell office:value-type="float" office:value="55.0872" calcext:value-type="float">
            <text:p>55.0872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3.2469" calcext:value-type="float">
            <text:p>13.2469</text:p>
          </table:table-cell>
          <table:table-cell office:value-type="float" office:value="13.1786" calcext:value-type="float">
            <text:p>13.1786</text:p>
          </table:table-cell>
          <table:table-cell office:value-type="float" office:value="221" calcext:value-type="float">
            <text:p>221</text:p>
          </table:table-cell>
          <table:table-cell office:value-type="float" office:value="238.066" calcext:value-type="float">
            <text:p>238.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0" calcext:value-type="float">
            <text:p>160</text:p>
          </table:table-cell>
          <table:table-cell office:value-type="float" office:value="218.438" calcext:value-type="float">
            <text:p>218.438</text:p>
          </table:table-cell>
          <table:table-cell office:value-type="float" office:value="7.70625" calcext:value-type="float">
            <text:p>7.70625</text:p>
          </table:table-cell>
          <table:table-cell office:value-type="float" office:value="0.4" calcext:value-type="float">
            <text:p>0.4</text:p>
          </table:table-cell>
          <table:table-cell office:value-type="float" office:value="211.106" calcext:value-type="float">
            <text:p>211.106</text:p>
          </table:table-cell>
          <table:table-cell office:value-type="float" office:value="7.05" calcext:value-type="float">
            <text:p>7.05</text:p>
          </table:table-cell>
          <table:table-cell office:value-type="float" office:value="0.325" calcext:value-type="float">
            <text:p>0.3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shfiqur Rahim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86.667" calcext:value-type="float">
            <text:p>186.667</text:p>
          </table:table-cell>
          <table:table-cell office:value-type="float" office:value="2" calcext:value-type="float">
            <text:p>2</text:p>
          </table:table-cell>
          <table:table-cell office:value-type="float" office:value="18.9746" calcext:value-type="float">
            <text:p>18.9746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10.1746" calcext:value-type="float">
            <text:p>10.1746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1111" calcext:value-type="float">
            <text:p>2.61111</text:p>
          </table:table-cell>
          <table:table-cell office:value-type="float" office:value="0.18254" calcext:value-type="float">
            <text:p>0.18254</text:p>
          </table:table-cell>
          <table:table-cell office:value-type="float" office:value="27.7778" calcext:value-type="float">
            <text:p>27.7778</text:p>
          </table:table-cell>
          <table:table-cell office:value-type="float" office:value="75.2526" calcext:value-type="float">
            <text:p>75.2526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40.8" calcext:value-type="float">
            <text:p>40.8</text:p>
          </table:table-cell>
          <table:table-cell office:value-type="float" office:value="75" calcext:value-type="float">
            <text:p>75</text:p>
          </table:table-cell>
          <table:table-cell office:value-type="float" office:value="46.8672" calcext:value-type="float">
            <text:p>46.8672</text:p>
          </table:table-cell>
          <table:table-cell office:value-type="float" office:value="14" calcext:value-type="float">
            <text:p>14</text:p>
          </table:table-cell>
          <table:table-cell office:value-type="float" office:value="8.8" calcext:value-type="float">
            <text:p>8.8</text:p>
          </table:table-cell>
          <table:table-cell office:value-type="float" office:value="11.7701" calcext:value-type="float">
            <text:p>11.7701</text:p>
          </table:table-cell>
          <table:table-cell office:value-type="float" office:value="10.1746" calcext:value-type="float">
            <text:p>10.1746</text:p>
          </table:table-cell>
          <table:table-cell office:value-type="float" office:value="193" calcext:value-type="float">
            <text:p>193</text:p>
          </table:table-cell>
          <table:table-cell office:value-type="float" office:value="205.642" calcext:value-type="float">
            <text:p>205.64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0" calcext:value-type="float">
            <text:p>160</text:p>
          </table:table-cell>
          <table:table-cell office:value-type="float" office:value="218.438" calcext:value-type="float">
            <text:p>218.438</text:p>
          </table:table-cell>
          <table:table-cell office:value-type="float" office:value="7.70625" calcext:value-type="float">
            <text:p>7.70625</text:p>
          </table:table-cell>
          <table:table-cell office:value-type="float" office:value="0.4" calcext:value-type="float">
            <text:p>0.4</text:p>
          </table:table-cell>
          <table:table-cell office:value-type="float" office:value="211.106" calcext:value-type="float">
            <text:p>211.106</text:p>
          </table:table-cell>
          <table:table-cell office:value-type="float" office:value="7.05" calcext:value-type="float">
            <text:p>7.05</text:p>
          </table:table-cell>
          <table:table-cell office:value-type="float" office:value="0.325" calcext:value-type="float">
            <text:p>0.3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amim Iqbal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91.836" calcext:value-type="float">
            <text:p>191.836</text:p>
          </table:table-cell>
          <table:table-cell office:value-type="float" office:value="2" calcext:value-type="float">
            <text:p>2</text:p>
          </table:table-cell>
          <table:table-cell office:value-type="float" office:value="20.8553" calcext:value-type="float">
            <text:p>20.8553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9.25531" calcext:value-type="float">
            <text:p>9.25531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5344" calcext:value-type="float">
            <text:p>4.05344</text:p>
          </table:table-cell>
          <table:table-cell office:value-type="float" office:value="0.274809" calcext:value-type="float">
            <text:p>0.274809</text:p>
          </table:table-cell>
          <table:table-cell office:value-type="float" office:value="31.8015" calcext:value-type="float">
            <text:p>31.8015</text:p>
          </table:table-cell>
          <table:table-cell office:value-type="float" office:value="76.8068" calcext:value-type="float">
            <text:p>76.8068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47.6" calcext:value-type="float">
            <text:p>47.6</text:p>
          </table:table-cell>
          <table:table-cell office:value-type="float" office:value="75" calcext:value-type="float">
            <text:p>75</text:p>
          </table:table-cell>
          <table:table-cell office:value-type="float" office:value="45.2359" calcext:value-type="float">
            <text:p>45.2359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11.4663" calcext:value-type="float">
            <text:p>11.4663</text:p>
          </table:table-cell>
          <table:table-cell office:value-type="float" office:value="9.25531" calcext:value-type="float">
            <text:p>9.25531</text:p>
          </table:table-cell>
          <table:table-cell office:value-type="float" office:value="193" calcext:value-type="float">
            <text:p>193</text:p>
          </table:table-cell>
          <table:table-cell office:value-type="float" office:value="212.691" calcext:value-type="float">
            <text:p>212.69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0" calcext:value-type="float">
            <text:p>160</text:p>
          </table:table-cell>
          <table:table-cell office:value-type="float" office:value="218.438" calcext:value-type="float">
            <text:p>218.438</text:p>
          </table:table-cell>
          <table:table-cell office:value-type="float" office:value="7.70625" calcext:value-type="float">
            <text:p>7.70625</text:p>
          </table:table-cell>
          <table:table-cell office:value-type="float" office:value="0.4" calcext:value-type="float">
            <text:p>0.4</text:p>
          </table:table-cell>
          <table:table-cell office:value-type="float" office:value="211.106" calcext:value-type="float">
            <text:p>211.106</text:p>
          </table:table-cell>
          <table:table-cell office:value-type="float" office:value="7.05" calcext:value-type="float">
            <text:p>7.05</text:p>
          </table:table-cell>
          <table:table-cell office:value-type="float" office:value="0.325" calcext:value-type="float">
            <text:p>0.3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akib Al Has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.412" calcext:value-type="float">
            <text:p>190.412</text:p>
          </table:table-cell>
          <table:table-cell office:value-type="float" office:value="2" calcext:value-type="float">
            <text:p>2</text:p>
          </table:table-cell>
          <table:table-cell office:value-type="float" office:value="18.0354" calcext:value-type="float">
            <text:p>18.03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.0354" calcext:value-type="float">
            <text:p>10.0354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86992" calcext:value-type="float">
            <text:p>2.86992</text:p>
          </table:table-cell>
          <table:table-cell office:value-type="float" office:value="0.252033" calcext:value-type="float">
            <text:p>0.252033</text:p>
          </table:table-cell>
          <table:table-cell office:value-type="float" office:value="29.9106" calcext:value-type="float">
            <text:p>29.9106</text:p>
          </table:table-cell>
          <table:table-cell office:value-type="float" office:value="79.0163" calcext:value-type="float">
            <text:p>79.0163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45.4125" calcext:value-type="float">
            <text:p>45.4125</text:p>
          </table:table-cell>
          <table:table-cell office:value-type="float" office:value="18.4" calcext:value-type="float">
            <text:p>18.4</text:p>
          </table:table-cell>
          <table:table-cell office:value-type="float" office:value="8" calcext:value-type="float">
            <text:p>8</text:p>
          </table:table-cell>
          <table:table-cell office:value-type="float" office:value="11.6695" calcext:value-type="float">
            <text:p>11.6695</text:p>
          </table:table-cell>
          <table:table-cell office:value-type="float" office:value="10.0354" calcext:value-type="float">
            <text:p>10.0354</text:p>
          </table:table-cell>
          <table:table-cell office:value-type="float" office:value="193" calcext:value-type="float">
            <text:p>193</text:p>
          </table:table-cell>
          <table:table-cell office:value-type="float" office:value="208.448" calcext:value-type="float">
            <text:p>208.44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0" calcext:value-type="float">
            <text:p>160</text:p>
          </table:table-cell>
          <table:table-cell office:value-type="float" office:value="218.438" calcext:value-type="float">
            <text:p>218.438</text:p>
          </table:table-cell>
          <table:table-cell office:value-type="float" office:value="7.70625" calcext:value-type="float">
            <text:p>7.70625</text:p>
          </table:table-cell>
          <table:table-cell office:value-type="float" office:value="0.4" calcext:value-type="float">
            <text:p>0.4</text:p>
          </table:table-cell>
          <table:table-cell office:value-type="float" office:value="211.106" calcext:value-type="float">
            <text:p>211.106</text:p>
          </table:table-cell>
          <table:table-cell office:value-type="float" office:value="7.05" calcext:value-type="float">
            <text:p>7.05</text:p>
          </table:table-cell>
          <table:table-cell office:value-type="float" office:value="0.325" calcext:value-type="float">
            <text:p>0.3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uvagoto Ho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.412" calcext:value-type="float">
            <text:p>190.412</text:p>
          </table:table-cell>
          <table:table-cell office:value-type="float" office:value="2" calcext:value-type="float">
            <text:p>2</text:p>
          </table:table-cell>
          <table:table-cell office:value-type="float" office:value="18.0354" calcext:value-type="float">
            <text:p>18.03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.0354" calcext:value-type="float">
            <text:p>10.0354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.3333" calcext:value-type="float">
            <text:p>23.3333</text:p>
          </table:table-cell>
          <table:table-cell office:value-type="float" office:value="79.5455" calcext:value-type="float">
            <text:p>79.54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45.4125" calcext:value-type="float">
            <text:p>45.4125</text:p>
          </table:table-cell>
          <table:table-cell office:value-type="float" office:value="18.4" calcext:value-type="float">
            <text:p>18.4</text:p>
          </table:table-cell>
          <table:table-cell office:value-type="float" office:value="8" calcext:value-type="float">
            <text:p>8</text:p>
          </table:table-cell>
          <table:table-cell office:value-type="float" office:value="11.6695" calcext:value-type="float">
            <text:p>11.6695</text:p>
          </table:table-cell>
          <table:table-cell office:value-type="float" office:value="10.0354" calcext:value-type="float">
            <text:p>10.0354</text:p>
          </table:table-cell>
          <table:table-cell office:value-type="float" office:value="193" calcext:value-type="float">
            <text:p>193</text:p>
          </table:table-cell>
          <table:table-cell office:value-type="float" office:value="208.448" calcext:value-type="float">
            <text:p>208.44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1" calcext:value-type="float">
            <text:p>211</text:p>
          </table:table-cell>
          <table:table-cell office:value-type="float" office:value="222.621" calcext:value-type="float">
            <text:p>222.621</text:p>
          </table:table-cell>
          <table:table-cell office:value-type="float" office:value="7.38389" calcext:value-type="float">
            <text:p>7.38389</text:p>
          </table:table-cell>
          <table:table-cell office:value-type="float" office:value="0.393365" calcext:value-type="float">
            <text:p>0.393365</text:p>
          </table:table-cell>
          <table:table-cell office:value-type="float" office:value="235.517" calcext:value-type="float">
            <text:p>235.517</text:p>
          </table:table-cell>
          <table:table-cell office:value-type="float" office:value="7.54976" calcext:value-type="float">
            <text:p>7.54976</text:p>
          </table:table-cell>
          <table:table-cell office:value-type="float" office:value="0.336493" calcext:value-type="float">
            <text:p>0.33649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ounis Kha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49.518" calcext:value-type="float">
            <text:p>149.518</text:p>
          </table:table-cell>
          <table:table-cell office:value-type="float" office:value="3" calcext:value-type="float">
            <text:p>3</text:p>
          </table:table-cell>
          <table:table-cell office:value-type="float" office:value="20.8934" calcext:value-type="float">
            <text:p>20.893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12.4934" calcext:value-type="float">
            <text:p>12.4934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4655" calcext:value-type="float">
            <text:p>2.64655</text:p>
          </table:table-cell>
          <table:table-cell office:value-type="float" office:value="0.215517" calcext:value-type="float">
            <text:p>0.215517</text:p>
          </table:table-cell>
          <table:table-cell office:value-type="float" office:value="28.5" calcext:value-type="float">
            <text:p>28.5</text:p>
          </table:table-cell>
          <table:table-cell office:value-type="float" office:value="73.2713" calcext:value-type="float">
            <text:p>73.2713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4.8" calcext:value-type="float">
            <text:p>34.8</text:p>
          </table:table-cell>
          <table:table-cell office:value-type="float" office:value="89" calcext:value-type="float">
            <text:p>89</text:p>
          </table:table-cell>
          <table:table-cell office:value-type="float" office:value="50.7179" calcext:value-type="float">
            <text:p>50.7179</text:p>
          </table:table-cell>
          <table:table-cell office:value-type="float" office:value="7.2" calcext:value-type="float">
            <text:p>7.2</text:p>
          </table:table-cell>
          <table:table-cell office:value-type="float" office:value="8.4" calcext:value-type="float">
            <text:p>8.4</text:p>
          </table:table-cell>
          <table:table-cell office:value-type="float" office:value="11.5486" calcext:value-type="float">
            <text:p>11.5486</text:p>
          </table:table-cell>
          <table:table-cell office:value-type="float" office:value="12.4934" calcext:value-type="float">
            <text:p>12.4934</text:p>
          </table:table-cell>
          <table:table-cell office:value-type="float" office:value="183" calcext:value-type="float">
            <text:p>183</text:p>
          </table:table-cell>
          <table:table-cell office:value-type="float" office:value="170.411" calcext:value-type="float">
            <text:p>170.4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1" calcext:value-type="float">
            <text:p>211</text:p>
          </table:table-cell>
          <table:table-cell office:value-type="float" office:value="222.621" calcext:value-type="float">
            <text:p>222.621</text:p>
          </table:table-cell>
          <table:table-cell office:value-type="float" office:value="7.38389" calcext:value-type="float">
            <text:p>7.38389</text:p>
          </table:table-cell>
          <table:table-cell office:value-type="float" office:value="0.393365" calcext:value-type="float">
            <text:p>0.393365</text:p>
          </table:table-cell>
          <table:table-cell office:value-type="float" office:value="235.517" calcext:value-type="float">
            <text:p>235.517</text:p>
          </table:table-cell>
          <table:table-cell office:value-type="float" office:value="7.54976" calcext:value-type="float">
            <text:p>7.54976</text:p>
          </table:table-cell>
          <table:table-cell office:value-type="float" office:value="0.336493" calcext:value-type="float">
            <text:p>0.33649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isbah-ul-Haq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5.75" calcext:value-type="float">
            <text:p>145.75</text:p>
          </table:table-cell>
          <table:table-cell office:value-type="float" office:value="3" calcext:value-type="float">
            <text:p>3</text:p>
          </table:table-cell>
          <table:table-cell office:value-type="float" office:value="17.0115" calcext:value-type="float">
            <text:p>17.0115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2.6115" calcext:value-type="float">
            <text:p>12.611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95238" calcext:value-type="float">
            <text:p>2.95238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34.9921" calcext:value-type="float">
            <text:p>34.9921</text:p>
          </table:table-cell>
          <table:table-cell office:value-type="float" office:value="71.8195" calcext:value-type="float">
            <text:p>71.8195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0.8" calcext:value-type="float">
            <text:p>30.8</text:p>
          </table:table-cell>
          <table:table-cell office:value-type="float" office:value="89" calcext:value-type="float">
            <text:p>89</text:p>
          </table:table-cell>
          <table:table-cell office:value-type="float" office:value="50.9501" calcext:value-type="float">
            <text:p>50.9501</text:p>
          </table:table-cell>
          <table:table-cell office:value-type="float" office:value="7.6" calcext:value-type="float">
            <text:p>7.6</text:p>
          </table:table-cell>
          <table:table-cell office:value-type="float" office:value="4.4" calcext:value-type="float">
            <text:p>4.4</text:p>
          </table:table-cell>
          <table:table-cell office:value-type="float" office:value="11.593" calcext:value-type="float">
            <text:p>11.593</text:p>
          </table:table-cell>
          <table:table-cell office:value-type="float" office:value="12.6115" calcext:value-type="float">
            <text:p>12.6115</text:p>
          </table:table-cell>
          <table:table-cell office:value-type="float" office:value="183" calcext:value-type="float">
            <text:p>183</text:p>
          </table:table-cell>
          <table:table-cell office:value-type="float" office:value="162.762" calcext:value-type="float">
            <text:p>162.76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 Chigumbu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3.314" calcext:value-type="float">
            <text:p>133.314</text:p>
          </table:table-cell>
          <table:table-cell office:value-type="float" office:value="3" calcext:value-type="float">
            <text:p>3</text:p>
          </table:table-cell>
          <table:table-cell office:value-type="float" office:value="25.41" calcext:value-type="float">
            <text:p>25.41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office:value-type="float" office:value="12.61" calcext:value-type="float">
            <text:p>12.61</text:p>
          </table:table-cell>
          <table:table-cell office:value-type="float" office:value="274" calcext:value-type="float">
            <text:p>27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28947" calcext:value-type="float">
            <text:p>2.28947</text:p>
          </table:table-cell>
          <table:table-cell office:value-type="float" office:value="0.114035" calcext:value-type="float">
            <text:p>0.114035</text:p>
          </table:table-cell>
          <table:table-cell office:value-type="float" office:value="22.7895" calcext:value-type="float">
            <text:p>22.7895</text:p>
          </table:table-cell>
          <table:table-cell office:value-type="float" office:value="77.7844" calcext:value-type="float">
            <text:p>77.7844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0.4" calcext:value-type="float">
            <text:p>30.4</text:p>
          </table:table-cell>
          <table:table-cell office:value-type="float" office:value="69" calcext:value-type="float">
            <text:p>69</text:p>
          </table:table-cell>
          <table:table-cell office:value-type="float" office:value="51.9135" calcext:value-type="float">
            <text:p>51.9135</text:p>
          </table:table-cell>
          <table:table-cell office:value-type="float" office:value="5.6" calcext:value-type="float">
            <text:p>5.6</text:p>
          </table:table-cell>
          <table:table-cell office:value-type="float" office:value="12.8" calcext:value-type="float">
            <text:p>12.8</text:p>
          </table:table-cell>
          <table:table-cell office:value-type="float" office:value="14.1586" calcext:value-type="float">
            <text:p>14.1586</text:p>
          </table:table-cell>
          <table:table-cell office:value-type="float" office:value="12.61" calcext:value-type="float">
            <text:p>12.61</text:p>
          </table:table-cell>
          <table:table-cell office:value-type="float" office:value="123" calcext:value-type="float">
            <text:p>123</text:p>
          </table:table-cell>
          <table:table-cell office:value-type="float" office:value="158.724" calcext:value-type="float">
            <text:p>158.72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ikandar Raz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1.694" calcext:value-type="float">
            <text:p>131.694</text:p>
          </table:table-cell>
          <table:table-cell office:value-type="float" office:value="3" calcext:value-type="float">
            <text:p>3</text:p>
          </table:table-cell>
          <table:table-cell office:value-type="float" office:value="18.3047" calcext:value-type="float">
            <text:p>18.3047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11.9047" calcext:value-type="float">
            <text:p>11.9047</text:p>
          </table:table-cell>
          <table:table-cell office:value-type="float" office:value="274" calcext:value-type="float">
            <text:p>27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26.1842" calcext:value-type="float">
            <text:p>26.1842</text:p>
          </table:table-cell>
          <table:table-cell office:value-type="float" office:value="81.1582" calcext:value-type="float">
            <text:p>81.158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1.6" calcext:value-type="float">
            <text:p>31.6</text:p>
          </table:table-cell>
          <table:table-cell office:value-type="float" office:value="69" calcext:value-type="float">
            <text:p>69</text:p>
          </table:table-cell>
          <table:table-cell office:value-type="float" office:value="49.0941" calcext:value-type="float">
            <text:p>49.0941</text:p>
          </table:table-cell>
          <table:table-cell office:value-type="float" office:value="8" calcext:value-type="float">
            <text:p>8</text:p>
          </table:table-cell>
          <table:table-cell office:value-type="float" office:value="6.4" calcext:value-type="float">
            <text:p>6.4</text:p>
          </table:table-cell>
          <table:table-cell office:value-type="float" office:value="13.4829" calcext:value-type="float">
            <text:p>13.4829</text:p>
          </table:table-cell>
          <table:table-cell office:value-type="float" office:value="11.9047" calcext:value-type="float">
            <text:p>11.9047</text:p>
          </table:table-cell>
          <table:table-cell office:value-type="float" office:value="123" calcext:value-type="float">
            <text:p>123</text:p>
          </table:table-cell>
          <table:table-cell office:value-type="float" office:value="149.999" calcext:value-type="float">
            <text:p>149.99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L Carter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08.909" calcext:value-type="float">
            <text:p>208.909</text:p>
          </table:table-cell>
          <table:table-cell office:value-type="float" office:value="4" calcext:value-type="float">
            <text:p>4</text:p>
          </table:table-cell>
          <table:table-cell office:value-type="float" office:value="32.5499" calcext:value-type="float">
            <text:p>32.5499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11.7499" calcext:value-type="float">
            <text:p>11.7499</text:p>
          </table:table-cell>
          <table:table-cell office:value-type="float" office:value="394" calcext:value-type="float">
            <text:p>394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3636" calcext:value-type="float">
            <text:p>1.63636</text:p>
          </table:table-cell>
          <table:table-cell office:value-type="float" office:value="0" calcext:value-type="float">
            <text:p>0</text:p>
          </table:table-cell>
          <table:table-cell office:value-type="float" office:value="14.7273" calcext:value-type="float">
            <text:p>14.7273</text:p>
          </table:table-cell>
          <table:table-cell office:value-type="float" office:value="55.8621" calcext:value-type="float">
            <text:p>55.86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61.6" calcext:value-type="float">
            <text:p>61.6</text:p>
          </table:table-cell>
          <table:table-cell office:value-type="float" office:value="56" calcext:value-type="float">
            <text:p>56</text:p>
          </table:table-cell>
          <table:table-cell office:value-type="float" office:value="36.3089" calcext:value-type="float">
            <text:p>36.308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11.8195" calcext:value-type="float">
            <text:p>11.8195</text:p>
          </table:table-cell>
          <table:table-cell office:value-type="float" office:value="11.7499" calcext:value-type="float">
            <text:p>11.7499</text:p>
          </table:table-cell>
          <table:table-cell office:value-type="float" office:value="244" calcext:value-type="float">
            <text:p>244</text:p>
          </table:table-cell>
          <table:table-cell office:value-type="float" office:value="241.459" calcext:value-type="float">
            <text:p>241.45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JG Sammy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5.68" calcext:value-type="float">
            <text:p>205.68</text:p>
          </table:table-cell>
          <table:table-cell office:value-type="float" office:value="4" calcext:value-type="float">
            <text:p>4</text:p>
          </table:table-cell>
          <table:table-cell office:value-type="float" office:value="27.084" calcext:value-type="float">
            <text:p>27.084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</text:p>
          </table:table-cell>
          <table:table-cell office:value-type="float" office:value="12.284" calcext:value-type="float">
            <text:p>12.284</text:p>
          </table:table-cell>
          <table:table-cell office:value-type="float" office:value="394" calcext:value-type="float">
            <text:p>394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office:value-type="float" office:value="0.09" calcext:value-type="float">
            <text:p>0.09</text:p>
          </table:table-cell>
          <table:table-cell office:value-type="float" office:value="18.25" calcext:value-type="float">
            <text:p>18.25</text:p>
          </table:table-cell>
          <table:table-cell office:value-type="float" office:value="95.8005" calcext:value-type="float">
            <text:p>95.80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6.8" calcext:value-type="float">
            <text:p>56.8</text:p>
          </table:table-cell>
          <table:table-cell office:value-type="float" office:value="56" calcext:value-type="float">
            <text:p>56</text:p>
          </table:table-cell>
          <table:table-cell office:value-type="float" office:value="37.8801" calcext:value-type="float">
            <text:p>37.8801</text:p>
          </table:table-cell>
          <table:table-cell office:value-type="float" office:value="22.8" calcext:value-type="float">
            <text:p>22.8</text:p>
          </table:table-cell>
          <table:table-cell office:value-type="float" office:value="14.8" calcext:value-type="float">
            <text:p>14.8</text:p>
          </table:table-cell>
          <table:table-cell office:value-type="float" office:value="12.7568" calcext:value-type="float">
            <text:p>12.7568</text:p>
          </table:table-cell>
          <table:table-cell office:value-type="float" office:value="12.284" calcext:value-type="float">
            <text:p>12.284</text:p>
          </table:table-cell>
          <table:table-cell office:value-type="float" office:value="244" calcext:value-type="float">
            <text:p>244</text:p>
          </table:table-cell>
          <table:table-cell office:value-type="float" office:value="232.764" calcext:value-type="float">
            <text:p>232.76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D Russe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.65" calcext:value-type="float">
            <text:p>182.65</text:p>
          </table:table-cell>
          <table:table-cell office:value-type="float" office:value="4" calcext:value-type="float">
            <text:p>4</text:p>
          </table:table-cell>
          <table:table-cell office:value-type="float" office:value="15.3253" calcext:value-type="float">
            <text:p>15.325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2.9253" calcext:value-type="float">
            <text:p>12.9253</text:p>
          </table:table-cell>
          <table:table-cell office:value-type="float" office:value="394" calcext:value-type="float">
            <text:p>394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38095" calcext:value-type="float">
            <text:p>3.38095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23.2857" calcext:value-type="float">
            <text:p>23.2857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2.4" calcext:value-type="float">
            <text:p>32.4</text:p>
          </table:table-cell>
          <table:table-cell office:value-type="float" office:value="56" calcext:value-type="float">
            <text:p>56</text:p>
          </table:table-cell>
          <table:table-cell office:value-type="float" office:value="39.2495" calcext:value-type="float">
            <text:p>39.2495</text:p>
          </table:table-cell>
          <table:table-cell office:value-type="float" office:value="14.8" calcext:value-type="float">
            <text:p>14.8</text:p>
          </table:table-cell>
          <table:table-cell office:value-type="float" office:value="2.4" calcext:value-type="float">
            <text:p>2.4</text:p>
          </table:table-cell>
          <table:table-cell office:value-type="float" office:value="13.0646" calcext:value-type="float">
            <text:p>13.0646</text:p>
          </table:table-cell>
          <table:table-cell office:value-type="float" office:value="12.9253" calcext:value-type="float">
            <text:p>12.9253</text:p>
          </table:table-cell>
          <table:table-cell office:value-type="float" office:value="244" calcext:value-type="float">
            <text:p>244</text:p>
          </table:table-cell>
          <table:table-cell office:value-type="float" office:value="197.975" calcext:value-type="float">
            <text:p>197.97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O Hol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.65" calcext:value-type="float">
            <text:p>182.65</text:p>
          </table:table-cell>
          <table:table-cell office:value-type="float" office:value="4" calcext:value-type="float">
            <text:p>4</text:p>
          </table:table-cell>
          <table:table-cell office:value-type="float" office:value="15.3253" calcext:value-type="float">
            <text:p>15.325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2.9253" calcext:value-type="float">
            <text:p>12.9253</text:p>
          </table:table-cell>
          <table:table-cell office:value-type="float" office:value="394" calcext:value-type="float">
            <text:p>394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13636" calcext:value-type="float">
            <text:p>2.13636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16.9091" calcext:value-type="float">
            <text:p>16.9091</text:p>
          </table:table-cell>
          <table:table-cell office:value-type="float" office:value="97.8947" calcext:value-type="float">
            <text:p>97.89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2.4" calcext:value-type="float">
            <text:p>32.4</text:p>
          </table:table-cell>
          <table:table-cell office:value-type="float" office:value="56" calcext:value-type="float">
            <text:p>56</text:p>
          </table:table-cell>
          <table:table-cell office:value-type="float" office:value="39.2495" calcext:value-type="float">
            <text:p>39.2495</text:p>
          </table:table-cell>
          <table:table-cell office:value-type="float" office:value="14.8" calcext:value-type="float">
            <text:p>14.8</text:p>
          </table:table-cell>
          <table:table-cell office:value-type="float" office:value="2.4" calcext:value-type="float">
            <text:p>2.4</text:p>
          </table:table-cell>
          <table:table-cell office:value-type="float" office:value="13.0646" calcext:value-type="float">
            <text:p>13.0646</text:p>
          </table:table-cell>
          <table:table-cell office:value-type="float" office:value="12.9253" calcext:value-type="float">
            <text:p>12.9253</text:p>
          </table:table-cell>
          <table:table-cell office:value-type="float" office:value="244" calcext:value-type="float">
            <text:p>244</text:p>
          </table:table-cell>
          <table:table-cell office:value-type="float" office:value="197.975" calcext:value-type="float">
            <text:p>197.97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44" calcext:value-type="float">
            <text:p>244</text:p>
          </table:table-cell>
          <table:table-cell office:value-type="float" office:value="223.373" calcext:value-type="float">
            <text:p>223.373</text:p>
          </table:table-cell>
          <table:table-cell office:value-type="float" office:value="7.09016" calcext:value-type="float">
            <text:p>7.09016</text:p>
          </table:table-cell>
          <table:table-cell office:value-type="float" office:value="0.344262" calcext:value-type="float">
            <text:p>0.344262</text:p>
          </table:table-cell>
          <table:table-cell office:value-type="float" office:value="227.578" calcext:value-type="float">
            <text:p>227.578</text:p>
          </table:table-cell>
          <table:table-cell office:value-type="float" office:value="7.47541" calcext:value-type="float">
            <text:p>7.47541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D Chandim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8.567" calcext:value-type="float">
            <text:p>158.567</text:p>
          </table:table-cell>
          <table:table-cell office:value-type="float" office:value="1" calcext:value-type="float">
            <text:p>1</text:p>
          </table:table-cell>
          <table:table-cell office:value-type="float" office:value="30.7853" calcext:value-type="float">
            <text:p>30.7853</text:p>
          </table:table-cell>
          <table:table-cell office:value-type="float" office:value="2" calcext:value-type="float">
            <text:p>2</text:p>
          </table:table-cell>
          <table:table-cell office:value-type="float" office:value="17.2" calcext:value-type="float">
            <text:p>17.2</text:p>
          </table:table-cell>
          <table:table-cell office:value-type="float" office:value="13.5853" calcext:value-type="float">
            <text:p>13.5853</text:p>
          </table:table-cell>
          <table:table-cell office:value-type="float" office:value="207" calcext:value-type="float">
            <text:p>20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18478" calcext:value-type="float">
            <text:p>2.18478</text:p>
          </table:table-cell>
          <table:table-cell office:value-type="float" office:value="0.184783" calcext:value-type="float">
            <text:p>0.184783</text:p>
          </table:table-cell>
          <table:table-cell office:value-type="float" office:value="25.7391" calcext:value-type="float">
            <text:p>25.7391</text:p>
          </table:table-cell>
          <table:table-cell office:value-type="float" office:value="73.8615" calcext:value-type="float">
            <text:p>73.8615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8.4" calcext:value-type="float">
            <text:p>38.4</text:p>
          </table:table-cell>
          <table:table-cell office:value-type="float" office:value="104" calcext:value-type="float">
            <text:p>104</text:p>
          </table:table-cell>
          <table:table-cell office:value-type="float" office:value="38.1674" calcext:value-type="float">
            <text:p>38.1674</text:p>
          </table:table-cell>
          <table:table-cell office:value-type="float" office:value="7.6" calcext:value-type="float">
            <text:p>7.6</text:p>
          </table:table-cell>
          <table:table-cell office:value-type="float" office:value="17.2" calcext:value-type="float">
            <text:p>17.2</text:p>
          </table:table-cell>
          <table:table-cell office:value-type="float" office:value="12.2278" calcext:value-type="float">
            <text:p>12.2278</text:p>
          </table:table-cell>
          <table:table-cell office:value-type="float" office:value="13.5853" calcext:value-type="float">
            <text:p>13.5853</text:p>
          </table:table-cell>
          <table:table-cell office:value-type="float" office:value="170" calcext:value-type="float">
            <text:p>170</text:p>
          </table:table-cell>
          <table:table-cell office:value-type="float" office:value="189.353" calcext:value-type="float">
            <text:p>189.35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44" calcext:value-type="float">
            <text:p>244</text:p>
          </table:table-cell>
          <table:table-cell office:value-type="float" office:value="223.373" calcext:value-type="float">
            <text:p>223.373</text:p>
          </table:table-cell>
          <table:table-cell office:value-type="float" office:value="7.09016" calcext:value-type="float">
            <text:p>7.09016</text:p>
          </table:table-cell>
          <table:table-cell office:value-type="float" office:value="0.344262" calcext:value-type="float">
            <text:p>0.344262</text:p>
          </table:table-cell>
          <table:table-cell office:value-type="float" office:value="227.578" calcext:value-type="float">
            <text:p>227.578</text:p>
          </table:table-cell>
          <table:table-cell office:value-type="float" office:value="7.47541" calcext:value-type="float">
            <text:p>7.47541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D Mathew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.48" calcext:value-type="float">
            <text:p>161.48</text:p>
          </table:table-cell>
          <table:table-cell office:value-type="float" office:value="1" calcext:value-type="float">
            <text:p>1</text:p>
          </table:table-cell>
          <table:table-cell office:value-type="float" office:value="31.9688" calcext:value-type="float">
            <text:p>31.9688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207" calcext:value-type="float">
            <text:p>20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64122" calcext:value-type="float">
            <text:p>2.64122</text:p>
          </table:table-cell>
          <table:table-cell office:value-type="float" office:value="0.198473" calcext:value-type="float">
            <text:p>0.198473</text:p>
          </table:table-cell>
          <table:table-cell office:value-type="float" office:value="28.6794" calcext:value-type="float">
            <text:p>28.6794</text:p>
          </table:table-cell>
          <table:table-cell office:value-type="float" office:value="82.3362" calcext:value-type="float">
            <text:p>82.336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2.8" calcext:value-type="float">
            <text:p>42.8</text:p>
          </table:table-cell>
          <table:table-cell office:value-type="float" office:value="104" calcext:value-type="float">
            <text:p>104</text:p>
          </table:table-cell>
          <table:table-cell office:value-type="float" office:value="36.6798" calcext:value-type="float">
            <text:p>36.6798</text:p>
          </table:table-cell>
          <table:table-cell office:value-type="float" office:value="12.8" calcext:value-type="float">
            <text:p>12.8</text:p>
          </table:table-cell>
          <table:table-cell office:value-type="float" office:value="18.8" calcext:value-type="float">
            <text:p>18.8</text:p>
          </table:table-cell>
          <table:table-cell office:value-type="float" office:value="11.8599" calcext:value-type="float">
            <text:p>11.8599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170" calcext:value-type="float">
            <text:p>170</text:p>
          </table:table-cell>
          <table:table-cell office:value-type="float" office:value="193.449" calcext:value-type="float">
            <text:p>193.44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44" calcext:value-type="float">
            <text:p>244</text:p>
          </table:table-cell>
          <table:table-cell office:value-type="float" office:value="223.373" calcext:value-type="float">
            <text:p>223.373</text:p>
          </table:table-cell>
          <table:table-cell office:value-type="float" office:value="7.09016" calcext:value-type="float">
            <text:p>7.09016</text:p>
          </table:table-cell>
          <table:table-cell office:value-type="float" office:value="0.344262" calcext:value-type="float">
            <text:p>0.344262</text:p>
          </table:table-cell>
          <table:table-cell office:value-type="float" office:value="227.578" calcext:value-type="float">
            <text:p>227.578</text:p>
          </table:table-cell>
          <table:table-cell office:value-type="float" office:value="7.47541" calcext:value-type="float">
            <text:p>7.47541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AM Siriwarda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.084" calcext:value-type="float">
            <text:p>162.084</text:p>
          </table:table-cell>
          <table:table-cell office:value-type="float" office:value="1" calcext:value-type="float">
            <text:p>1</text:p>
          </table:table-cell>
          <table:table-cell office:value-type="float" office:value="31.3732" calcext:value-type="float">
            <text:p>31.3732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office:value-type="float" office:value="12.5732" calcext:value-type="float">
            <text:p>12.5732</text:p>
          </table:table-cell>
          <table:table-cell office:value-type="float" office:value="207" calcext:value-type="float">
            <text:p>20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26.2" calcext:value-type="float">
            <text:p>26.2</text:p>
          </table:table-cell>
          <table:table-cell office:value-type="float" office:value="111.489" calcext:value-type="float">
            <text:p>111.4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4.8" calcext:value-type="float">
            <text:p>44.8</text:p>
          </table:table-cell>
          <table:table-cell office:value-type="float" office:value="104" calcext:value-type="float">
            <text:p>104</text:p>
          </table:table-cell>
          <table:table-cell office:value-type="float" office:value="35.2839" calcext:value-type="float">
            <text:p>35.2839</text:p>
          </table:table-cell>
          <table:table-cell office:value-type="float" office:value="15.6" calcext:value-type="float">
            <text:p>15.6</text:p>
          </table:table-cell>
          <table:table-cell office:value-type="float" office:value="18.8" calcext:value-type="float">
            <text:p>18.8</text:p>
          </table:table-cell>
          <table:table-cell office:value-type="float" office:value="11.7284" calcext:value-type="float">
            <text:p>11.7284</text:p>
          </table:table-cell>
          <table:table-cell office:value-type="float" office:value="12.5732" calcext:value-type="float">
            <text:p>12.5732</text:p>
          </table:table-cell>
          <table:table-cell office:value-type="float" office:value="170" calcext:value-type="float">
            <text:p>170</text:p>
          </table:table-cell>
          <table:table-cell office:value-type="float" office:value="193.457" calcext:value-type="float">
            <text:p>193.45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" calcext:value-type="float">
            <text:p>190</text:p>
          </table:table-cell>
          <table:table-cell office:value-type="float" office:value="234.274" calcext:value-type="float">
            <text:p>234.274</text:p>
          </table:table-cell>
          <table:table-cell office:value-type="float" office:value="7.4" calcext:value-type="float">
            <text:p>7.4</text:p>
          </table:table-cell>
          <table:table-cell office:value-type="float" office:value="0.373684" calcext:value-type="float">
            <text:p>0.373684</text:p>
          </table:table-cell>
          <table:table-cell office:value-type="float" office:value="232.363" calcext:value-type="float">
            <text:p>232.363</text:p>
          </table:table-cell>
          <table:table-cell office:value-type="float" office:value="7.33158" calcext:value-type="float">
            <text:p>7.33158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H Kallis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18.356" calcext:value-type="float">
            <text:p>118.356</text:p>
          </table:table-cell>
          <table:table-cell office:value-type="float" office:value="1" calcext:value-type="float">
            <text:p>1</text:p>
          </table:table-cell>
          <table:table-cell office:value-type="float" office:value="20.7688" calcext:value-type="float">
            <text:p>20.7688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8621" calcext:value-type="float">
            <text:p>3.58621</text:p>
          </table:table-cell>
          <table:table-cell office:value-type="float" office:value="0.356322" calcext:value-type="float">
            <text:p>0.356322</text:p>
          </table:table-cell>
          <table:table-cell office:value-type="float" office:value="37.2644" calcext:value-type="float">
            <text:p>37.2644</text:p>
          </table:table-cell>
          <table:table-cell office:value-type="float" office:value="76.4442" calcext:value-type="float">
            <text:p>76.4442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4.8" calcext:value-type="float">
            <text:p>24.8</text:p>
          </table:table-cell>
          <table:table-cell office:value-type="float" office:value="64" calcext:value-type="float">
            <text:p>64</text:p>
          </table:table-cell>
          <table:table-cell office:value-type="float" office:value="26.556" calcext:value-type="float">
            <text:p>26.556</text:p>
          </table:table-cell>
          <table:table-cell office:value-type="float" office:value="17.2" calcext:value-type="float">
            <text:p>17.2</text:p>
          </table:table-cell>
          <table:table-cell office:value-type="float" office:value="7.6" calcext:value-type="float">
            <text:p>7.6</text:p>
          </table:table-cell>
          <table:table-cell office:value-type="float" office:value="13.3872" calcext:value-type="float">
            <text:p>13.3872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142" calcext:value-type="float">
            <text:p>142</text:p>
          </table:table-cell>
          <table:table-cell office:value-type="float" office:value="139.125" calcext:value-type="float">
            <text:p>139.12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0" calcext:value-type="float">
            <text:p>190</text:p>
          </table:table-cell>
          <table:table-cell office:value-type="float" office:value="234.274" calcext:value-type="float">
            <text:p>234.274</text:p>
          </table:table-cell>
          <table:table-cell office:value-type="float" office:value="7.4" calcext:value-type="float">
            <text:p>7.4</text:p>
          </table:table-cell>
          <table:table-cell office:value-type="float" office:value="0.373684" calcext:value-type="float">
            <text:p>0.373684</text:p>
          </table:table-cell>
          <table:table-cell office:value-type="float" office:value="232.363" calcext:value-type="float">
            <text:p>232.363</text:p>
          </table:table-cell>
          <table:table-cell office:value-type="float" office:value="7.33158" calcext:value-type="float">
            <text:p>7.33158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 de Villier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21.368" calcext:value-type="float">
            <text:p>121.368</text:p>
          </table:table-cell>
          <table:table-cell office:value-type="float" office:value="1" calcext:value-type="float">
            <text:p>1</text:p>
          </table:table-cell>
          <table:table-cell office:value-type="float" office:value="20.8161" calcext:value-type="float">
            <text:p>20.8161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12.4161" calcext:value-type="float">
            <text:p>12.416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4969" calcext:value-type="float">
            <text:p>5.04969</text:p>
          </table:table-cell>
          <table:table-cell office:value-type="float" office:value="0.403727" calcext:value-type="float">
            <text:p>0.403727</text:p>
          </table:table-cell>
          <table:table-cell office:value-type="float" office:value="47.2174" calcext:value-type="float">
            <text:p>47.2174</text:p>
          </table:table-cell>
          <table:table-cell office:value-type="float" office:value="98.8428" calcext:value-type="float">
            <text:p>98.8428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9.2" calcext:value-type="float">
            <text:p>29.2</text:p>
          </table:table-cell>
          <table:table-cell office:value-type="float" office:value="64" calcext:value-type="float">
            <text:p>64</text:p>
          </table:table-cell>
          <table:table-cell office:value-type="float" office:value="25.1677" calcext:value-type="float">
            <text:p>25.1677</text:p>
          </table:table-cell>
          <table:table-cell office:value-type="float" office:value="20.8" calcext:value-type="float">
            <text:p>20.8</text:p>
          </table:table-cell>
          <table:table-cell office:value-type="float" office:value="8.4" calcext:value-type="float">
            <text:p>8.4</text:p>
          </table:table-cell>
          <table:table-cell office:value-type="float" office:value="12.7516" calcext:value-type="float">
            <text:p>12.7516</text:p>
          </table:table-cell>
          <table:table-cell office:value-type="float" office:value="12.4161" calcext:value-type="float">
            <text:p>12.4161</text:p>
          </table:table-cell>
          <table:table-cell office:value-type="float" office:value="142" calcext:value-type="float">
            <text:p>142</text:p>
          </table:table-cell>
          <table:table-cell office:value-type="float" office:value="142.184" calcext:value-type="float">
            <text:p>142.18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28" calcext:value-type="float">
            <text:p>228</text:p>
          </table:table-cell>
          <table:table-cell office:value-type="float" office:value="239.627" calcext:value-type="float">
            <text:p>239.627</text:p>
          </table:table-cell>
          <table:table-cell office:value-type="float" office:value="7.69737" calcext:value-type="float">
            <text:p>7.69737</text:p>
          </table:table-cell>
          <table:table-cell office:value-type="float" office:value="0.372807" calcext:value-type="float">
            <text:p>0.372807</text:p>
          </table:table-cell>
          <table:table-cell office:value-type="float" office:value="232.079" calcext:value-type="float">
            <text:p>232.079</text:p>
          </table:table-cell>
          <table:table-cell office:value-type="float" office:value="7.23246" calcext:value-type="float">
            <text:p>7.23246</text:p>
          </table:table-cell>
          <table:table-cell office:value-type="float" office:value="0.337719" calcext:value-type="float">
            <text:p>0.3377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 Gilchrist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25.416" calcext:value-type="float">
            <text:p>125.416</text:p>
          </table:table-cell>
          <table:table-cell office:value-type="float" office:value="1" calcext:value-type="float">
            <text:p>1</text:p>
          </table:table-cell>
          <table:table-cell office:value-type="float" office:value="19.4529" calcext:value-type="float">
            <text:p>19.4529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12.2529" calcext:value-type="float">
            <text:p>12.252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0.275" calcext:value-type="float">
            <text:p>0.275</text:p>
          </table:table-cell>
          <table:table-cell office:value-type="float" office:value="31.425" calcext:value-type="float">
            <text:p>31.425</text:p>
          </table:table-cell>
          <table:table-cell office:value-type="float" office:value="96.1009" calcext:value-type="float">
            <text:p>96.10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2.8" calcext:value-type="float">
            <text:p>22.8</text:p>
          </table:table-cell>
          <table:table-cell office:value-type="float" office:value="59" calcext:value-type="float">
            <text:p>59</text:p>
          </table:table-cell>
          <table:table-cell office:value-type="float" office:value="24.6165" calcext:value-type="float">
            <text:p>24.6165</text:p>
          </table:table-cell>
          <table:table-cell office:value-type="float" office:value="15.6" calcext:value-type="float">
            <text:p>15.6</text:p>
          </table:table-cell>
          <table:table-cell office:value-type="float" office:value="7.2" calcext:value-type="float">
            <text:p>7.2</text:p>
          </table:table-cell>
          <table:table-cell office:value-type="float" office:value="12.3636" calcext:value-type="float">
            <text:p>12.3636</text:p>
          </table:table-cell>
          <table:table-cell office:value-type="float" office:value="12.2529" calcext:value-type="float">
            <text:p>12.2529</text:p>
          </table:table-cell>
          <table:table-cell office:value-type="float" office:value="147" calcext:value-type="float">
            <text:p>147</text:p>
          </table:table-cell>
          <table:table-cell office:value-type="float" office:value="144.869" calcext:value-type="float">
            <text:p>144.86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28" calcext:value-type="float">
            <text:p>228</text:p>
          </table:table-cell>
          <table:table-cell office:value-type="float" office:value="239.627" calcext:value-type="float">
            <text:p>239.627</text:p>
          </table:table-cell>
          <table:table-cell office:value-type="float" office:value="7.69737" calcext:value-type="float">
            <text:p>7.69737</text:p>
          </table:table-cell>
          <table:table-cell office:value-type="float" office:value="0.372807" calcext:value-type="float">
            <text:p>0.372807</text:p>
          </table:table-cell>
          <table:table-cell office:value-type="float" office:value="232.079" calcext:value-type="float">
            <text:p>232.079</text:p>
          </table:table-cell>
          <table:table-cell office:value-type="float" office:value="7.23246" calcext:value-type="float">
            <text:p>7.23246</text:p>
          </table:table-cell>
          <table:table-cell office:value-type="float" office:value="0.337719" calcext:value-type="float">
            <text:p>0.3377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T Ponting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0.835" calcext:value-type="float">
            <text:p>130.835</text:p>
          </table:table-cell>
          <table:table-cell office:value-type="float" office:value="1" calcext:value-type="float">
            <text:p>1</text:p>
          </table:table-cell>
          <table:table-cell office:value-type="float" office:value="25.065" calcext:value-type="float">
            <text:p>25.065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13.865" calcext:value-type="float">
            <text:p>13.86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17431" calcext:value-type="float">
            <text:p>4.17431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38.1009" calcext:value-type="float">
            <text:p>38.1009</text:p>
          </table:table-cell>
          <table:table-cell office:value-type="float" office:value="80.8606" calcext:value-type="float">
            <text:p>80.8606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24.8" calcext:value-type="float">
            <text:p>24.8</text:p>
          </table:table-cell>
          <table:table-cell office:value-type="float" office:value="59" calcext:value-type="float">
            <text:p>59</text:p>
          </table:table-cell>
          <table:table-cell office:value-type="float" office:value="28.0349" calcext:value-type="float">
            <text:p>28.0349</text:p>
          </table:table-cell>
          <table:table-cell office:value-type="float" office:value="13.6" calcext:value-type="float">
            <text:p>13.6</text:p>
          </table:table-cell>
          <table:table-cell office:value-type="float" office:value="11.2" calcext:value-type="float">
            <text:p>11.2</text:p>
          </table:table-cell>
          <table:table-cell office:value-type="float" office:value="14.1699" calcext:value-type="float">
            <text:p>14.1699</text:p>
          </table:table-cell>
          <table:table-cell office:value-type="float" office:value="13.865" calcext:value-type="float">
            <text:p>13.865</text:p>
          </table:table-cell>
          <table:table-cell office:value-type="float" office:value="147" calcext:value-type="float">
            <text:p>147</text:p>
          </table:table-cell>
          <table:table-cell office:value-type="float" office:value="155.9" calcext:value-type="float">
            <text:p>155.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0" calcext:value-type="float">
            <text:p>160</text:p>
          </table:table-cell>
          <table:table-cell office:value-type="float" office:value="218.438" calcext:value-type="float">
            <text:p>218.438</text:p>
          </table:table-cell>
          <table:table-cell office:value-type="float" office:value="7.70625" calcext:value-type="float">
            <text:p>7.70625</text:p>
          </table:table-cell>
          <table:table-cell office:value-type="float" office:value="0.4" calcext:value-type="float">
            <text:p>0.4</text:p>
          </table:table-cell>
          <table:table-cell office:value-type="float" office:value="211.106" calcext:value-type="float">
            <text:p>211.106</text:p>
          </table:table-cell>
          <table:table-cell office:value-type="float" office:value="7.05" calcext:value-type="float">
            <text:p>7.05</text:p>
          </table:table-cell>
          <table:table-cell office:value-type="float" office:value="0.325" calcext:value-type="float">
            <text:p>0.3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qibul Hasa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2.4312" calcext:value-type="float">
            <text:p>82.4312</text:p>
          </table:table-cell>
          <table:table-cell office:value-type="float" office:value="4" calcext:value-type="float">
            <text:p>4</text:p>
          </table:table-cell>
          <table:table-cell office:value-type="float" office:value="23.5578" calcext:value-type="float">
            <text:p>23.5578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12.7578" calcext:value-type="float">
            <text:p>12.7578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85106" calcext:value-type="float">
            <text:p>1.85106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23.2766" calcext:value-type="float">
            <text:p>23.2766</text:p>
          </table:table-cell>
          <table:table-cell office:value-type="float" office:value="59.2312" calcext:value-type="float">
            <text:p>59.231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.4" calcext:value-type="float">
            <text:p>16.4</text:p>
          </table:table-cell>
          <table:table-cell office:value-type="float" office:value="45" calcext:value-type="float">
            <text:p>45</text:p>
          </table:table-cell>
          <table:table-cell office:value-type="float" office:value="24.0312" calcext:value-type="float">
            <text:p>24.0312</text:p>
          </table:table-cell>
          <table:table-cell office:value-type="float" office:value="5.6" calcext:value-type="float">
            <text:p>5.6</text:p>
          </table:table-cell>
          <table:table-cell office:value-type="float" office:value="10.8" calcext:value-type="float">
            <text:p>10.8</text:p>
          </table:table-cell>
          <table:table-cell office:value-type="float" office:value="11.2734" calcext:value-type="float">
            <text:p>11.2734</text:p>
          </table:table-cell>
          <table:table-cell office:value-type="float" office:value="12.7578" calcext:value-type="float">
            <text:p>12.7578</text:p>
          </table:table-cell>
          <table:table-cell office:value-type="float" office:value="69" calcext:value-type="float">
            <text:p>69</text:p>
          </table:table-cell>
          <table:table-cell office:value-type="float" office:value="105.989" calcext:value-type="float">
            <text:p>105.98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0" calcext:value-type="float">
            <text:p>160</text:p>
          </table:table-cell>
          <table:table-cell office:value-type="float" office:value="218.438" calcext:value-type="float">
            <text:p>218.438</text:p>
          </table:table-cell>
          <table:table-cell office:value-type="float" office:value="7.70625" calcext:value-type="float">
            <text:p>7.70625</text:p>
          </table:table-cell>
          <table:table-cell office:value-type="float" office:value="0.4" calcext:value-type="float">
            <text:p>0.4</text:p>
          </table:table-cell>
          <table:table-cell office:value-type="float" office:value="211.106" calcext:value-type="float">
            <text:p>211.106</text:p>
          </table:table-cell>
          <table:table-cell office:value-type="float" office:value="7.05" calcext:value-type="float">
            <text:p>7.05</text:p>
          </table:table-cell>
          <table:table-cell office:value-type="float" office:value="0.325" calcext:value-type="float">
            <text:p>0.3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himan Gho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.2162" calcext:value-type="float">
            <text:p>66.2162</text:p>
          </table:table-cell>
          <table:table-cell office:value-type="float" office:value="4" calcext:value-type="float">
            <text:p>4</text:p>
          </table:table-cell>
          <table:table-cell office:value-type="float" office:value="13.8281" calcext:value-type="float">
            <text:p>13.828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2.6281" calcext:value-type="float">
            <text:p>12.6281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" calcext:value-type="float">
            <text:p>0</text:p>
          </table:table-cell>
          <table:table-cell office:value-type="float" office:value="11.2727" calcext:value-type="float">
            <text:p>11.2727</text:p>
          </table:table-cell>
          <table:table-cell office:value-type="float" office:value="60.4878" calcext:value-type="float">
            <text:p>60.487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45" calcext:value-type="float">
            <text:p>45</text:p>
          </table:table-cell>
          <table:table-cell office:value-type="float" office:value="23.0162" calcext:value-type="float">
            <text:p>23.016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0.3881" calcext:value-type="float">
            <text:p>10.3881</text:p>
          </table:table-cell>
          <table:table-cell office:value-type="float" office:value="12.6281" calcext:value-type="float">
            <text:p>12.6281</text:p>
          </table:table-cell>
          <table:table-cell office:value-type="float" office:value="69" calcext:value-type="float">
            <text:p>69</text:p>
          </table:table-cell>
          <table:table-cell office:value-type="float" office:value="80.0444" calcext:value-type="float">
            <text:p>80.044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0" calcext:value-type="float">
            <text:p>160</text:p>
          </table:table-cell>
          <table:table-cell office:value-type="float" office:value="218.438" calcext:value-type="float">
            <text:p>218.438</text:p>
          </table:table-cell>
          <table:table-cell office:value-type="float" office:value="7.70625" calcext:value-type="float">
            <text:p>7.70625</text:p>
          </table:table-cell>
          <table:table-cell office:value-type="float" office:value="0.4" calcext:value-type="float">
            <text:p>0.4</text:p>
          </table:table-cell>
          <table:table-cell office:value-type="float" office:value="211.106" calcext:value-type="float">
            <text:p>211.106</text:p>
          </table:table-cell>
          <table:table-cell office:value-type="float" office:value="7.05" calcext:value-type="float">
            <text:p>7.05</text:p>
          </table:table-cell>
          <table:table-cell office:value-type="float" office:value="0.325" calcext:value-type="float">
            <text:p>0.3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bdur Razza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3661" calcext:value-type="float">
            <text:p>66.3661</text:p>
          </table:table-cell>
          <table:table-cell office:value-type="float" office:value="4" calcext:value-type="float">
            <text:p>4</text:p>
          </table:table-cell>
          <table:table-cell office:value-type="float" office:value="13.9547" calcext:value-type="float">
            <text:p>13.954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2.7547" calcext:value-type="float">
            <text:p>12.7547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49315" calcext:value-type="float">
            <text:p>0.849315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8.39726" calcext:value-type="float">
            <text:p>8.39726</text:p>
          </table:table-cell>
          <table:table-cell office:value-type="float" office:value="73.8554" calcext:value-type="float">
            <text:p>73.855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45" calcext:value-type="float">
            <text:p>45</text:p>
          </table:table-cell>
          <table:table-cell office:value-type="float" office:value="23.1661" calcext:value-type="float">
            <text:p>23.166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0.4114" calcext:value-type="float">
            <text:p>10.4114</text:p>
          </table:table-cell>
          <table:table-cell office:value-type="float" office:value="12.7547" calcext:value-type="float">
            <text:p>12.7547</text:p>
          </table:table-cell>
          <table:table-cell office:value-type="float" office:value="69" calcext:value-type="float">
            <text:p>69</text:p>
          </table:table-cell>
          <table:table-cell office:value-type="float" office:value="80.3208" calcext:value-type="float">
            <text:p>80.320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0" calcext:value-type="float">
            <text:p>160</text:p>
          </table:table-cell>
          <table:table-cell office:value-type="float" office:value="218.438" calcext:value-type="float">
            <text:p>218.438</text:p>
          </table:table-cell>
          <table:table-cell office:value-type="float" office:value="7.70625" calcext:value-type="float">
            <text:p>7.70625</text:p>
          </table:table-cell>
          <table:table-cell office:value-type="float" office:value="0.4" calcext:value-type="float">
            <text:p>0.4</text:p>
          </table:table-cell>
          <table:table-cell office:value-type="float" office:value="211.106" calcext:value-type="float">
            <text:p>211.106</text:p>
          </table:table-cell>
          <table:table-cell office:value-type="float" office:value="7.05" calcext:value-type="float">
            <text:p>7.05</text:p>
          </table:table-cell>
          <table:table-cell office:value-type="float" office:value="0.325" calcext:value-type="float">
            <text:p>0.3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shrafe Mortaz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3661" calcext:value-type="float">
            <text:p>66.3661</text:p>
          </table:table-cell>
          <table:table-cell office:value-type="float" office:value="4" calcext:value-type="float">
            <text:p>4</text:p>
          </table:table-cell>
          <table:table-cell office:value-type="float" office:value="13.9547" calcext:value-type="float">
            <text:p>13.954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2.7547" calcext:value-type="float">
            <text:p>12.7547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27536" calcext:value-type="float">
            <text:p>1.27536</text:p>
          </table:table-cell>
          <table:table-cell office:value-type="float" office:value="0" calcext:value-type="float">
            <text:p>0</text:p>
          </table:table-cell>
          <table:table-cell office:value-type="float" office:value="11.1594" calcext:value-type="float">
            <text:p>11.1594</text:p>
          </table:table-cell>
          <table:table-cell office:value-type="float" office:value="76.9231" calcext:value-type="float">
            <text:p>76.923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45" calcext:value-type="float">
            <text:p>45</text:p>
          </table:table-cell>
          <table:table-cell office:value-type="float" office:value="23.1661" calcext:value-type="float">
            <text:p>23.166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0.4114" calcext:value-type="float">
            <text:p>10.4114</text:p>
          </table:table-cell>
          <table:table-cell office:value-type="float" office:value="12.7547" calcext:value-type="float">
            <text:p>12.7547</text:p>
          </table:table-cell>
          <table:table-cell office:value-type="float" office:value="69" calcext:value-type="float">
            <text:p>69</text:p>
          </table:table-cell>
          <table:table-cell office:value-type="float" office:value="80.3208" calcext:value-type="float">
            <text:p>80.320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" calcext:value-type="float">
            <text:p>184</text:p>
          </table:table-cell>
          <table:table-cell office:value-type="float" office:value="233.745" calcext:value-type="float">
            <text:p>233.745</text:p>
          </table:table-cell>
          <table:table-cell office:value-type="float" office:value="7.39674" calcext:value-type="float">
            <text:p>7.3967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227.951" calcext:value-type="float">
            <text:p>227.951</text:p>
          </table:table-cell>
          <table:table-cell office:value-type="float" office:value="7.30435" calcext:value-type="float">
            <text:p>7.30435</text:p>
          </table:table-cell>
          <table:table-cell office:value-type="float" office:value="0.353261" calcext:value-type="float">
            <text:p>0.3532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D Elliot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7.339" calcext:value-type="float">
            <text:p>117.339</text:p>
          </table:table-cell>
          <table:table-cell office:value-type="float" office:value="2" calcext:value-type="float">
            <text:p>2</text:p>
          </table:table-cell>
          <table:table-cell office:value-type="float" office:value="23.3895" calcext:value-type="float">
            <text:p>23.38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.3895" calcext:value-type="float">
            <text:p>15.3895</text:p>
          </table:table-cell>
          <table:table-cell office:value-type="float" office:value="274" calcext:value-type="float">
            <text:p>274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67188" calcext:value-type="float">
            <text:p>2.67188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29.4375" calcext:value-type="float">
            <text:p>29.4375</text:p>
          </table:table-cell>
          <table:table-cell office:value-type="float" office:value="79.7629" calcext:value-type="float">
            <text:p>79.762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4.4" calcext:value-type="float">
            <text:p>14.4</text:p>
          </table:table-cell>
          <table:table-cell office:value-type="float" office:value="100" calcext:value-type="float">
            <text:p>100</text:p>
          </table:table-cell>
          <table:table-cell office:value-type="float" office:value="29.9391" calcext:value-type="float">
            <text:p>29.9391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float" office:value="14.5496" calcext:value-type="float">
            <text:p>14.5496</text:p>
          </table:table-cell>
          <table:table-cell office:value-type="float" office:value="15.3895" calcext:value-type="float">
            <text:p>15.3895</text:p>
          </table:table-cell>
          <table:table-cell office:value-type="float" office:value="148" calcext:value-type="float">
            <text:p>148</text:p>
          </table:table-cell>
          <table:table-cell office:value-type="float" office:value="140.729" calcext:value-type="float">
            <text:p>140.72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" calcext:value-type="float">
            <text:p>184</text:p>
          </table:table-cell>
          <table:table-cell office:value-type="float" office:value="233.745" calcext:value-type="float">
            <text:p>233.745</text:p>
          </table:table-cell>
          <table:table-cell office:value-type="float" office:value="7.39674" calcext:value-type="float">
            <text:p>7.3967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227.951" calcext:value-type="float">
            <text:p>227.951</text:p>
          </table:table-cell>
          <table:table-cell office:value-type="float" office:value="7.30435" calcext:value-type="float">
            <text:p>7.30435</text:p>
          </table:table-cell>
          <table:table-cell office:value-type="float" office:value="0.353261" calcext:value-type="float">
            <text:p>0.3532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J Guptill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127.245" calcext:value-type="float">
            <text:p>127.245</text:p>
          </table:table-cell>
          <table:table-cell office:value-type="float" office:value="2" calcext:value-type="float">
            <text:p>2</text:p>
          </table:table-cell>
          <table:table-cell office:value-type="float" office:value="27.4367" calcext:value-type="float">
            <text:p>27.43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.4367" calcext:value-type="float">
            <text:p>17.4367</text:p>
          </table:table-cell>
          <table:table-cell office:value-type="float" office:value="274" calcext:value-type="float">
            <text:p>274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8087" calcext:value-type="float">
            <text:p>4.8087</text:p>
          </table:table-cell>
          <table:table-cell office:value-type="float" office:value="0.313043" calcext:value-type="float">
            <text:p>0.313043</text:p>
          </table:table-cell>
          <table:table-cell office:value-type="float" office:value="38.1217" calcext:value-type="float">
            <text:p>38.1217</text:p>
          </table:table-cell>
          <table:table-cell office:value-type="float" office:value="82.7482" calcext:value-type="float">
            <text:p>82.7482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9.6" calcext:value-type="float">
            <text:p>19.6</text:p>
          </table:table-cell>
          <table:table-cell office:value-type="float" office:value="100" calcext:value-type="float">
            <text:p>100</text:p>
          </table:table-cell>
          <table:table-cell office:value-type="float" office:value="34.6445" calcext:value-type="float">
            <text:p>34.6445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17.2079" calcext:value-type="float">
            <text:p>17.2079</text:p>
          </table:table-cell>
          <table:table-cell office:value-type="float" office:value="17.4367" calcext:value-type="float">
            <text:p>17.4367</text:p>
          </table:table-cell>
          <table:table-cell office:value-type="float" office:value="148" calcext:value-type="float">
            <text:p>148</text:p>
          </table:table-cell>
          <table:table-cell office:value-type="float" office:value="154.681" calcext:value-type="float">
            <text:p>154.68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" calcext:value-type="float">
            <text:p>184</text:p>
          </table:table-cell>
          <table:table-cell office:value-type="float" office:value="233.745" calcext:value-type="float">
            <text:p>233.745</text:p>
          </table:table-cell>
          <table:table-cell office:value-type="float" office:value="7.39674" calcext:value-type="float">
            <text:p>7.3967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227.951" calcext:value-type="float">
            <text:p>227.951</text:p>
          </table:table-cell>
          <table:table-cell office:value-type="float" office:value="7.30435" calcext:value-type="float">
            <text:p>7.30435</text:p>
          </table:table-cell>
          <table:table-cell office:value-type="float" office:value="0.353261" calcext:value-type="float">
            <text:p>0.3532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DP Or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.388" calcext:value-type="float">
            <text:p>114.388</text:p>
          </table:table-cell>
          <table:table-cell office:value-type="float" office:value="2" calcext:value-type="float">
            <text:p>2</text:p>
          </table:table-cell>
          <table:table-cell office:value-type="float" office:value="20.1432" calcext:value-type="float">
            <text:p>20.1432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14.5432" calcext:value-type="float">
            <text:p>14.5432</text:p>
          </table:table-cell>
          <table:table-cell office:value-type="float" office:value="274" calcext:value-type="float">
            <text:p>274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0833" calcext:value-type="float">
            <text:p>2.70833</text:p>
          </table:table-cell>
          <table:table-cell office:value-type="float" office:value="0.1875" calcext:value-type="float">
            <text:p>0.1875</text:p>
          </table:table-cell>
          <table:table-cell office:value-type="float" office:value="25.0417" calcext:value-type="float">
            <text:p>25.0417</text:p>
          </table:table-cell>
          <table:table-cell office:value-type="float" office:value="95.8533" calcext:value-type="float">
            <text:p>95.85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.6" calcext:value-type="float">
            <text:p>13.6</text:p>
          </table:table-cell>
          <table:table-cell office:value-type="float" office:value="100" calcext:value-type="float">
            <text:p>100</text:p>
          </table:table-cell>
          <table:table-cell office:value-type="float" office:value="27.7885" calcext:value-type="float">
            <text:p>27.7885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office:value-type="float" office:value="13.2453" calcext:value-type="float">
            <text:p>13.2453</text:p>
          </table:table-cell>
          <table:table-cell office:value-type="float" office:value="14.5432" calcext:value-type="float">
            <text:p>14.5432</text:p>
          </table:table-cell>
          <table:table-cell office:value-type="float" office:value="148" calcext:value-type="float">
            <text:p>148</text:p>
          </table:table-cell>
          <table:table-cell office:value-type="float" office:value="134.532" calcext:value-type="float">
            <text:p>134.53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" calcext:value-type="float">
            <text:p>184</text:p>
          </table:table-cell>
          <table:table-cell office:value-type="float" office:value="233.745" calcext:value-type="float">
            <text:p>233.745</text:p>
          </table:table-cell>
          <table:table-cell office:value-type="float" office:value="7.39674" calcext:value-type="float">
            <text:p>7.3967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227.951" calcext:value-type="float">
            <text:p>227.951</text:p>
          </table:table-cell>
          <table:table-cell office:value-type="float" office:value="7.30435" calcext:value-type="float">
            <text:p>7.30435</text:p>
          </table:table-cell>
          <table:table-cell office:value-type="float" office:value="0.353261" calcext:value-type="float">
            <text:p>0.3532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 Broo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.681" calcext:value-type="float">
            <text:p>113.681</text:p>
          </table:table-cell>
          <table:table-cell office:value-type="float" office:value="2" calcext:value-type="float">
            <text:p>2</text:p>
          </table:table-cell>
          <table:table-cell office:value-type="float" office:value="19.3296" calcext:value-type="float">
            <text:p>19.3296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14.5296" calcext:value-type="float">
            <text:p>14.5296</text:p>
          </table:table-cell>
          <table:table-cell office:value-type="float" office:value="274" calcext:value-type="float">
            <text:p>274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42105" calcext:value-type="float">
            <text:p>1.42105</text:p>
          </table:table-cell>
          <table:table-cell office:value-type="float" office:value="0.0526316" calcext:value-type="float">
            <text:p>0.0526316</text:p>
          </table:table-cell>
          <table:table-cell office:value-type="float" office:value="16.2632" calcext:value-type="float">
            <text:p>16.2632</text:p>
          </table:table-cell>
          <table:table-cell office:value-type="float" office:value="65.7447" calcext:value-type="float">
            <text:p>65.744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.8" calcext:value-type="float">
            <text:p>12.8</text:p>
          </table:table-cell>
          <table:table-cell office:value-type="float" office:value="100" calcext:value-type="float">
            <text:p>100</text:p>
          </table:table-cell>
          <table:table-cell office:value-type="float" office:value="27.8806" calcext:value-type="float">
            <text:p>27.8806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13.351" calcext:value-type="float">
            <text:p>13.351</text:p>
          </table:table-cell>
          <table:table-cell office:value-type="float" office:value="14.5296" calcext:value-type="float">
            <text:p>14.5296</text:p>
          </table:table-cell>
          <table:table-cell office:value-type="float" office:value="148" calcext:value-type="float">
            <text:p>148</text:p>
          </table:table-cell>
          <table:table-cell office:value-type="float" office:value="133.01" calcext:value-type="float">
            <text:p>133.0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" calcext:value-type="float">
            <text:p>184</text:p>
          </table:table-cell>
          <table:table-cell office:value-type="float" office:value="233.745" calcext:value-type="float">
            <text:p>233.745</text:p>
          </table:table-cell>
          <table:table-cell office:value-type="float" office:value="7.39674" calcext:value-type="float">
            <text:p>7.3967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227.951" calcext:value-type="float">
            <text:p>227.951</text:p>
          </table:table-cell>
          <table:table-cell office:value-type="float" office:value="7.30435" calcext:value-type="float">
            <text:p>7.30435</text:p>
          </table:table-cell>
          <table:table-cell office:value-type="float" office:value="0.353261" calcext:value-type="float">
            <text:p>0.3532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D Mill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.388" calcext:value-type="float">
            <text:p>114.388</text:p>
          </table:table-cell>
          <table:table-cell office:value-type="float" office:value="2" calcext:value-type="float">
            <text:p>2</text:p>
          </table:table-cell>
          <table:table-cell office:value-type="float" office:value="20.1432" calcext:value-type="float">
            <text:p>20.1432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14.5432" calcext:value-type="float">
            <text:p>14.5432</text:p>
          </table:table-cell>
          <table:table-cell office:value-type="float" office:value="274" calcext:value-type="float">
            <text:p>274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2542" calcext:value-type="float">
            <text:p>1.52542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12.8644" calcext:value-type="float">
            <text:p>12.8644</text:p>
          </table:table-cell>
          <table:table-cell office:value-type="float" office:value="90.7895" calcext:value-type="float">
            <text:p>90.789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.6" calcext:value-type="float">
            <text:p>13.6</text:p>
          </table:table-cell>
          <table:table-cell office:value-type="float" office:value="100" calcext:value-type="float">
            <text:p>100</text:p>
          </table:table-cell>
          <table:table-cell office:value-type="float" office:value="27.7885" calcext:value-type="float">
            <text:p>27.7885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office:value-type="float" office:value="13.2453" calcext:value-type="float">
            <text:p>13.2453</text:p>
          </table:table-cell>
          <table:table-cell office:value-type="float" office:value="14.5432" calcext:value-type="float">
            <text:p>14.5432</text:p>
          </table:table-cell>
          <table:table-cell office:value-type="float" office:value="148" calcext:value-type="float">
            <text:p>148</text:p>
          </table:table-cell>
          <table:table-cell office:value-type="float" office:value="134.532" calcext:value-type="float">
            <text:p>134.53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" calcext:value-type="float">
            <text:p>184</text:p>
          </table:table-cell>
          <table:table-cell office:value-type="float" office:value="233.745" calcext:value-type="float">
            <text:p>233.745</text:p>
          </table:table-cell>
          <table:table-cell office:value-type="float" office:value="7.39674" calcext:value-type="float">
            <text:p>7.3967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227.951" calcext:value-type="float">
            <text:p>227.951</text:p>
          </table:table-cell>
          <table:table-cell office:value-type="float" office:value="7.30435" calcext:value-type="float">
            <text:p>7.30435</text:p>
          </table:table-cell>
          <table:table-cell office:value-type="float" office:value="0.353261" calcext:value-type="float">
            <text:p>0.3532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G Butl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.681" calcext:value-type="float">
            <text:p>113.681</text:p>
          </table:table-cell>
          <table:table-cell office:value-type="float" office:value="2" calcext:value-type="float">
            <text:p>2</text:p>
          </table:table-cell>
          <table:table-cell office:value-type="float" office:value="19.3296" calcext:value-type="float">
            <text:p>19.3296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14.5296" calcext:value-type="float">
            <text:p>14.5296</text:p>
          </table:table-cell>
          <table:table-cell office:value-type="float" office:value="274" calcext:value-type="float">
            <text:p>274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14286" calcext:value-type="float">
            <text:p>1.14286</text:p>
          </table:table-cell>
          <table:table-cell office:value-type="float" office:value="0" calcext:value-type="float">
            <text:p>0</text:p>
          </table:table-cell>
          <table:table-cell office:value-type="float" office:value="11.1429" calcext:value-type="float">
            <text:p>11.1429</text:p>
          </table:table-cell>
          <table:table-cell office:value-type="float" office:value="62.9032" calcext:value-type="float">
            <text:p>62.90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.8" calcext:value-type="float">
            <text:p>12.8</text:p>
          </table:table-cell>
          <table:table-cell office:value-type="float" office:value="100" calcext:value-type="float">
            <text:p>100</text:p>
          </table:table-cell>
          <table:table-cell office:value-type="float" office:value="27.8806" calcext:value-type="float">
            <text:p>27.8806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13.351" calcext:value-type="float">
            <text:p>13.351</text:p>
          </table:table-cell>
          <table:table-cell office:value-type="float" office:value="14.5296" calcext:value-type="float">
            <text:p>14.5296</text:p>
          </table:table-cell>
          <table:table-cell office:value-type="float" office:value="148" calcext:value-type="float">
            <text:p>148</text:p>
          </table:table-cell>
          <table:table-cell office:value-type="float" office:value="133.01" calcext:value-type="float">
            <text:p>133.0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84" calcext:value-type="float">
            <text:p>184</text:p>
          </table:table-cell>
          <table:table-cell office:value-type="float" office:value="233.745" calcext:value-type="float">
            <text:p>233.745</text:p>
          </table:table-cell>
          <table:table-cell office:value-type="float" office:value="7.39674" calcext:value-type="float">
            <text:p>7.3967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227.951" calcext:value-type="float">
            <text:p>227.951</text:p>
          </table:table-cell>
          <table:table-cell office:value-type="float" office:value="7.30435" calcext:value-type="float">
            <text:p>7.30435</text:p>
          </table:table-cell>
          <table:table-cell office:value-type="float" office:value="0.353261" calcext:value-type="float">
            <text:p>0.3532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L Vettor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.388" calcext:value-type="float">
            <text:p>114.388</text:p>
          </table:table-cell>
          <table:table-cell office:value-type="float" office:value="2" calcext:value-type="float">
            <text:p>2</text:p>
          </table:table-cell>
          <table:table-cell office:value-type="float" office:value="20.1432" calcext:value-type="float">
            <text:p>20.1432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14.5432" calcext:value-type="float">
            <text:p>14.5432</text:p>
          </table:table-cell>
          <table:table-cell office:value-type="float" office:value="274" calcext:value-type="float">
            <text:p>274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43662" calcext:value-type="float">
            <text:p>1.43662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15.7606" calcext:value-type="float">
            <text:p>15.7606</text:p>
          </table:table-cell>
          <table:table-cell office:value-type="float" office:value="86.0108" calcext:value-type="float">
            <text:p>86.010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.6" calcext:value-type="float">
            <text:p>13.6</text:p>
          </table:table-cell>
          <table:table-cell office:value-type="float" office:value="100" calcext:value-type="float">
            <text:p>100</text:p>
          </table:table-cell>
          <table:table-cell office:value-type="float" office:value="27.7885" calcext:value-type="float">
            <text:p>27.7885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office:value-type="float" office:value="13.2453" calcext:value-type="float">
            <text:p>13.2453</text:p>
          </table:table-cell>
          <table:table-cell office:value-type="float" office:value="14.5432" calcext:value-type="float">
            <text:p>14.5432</text:p>
          </table:table-cell>
          <table:table-cell office:value-type="float" office:value="148" calcext:value-type="float">
            <text:p>148</text:p>
          </table:table-cell>
          <table:table-cell office:value-type="float" office:value="134.532" calcext:value-type="float">
            <text:p>134.532</text:p>
          </table:table-cell>
          <table:table-cell office:value-type="float" office:value="269" calcext:value-type="float">
            <text:p>2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1:12:14.232348796</meta:creation-date>
    <dc:date>2016-04-17T11:31:32.155575628</dc:date>
    <meta:editing-duration>PT19M18S</meta:editing-duration>
    <meta:editing-cycles>1</meta:editing-cycles>
    <meta:document-statistic meta:table-count="1" meta:cell-count="4368" meta:object-count="0"/>
    <meta:generator>LibreOffice/4.4.6.3$Linux_X86_64 LibreOffice_project/40m0$Build-3</meta:generator>
  </office:meta>
</office:document-meta>
</file>